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1" style:family="table-column">
      <style:table-column-properties fo:break-before="auto" style:column-width="2.286cm"/>
    </style:style>
    <style:style style:name="co2" style:family="table-column">
      <style:table-column-properties fo:break-before="auto" style:column-width="2.223cm"/>
    </style:style>
    <style:style style:name="co16" style:family="table-column">
      <style:table-column-properties fo:break-before="auto" style:column-width="4.034cm"/>
    </style:style>
    <style:style style:name="co17" style:family="table-column">
      <style:table-column-properties fo:break-before="auto" style:column-width="7.027cm"/>
    </style:style>
    <style:style style:name="co18" style:family="table-column">
      <style:table-column-properties fo:break-before="auto" style:column-width="15.106cm"/>
    </style:style>
    <style:style style:name="co6" style:family="table-column">
      <style:table-column-properties fo:break-before="auto" style:column-width="4.023cm"/>
    </style:style>
    <style:style style:name="co7" style:family="table-column">
      <style:table-column-properties fo:break-before="auto" style:column-width="4.925cm"/>
    </style:style>
    <style:style style:name="co8" style:family="table-column">
      <style:table-column-properties fo:break-before="auto" style:column-width="3.44cm"/>
    </style:style>
    <style:style style:name="co9" style:family="table-column">
      <style:table-column-properties fo:break-before="auto" style:column-width="3.043cm"/>
    </style:style>
    <style:style style:name="co10" style:family="table-column">
      <style:table-column-properties fo:break-before="auto" style:column-width="3.276cm"/>
    </style:style>
    <style:style style:name="co11" style:family="table-column">
      <style:table-column-properties fo:break-before="auto" style:column-width="2.037cm"/>
    </style:style>
    <style:style style:name="co12" style:family="table-column">
      <style:table-column-properties fo:break-before="auto" style:column-width="3.782cm"/>
    </style:style>
    <style:style style:name="co13" style:family="table-column">
      <style:table-column-properties fo:break-before="auto" style:column-width="1.64cm"/>
    </style:style>
    <style:style style:name="co14" style:family="table-column">
      <style:table-column-properties fo:break-before="auto" style:column-width="1.773cm"/>
    </style:style>
    <style:style style:name="co19" style:family="table-column">
      <style:table-column-properties fo:break-before="auto" style:column-width="3.2cm"/>
    </style:style>
    <style:style style:name="co20" style:family="table-column">
      <style:table-column-properties fo:break-before="auto" style:column-width="20.378cm"/>
    </style:style>
    <style:style style:name="co15" style:family="table-column">
      <style:table-column-properties fo:break-before="auto" style:column-width="2.258cm"/>
    </style:style>
    <style:style style:name="co22" style:family="table-column">
      <style:table-column-properties fo:break-before="auto" style:column-width="3.967cm"/>
    </style:style>
    <style:style style:name="co23" style:family="table-column">
      <style:table-column-properties fo:break-before="auto" style:column-width="9.148cm"/>
    </style:style>
    <style:style style:name="co24" style:family="table-column">
      <style:table-column-properties fo:break-before="auto" style:column-width="15.434cm"/>
    </style:style>
    <style:style style:name="ro1" style:family="table-row">
      <style:table-row-properties style:row-height="0.981cm" fo:break-before="auto" style:use-optimal-row-height="false"/>
    </style:style>
    <style:style style:name="ro2" style:family="table-row">
      <style:table-row-properties style:row-height="0.998cm" fo:break-before="auto" style:use-optimal-row-height="false"/>
    </style:style>
    <style:style style:name="ro3" style:family="table-row">
      <style:table-row-properties style:row-height="1.397cm" fo:break-before="auto" style:use-optimal-row-height="false"/>
    </style:style>
    <style:style style:name="ro33" style:family="table-row">
      <style:table-row-properties style:row-height="2.274cm" fo:break-before="auto" style:use-optimal-row-height="false"/>
    </style:style>
    <style:style style:name="ro34" style:family="table-row">
      <style:table-row-properties style:row-height="2.808cm" fo:break-before="auto" style:use-optimal-row-height="false"/>
    </style:style>
    <style:style style:name="ro6" style:family="table-row">
      <style:table-row-properties style:row-height="1.462cm" fo:break-before="auto" style:use-optimal-row-height="false"/>
    </style:style>
    <style:style style:name="ro7" style:family="table-row">
      <style:table-row-properties style:row-height="1.363cm" fo:break-before="auto" style:use-optimal-row-height="false"/>
    </style:style>
    <style:style style:name="ro8" style:family="table-row">
      <style:table-row-properties style:row-height="1.755cm" fo:break-before="auto" style:use-optimal-row-height="false"/>
    </style:style>
    <style:style style:name="ro9" style:family="table-row">
      <style:table-row-properties style:row-height="1.494cm" fo:break-before="auto" style:use-optimal-row-height="false"/>
    </style:style>
    <style:style style:name="ro35" style:family="table-row">
      <style:table-row-properties style:row-height="1.041cm" fo:break-before="auto" style:use-optimal-row-height="false"/>
    </style:style>
    <style:style style:name="ro36" style:family="table-row">
      <style:table-row-properties style:row-height="1.533cm" fo:break-before="auto" style:use-optimal-row-height="false"/>
    </style:style>
    <style:style style:name="ro21" style:family="table-row">
      <style:table-row-properties style:row-height="1.508cm" fo:break-before="auto" style:use-optimal-row-height="false"/>
    </style:style>
    <style:style style:name="ro22" style:family="table-row">
      <style:table-row-properties style:row-height="1.614cm" fo:break-before="auto" style:use-optimal-row-height="false"/>
    </style:style>
    <style:style style:name="ro23" style:family="table-row">
      <style:table-row-properties style:row-height="2.408cm" fo:break-before="auto" style:use-optimal-row-height="false"/>
    </style:style>
    <style:style style:name="ro24" style:family="table-row">
      <style:table-row-properties style:row-height="1.429cm" fo:break-before="auto" style:use-optimal-row-height="false"/>
    </style:style>
    <style:style style:name="ro25" style:family="table-row">
      <style:table-row-properties style:row-height="1.879cm" fo:break-before="auto" style:use-optimal-row-height="false"/>
    </style:style>
    <style:style style:name="ro26" style:family="table-row">
      <style:table-row-properties style:row-height="2.355cm" fo:break-before="auto" style:use-optimal-row-height="false"/>
    </style:style>
    <style:style style:name="ro27" style:family="table-row">
      <style:table-row-properties style:row-height="2.037cm" fo:break-before="auto" style:use-optimal-row-height="false"/>
    </style:style>
    <style:style style:name="ro28" style:family="table-row">
      <style:table-row-properties style:row-height="2.111cm" fo:break-before="auto" style:use-optimal-row-height="false"/>
    </style:style>
    <style:style style:name="ro29" style:family="table-row">
      <style:table-row-properties style:row-height="1.455cm" fo:break-before="auto" style:use-optimal-row-height="false"/>
    </style:style>
    <style:style style:name="ro30" style:family="table-row">
      <style:table-row-properties style:row-height="1.588cm" fo:break-before="auto" style:use-optimal-row-height="false"/>
    </style:style>
    <style:style style:name="ro31" style:family="table-row">
      <style:table-row-properties style:row-height="0.45cm" fo:break-before="auto" style:use-optimal-row-height="true"/>
    </style:style>
    <style:style style:name="ro32" style:family="table-row">
      <style:table-row-properties style:row-height="0.452cm" fo:break-before="auto" style:use-optimal-row-height="true"/>
    </style:style>
    <style:style style:name="ro37" style:family="table-row">
      <style:table-row-properties style:row-height="7.572cm" fo:break-before="auto" style:use-optimal-row-height="false"/>
    </style:style>
    <style:style style:name="ro38" style:family="table-row">
      <style:table-row-properties style:row-height="4.071cm" fo:break-before="auto" style:use-optimal-row-height="false"/>
    </style:style>
    <style:style style:name="ro5" style:family="table-row">
      <style:table-row-properties style:row-height="1.072cm" fo:break-before="auto" style:use-optimal-row-height="false"/>
    </style:style>
    <style:style style:name="ro40" style:family="table-row">
      <style:table-row-properties style:row-height="1.136cm" fo:break-before="auto" style:use-optimal-row-height="false"/>
    </style:style>
    <style:style style:name="ro41" style:family="table-row">
      <style:table-row-properties style:row-height="1.656cm" fo:break-before="auto" style:use-optimal-row-height="false"/>
    </style:style>
    <style:style style:name="ro42" style:family="table-row">
      <style:table-row-properties style:row-height="1.371cm" fo:break-before="auto" style:use-optimal-row-height="false"/>
    </style:style>
    <style:style style:name="ro43" style:family="table-row">
      <style:table-row-properties style:row-height="2.372cm" fo:break-before="auto" style:use-optimal-row-height="false"/>
    </style:style>
    <style:style style:name="ro44" style:family="table-row">
      <style:table-row-properties style:row-height="2.025cm" fo:break-before="auto" style:use-optimal-row-height="false"/>
    </style:style>
    <style:style style:name="ro45" style:family="table-row">
      <style:table-row-properties style:row-height="5.135cm" fo:break-before="auto" style:use-optimal-row-height="false"/>
    </style:style>
    <style:style style:name="ro46" style:family="table-row">
      <style:table-row-properties style:row-height="1.685cm" fo:break-before="auto" style:use-optimal-row-height="false"/>
    </style:style>
    <style:style style:name="ro47" style:family="table-row">
      <style:table-row-properties style:row-height="1.72cm" fo:break-before="auto" style:use-optimal-row-height="false"/>
    </style:style>
    <style:style style:name="ro48" style:family="table-row">
      <style:table-row-properties style:row-height="1.824cm" fo:break-before="auto" style:use-optimal-row-height="false"/>
    </style:style>
    <style:style style:name="ro49" style:family="table-row">
      <style:table-row-properties style:row-height="2.632cm" fo:break-before="auto" style:use-optimal-row-height="false"/>
    </style:style>
    <style:style style:name="ro50" style:family="table-row">
      <style:table-row-properties style:row-height="3.579cm" fo:break-before="auto" style:use-optimal-row-height="false"/>
    </style:style>
    <style:style style:name="ro51" style:family="table-row">
      <style:table-row-properties style:row-height="2.351cm" fo:break-before="auto" style:use-optimal-row-height="false"/>
    </style:style>
    <style:style style:name="ta1" style:family="table" style:master-page-name="MasterPage1">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week-of-year/>
    </number:date-style>
    <number:time-style style:name="N61">
      <number:hours number:style="long"/>
      <number:text>:</number:text>
      <number:minutes number:style="long"/>
      <number:text>:</number:text>
      <number:seconds number:style="long"/>
    </number:time-style>
    <style:style style:name="ce102"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4" style:family="table-cell" style:parent-style-name="Default">
      <style:table-cell-properties style:text-align-source="fix" style:repeat-content="false" fo:border="0.74pt solid #000000" style:vertical-align="middle"/>
      <style:paragraph-properties fo:text-align="center" fo:margin-left="0cm"/>
    </style:style>
    <style:style style:name="ce151"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60"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6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16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6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6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16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166"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67" style:family="table-cell" style:parent-style-name="Default" style:data-style-name="N37">
      <style:table-cell-properties style:text-align-source="fix" style:repeat-content="false"/>
      <style:paragraph-properties fo:text-align="center" fo:margin-left="0cm"/>
    </style:style>
    <style:style style:name="ce174"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9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19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02"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06"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09"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10"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11"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19"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21" style:family="table-cell" style:parent-style-name="Default">
      <style:table-cell-properties style:text-align-source="fix" style:repeat-content="false" style:vertical-align="top"/>
      <style:paragraph-properties fo:text-align="center" fo:margin-left="0cm"/>
    </style:style>
    <style:style style:name="ce250"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61"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62"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63" style:family="table-cell" style:parent-style-name="Default">
      <style:table-cell-properties fo:background-color="transparent" fo:border="none" style:vertical-align="middle"/>
      <style:paragraph-properties style:writing-mode="page"/>
      <style:text-properties fo:font-style="normal" fo:font-weight="normal"/>
    </style:style>
    <style:style style:name="ce264"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6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6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67" style:family="table-cell" style:parent-style-name="Default">
      <style:table-cell-properties style:text-align-source="fix" style:repeat-content="false"/>
      <style:paragraph-properties fo:text-align="end" fo:margin-left="0cm"/>
    </style:style>
    <style:style style:name="ce273"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80"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81"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87"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88"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6"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97"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98"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9"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300" style:family="table-cell" style:parent-style-name="Default">
      <style:table-cell-properties fo:border="0.74pt solid #000000"/>
    </style:style>
    <style:style style:name="ce30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02"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304" style:family="table-cell" style:parent-style-name="Default" style:data-style-name="N50"/>
    <style:style style:name="ce305"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07"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308"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09"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310"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31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324"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348"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9"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50"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351"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52"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353"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54"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55"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56"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57"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58"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359"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61"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62"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6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172"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75"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76"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91"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2"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3"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194"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19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96" style:family="table-cell" style:parent-style-name="Default">
      <style:table-cell-properties style:text-align-source="fix" style:repeat-content="false"/>
      <style:paragraph-properties fo:text-align="center" fo:margin-left="0cm"/>
    </style:style>
    <style:style style:name="ce203"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64"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65"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66"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67"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68"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69"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70"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1"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72"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7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74"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7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8"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79"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80"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81"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382"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83"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5"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86"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87" style:family="table-cell" style:parent-style-name="Default">
      <style:table-cell-properties fo:wrap-option="wrap"/>
    </style:style>
    <style:style style:name="ce388"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89"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9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4"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name-complex="Liberation Sans1" style:font-size-complex="12pt"/>
    </style:style>
    <style:style style:name="ce147" style:family="table-cell" style:parent-style-name="Default">
      <style:table-cell-properties style:text-align-source="fix" style:repeat-content="false" fo:border="0.74pt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normal"/>
    </style:style>
    <style:style style:name="ce18" style:family="table-cell" style:parent-style-name="Default" style:data-style-name="N50">
      <style:table-cell-properties style:text-align-source="fix" style:repeat-content="false" style:vertical-align="middle"/>
      <style:paragraph-properties fo:text-align="center" fo:margin-left="0cm"/>
    </style:style>
    <style:style style:name="ce153"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15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name-complex="Arial" style:font-size-complex="12pt"/>
    </style:style>
    <style:style style:name="ce155"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5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157"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158"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normal"/>
    </style:style>
    <style:style style:name="ce15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168" style:family="table-cell" style:parent-style-name="Default" style:data-style-name="N37">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4" style:family="table-cell" style:parent-style-name="Default">
      <style:table-cell-properties style:text-align-source="fix" style:repeat-content="false" fo:border="0.74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171"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73"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0" style:family="table-cell" style:parent-style-name="Default" style:data-style-name="N61">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178" style:family="table-cell" style:parent-style-name="Default">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179"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80"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1" style:family="table-cell" style:parent-style-name="Default" style:data-style-name="N37">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7"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48" style:family="table-cell" style:parent-style-name="Default">
      <style:table-cell-properties fo:wrap-option="wrap" style:vertical-align="middle"/>
      <style:text-properties style:font-name="arial"/>
    </style:style>
    <style:style style:name="ce49" style:family="table-cell" style:parent-style-name="Default">
      <style:text-properties style:font-name="arial"/>
    </style:style>
    <style:style style:name="ce50" style:family="table-cell" style:parent-style-name="Default">
      <style:table-cell-properties fo:background-color="transparent" fo:wrap-option="wrap" fo:border="0.74pt solid #000000"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51" style:family="table-cell" style:parent-style-name="Default">
      <style:table-cell-properties fo:background-color="transparent" fo:border="0.74pt solid #000000"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188" style:family="table-cell" style:parent-style-name="Default">
      <style:table-cell-properties fo:background-color="transparent"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89" style:family="table-cell" style:parent-style-name="Default">
      <style:table-cell-properties fo:background-color="transparent" fo:wrap-option="wrap" fo:border="0.74pt solid #000000"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190" style:family="table-cell" style:parent-style-name="Default">
      <style:table-cell-properties fo:background-color="transparent" fo:border="0.74pt solid #000000" style:vertical-align="middle"/>
      <style:paragraph-properties style:writing-mode="page"/>
      <style:text-properties fo:font-style="normal" fo:font-weight="normal"/>
    </style:style>
    <style:style style:name="ce200" style:family="table-cell" style:parent-style-name="Default">
      <style:table-cell-properties fo:background-color="transparent" fo:wrap-option="wrap" fo:border="0.74pt solid #000000" style:vertical-align="middle"/>
      <style:paragraph-properties style:writing-mode="page"/>
      <style:text-properties fo:font-style="normal" fo:font-weight="normal"/>
    </style:style>
    <style:style style:name="ce204"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font-style="normal" fo:font-weight="normal"/>
    </style:style>
    <style:style style:name="ce205" style:family="table-cell" style:parent-style-name="Default">
      <style:table-cell-properties style:text-align-source="fix" style:repeat-content="false"/>
      <style:paragraph-properties fo:text-align="center" fo:margin-left="0cm"/>
    </style:style>
    <style:style style:name="ce207" style:family="table-cell" style:parent-style-name="Default">
      <style:table-cell-properties fo:border-bottom="0.74pt solid #000000" style:text-align-source="fix" style:repeat-content="false" fo:background-color="transparent" fo:border-left="0.99pt solid #000000" fo:border-right="0.99pt solid #000000" fo:border-top="0.74pt solid #000000" style:vertical-align="top"/>
      <style:paragraph-properties fo:text-align="center" fo:margin-left="0cm" style:writing-mode="page"/>
      <style:text-properties style:font-name="Liberation Sans1" fo:font-size="14pt" fo:font-style="normal" fo:font-weight="bold" style:font-name-asian="Liberation Sans1" style:font-size-asian="14pt" style:font-name-complex="Liberation Sans1" style:font-size-complex="14pt"/>
    </style:style>
    <style:style style:name="ce208" style:family="table-cell" style:parent-style-name="Default">
      <style:table-cell-properties fo:wrap-option="wrap" fo:border="0.74pt solid #000000" style:vertical-align="to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fo:border="0.74pt solid #000000" style:vertical-align="top"/>
      <style:paragraph-properties fo:text-align="justify" fo:margin-left="0cm"/>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14" style:family="table-cell" style:parent-style-name="Default">
      <style:table-cell-properties fo:background-color="transparent"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15" style:family="table-cell" style:parent-style-name="Default">
      <style:table-cell-properties fo:background-color="transparent" fo:wrap-option="wrap" fo:border="0.74pt solid #000000" style:vertical-align="top"/>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66" style:family="table-cell" style:parent-style-name="Default">
      <style:table-cell-properties style:text-align-source="fix" style:repeat-content="false" fo:background-color="transparent" fo:wrap-option="wrap"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67" style:family="table-cell" style:parent-style-name="Default">
      <style:table-cell-properties fo:background-color="transparent" fo:wrap-option="wrap" fo:border="0.74pt solid #000000" style:vertical-align="top"/>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18" style:family="table-cell" style:parent-style-name="Default">
      <style:table-cell-properties fo:background-color="transparent"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20" style:family="table-cell" style:parent-style-name="Default">
      <style:table-cell-properties fo:background-color="transparent" fo:wrap-option="wrap" fo:border="0.74pt solid #000000" style:vertical-align="top"/>
      <style:paragraph-properties style:writing-mode="page"/>
      <style:text-properties style:font-name="Arial" fo:font-size="10.5pt" fo:font-style="normal" fo:font-weight="normal" style:font-name-asian="Arial" style:font-size-asian="10.5pt" style:font-name-complex="Arial" style:font-size-complex="10.5pt"/>
    </style:style>
    <style:style style:name="ce222" style:family="table-cell" style:parent-style-name="Default">
      <style:table-cell-properties fo:background-color="transparent" fo:border="0.74pt solid #000000" style:vertical-align="top"/>
      <style:paragraph-properties style:writing-mode="page"/>
      <style:text-properties fo:font-style="normal" fo:font-weight="normal"/>
    </style:style>
    <style:style style:name="ce223" style:family="table-cell" style:parent-style-name="Default" style:data-style-name="N61">
      <style:table-cell-properties style:text-align-source="fix" style:repeat-content="false" fo:background-color="transparent" fo:border="none" style:vertical-align="top"/>
      <style:paragraph-properties fo:text-align="center" fo:margin-left="0cm" style:writing-mode="page"/>
      <style:text-properties style:font-name="Arial" fo:font-size="10.5pt" fo:font-style="normal" fo:font-weight="normal" style:font-name-asian="Arial" style:font-size-asian="10.5pt" style:font-name-complex="Arial" style:font-size-complex="10.5pt"/>
    </style:style>
    <style:style style:name="ce224" style:family="table-cell" style:parent-style-name="Default">
      <style:table-cell-properties style:text-align-source="fix" style:repeat-content="false" fo:background-color="transparent" fo:border="none" style:vertical-align="top"/>
      <style:paragraph-properties fo:text-align="center" fo:margin-left="0cm" style:writing-mode="page"/>
      <style:text-properties fo:font-style="normal" fo:font-weight="normal"/>
    </style:style>
    <style:style style:name="ce225" style:family="table-cell" style:parent-style-name="Default">
      <style:table-cell-properties style:text-align-source="fix" style:repeat-content="false" style:vertical-align="top"/>
      <style:paragraph-properties fo:text-align="center" fo:margin-left="0cm"/>
    </style:style>
    <style:style style:name="ce75" style:family="table-cell" style:parent-style-name="Default">
      <style:table-cell-properties fo:border-bottom="0.74pt solid #000000" fo:background-color="transparent" fo:border-left="none" fo:padding-bottom="0.035cm" fo:padding-left="0.035cm" fo:padding-right="0.15cm" fo:padding-top="0.035cm" fo:border-right="none"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76"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77" style:family="table-cell" style:parent-style-name="Default">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8"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79"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0" style:family="table-cell" style:parent-style-name="Default" style:data-style-name="N61">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1" style:family="table-cell" style:parent-style-name="Default" style:data-style-name="N61">
      <style:table-cell-properties style:text-align-source="fix" style:repeat-content="false" fo:background-color="transparent" fo:wrap-option="wrap" fo:border="0.74pt solid #000000" fo:padding-bottom="0.035cm" fo:padding-left="0.035cm" fo:padding-right="0.15cm" fo:padding-top="0.035cm"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82"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end" fo:margin-left="0cm" style:writing-mode="page"/>
      <style:text-properties fo:font-style="normal" fo:font-weight="normal"/>
    </style:style>
    <style:style style:name="ce83"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84" style:family="table-cell" style:parent-style-name="Default">
      <style:table-cell-properties fo:background-color="transparent" fo:border="none" fo:padding-bottom="0.035cm" fo:padding-left="0.035cm" fo:padding-right="0.15cm" fo:padding-top="0.035cm" style:vertical-align="middle"/>
      <style:paragraph-properties style:writing-mode="page"/>
      <style:text-properties fo:font-style="normal" fo:font-weight="normal"/>
    </style:style>
    <style:style style:name="ce85" style:family="table-cell" style:parent-style-name="Default">
      <style:table-cell-properties fo:padding-bottom="0.035cm" fo:padding-left="0.035cm" fo:padding-right="0.15cm" fo:padding-top="0.035cm"/>
    </style:style>
    <style:style style:name="ce86" style:family="table-cell" style:parent-style-name="Default">
      <style:table-cell-properties fo:border-bottom="0.74pt solid #000000" fo:background-color="transparent" fo:border-left="none" fo:padding-bottom="0.035cm" fo:padding-left="0.035cm" fo:padding-right="0.15cm" fo:padding-top="0.035cm" fo:border-right="0.74pt solid #000000" fo:border-top="0.74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87" style:family="table-cell" style:parent-style-name="Default">
      <style:table-cell-properties style:text-align-source="fix" style:repeat-content="false" fo:background-color="transparent" fo:border="0.74pt solid #000000" fo:padding-bottom="0.035cm" fo:padding-left="0.035cm" fo:padding-right="0.15cm" fo:padding-top="0.035cm"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88" style:family="table-cell" style:parent-style-name="Default" style:data-style-name="N61">
      <style:table-cell-properties fo:background-color="transparent" fo:border="0.74pt solid #000000" fo:padding-bottom="0.035cm" fo:padding-left="0.035cm" fo:padding-right="0.15cm" fo:padding-top="0.035cm"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40"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1" style:family="table-cell" style:parent-style-name="Default" style:data-style-name="N2">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2" style:family="table-cell" style:parent-style-name="Default" style:data-style-name="N2">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43" style:family="table-cell" style:parent-style-name="Default" style:data-style-name="N2">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244" style:family="table-cell" style:parent-style-name="Default">
      <style:table-cell-properties fo:background-color="transparent" fo:border="none" style:vertical-align="middle"/>
      <style:paragraph-properties style:writing-mode="page"/>
      <style:text-properties fo:font-style="normal" fo:font-weight="normal"/>
    </style:style>
    <style:style style:name="ce245"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246" style:family="table-cell" style:parent-style-name="Default" style:data-style-name="N61">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247"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font-style="normal" fo:font-weight="normal"/>
    </style:style>
    <style:style style:name="ce248" style:family="table-cell" style:parent-style-name="Default">
      <style:table-cell-properties style:text-align-source="fix" style:repeat-content="false"/>
      <style:paragraph-properties fo:text-align="end" fo:margin-left="0cm"/>
    </style:style>
    <style:style style:name="ce249"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126" style:family="table-cell" style:parent-style-name="Default" style:data-style-name="N2">
      <style:table-cell-properties style:text-align-source="fix" style:repeat-content="false" fo:background-color="transparent" fo:border="0.74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52" style:family="table-cell" style:parent-style-name="Default" style:data-style-name="N61">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253" style:family="table-cell" style:parent-style-name="Default" style:data-style-name="N61">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54"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style:font-name="Arial" fo:font-size="10.5pt" fo:font-style="normal" fo:font-weight="normal" style:font-name-asian="Arial" style:font-size-asian="10.5pt" style:font-name-complex="Arial" style:font-size-complex="10.5pt"/>
    </style:style>
    <style:style style:name="ce255" style:family="table-cell" style:parent-style-name="Default" style:data-style-name="N2">
      <style:table-cell-properties fo:background-color="transparent" fo:border="none" style:vertical-align="middle"/>
      <style:paragraph-properties style:writing-mode="page"/>
      <style:text-properties fo:color="#000000" style:font-name="Arial" fo:font-size="13pt" fo:font-style="normal" fo:font-weight="bold" style:font-name-asian="Arial" style:font-size-asian="13pt" style:font-name-complex="Arial" style:font-size-complex="13pt"/>
    </style:style>
    <style:style style:name="ce256" style:family="table-cell" style:parent-style-name="Default" style:data-style-name="N61">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3"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3" style:family="table-cell" style:parent-style-name="Default" style:data-style-name="N2">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187" style:family="table-cell" style:parent-style-name="Default" style:data-style-name="N2">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96" style:family="table-cell" style:parent-style-name="Default" style:data-style-name="N2">
      <style:table-cell-properties fo:background-color="transparent" fo:border="0.99pt solid #000000"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4" style:family="table-cell" style:parent-style-name="Default">
      <style:table-cell-properties style:text-align-source="fix" style:repeat-content="false" fo:background-color="transparent" fo:border="0.99pt solid #000000"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269"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270" style:family="table-cell" style:parent-style-name="Default">
      <style:table-cell-properties fo:background-color="transparent"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27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2" style:family="table-cell" style:parent-style-name="Default" style:data-style-name="N50">
      <style:table-cell-properties style:text-align-source="fix" style:repeat-content="false" fo:background-color="transparent" fo:border="0.74pt solid #000000" style:vertical-align="middle"/>
      <style:paragraph-properties fo:text-align="center" style:writing-mode="page"/>
      <style:text-properties style:font-name="Liberation Sans1" fo:font-size="12pt" fo:font-style="normal" fo:font-weight="bold" style:font-name-asian="Liberation Sans1" style:font-size-asian="12pt" style:font-name-complex="Liberation Sans1" style:font-size-complex="12pt"/>
    </style:style>
    <style:style style:name="ce274" style:family="table-cell" style:parent-style-name="Default">
      <style:table-cell-properties fo:border="0.74pt solid #000000"/>
    </style:style>
    <style:style style:name="ce275"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76" style:family="table-cell" style:parent-style-name="Default" style:data-style-name="N50">
      <style:table-cell-properties fo:border-bottom="0.99pt solid #999999" fo:background-color="transparent" fo:border-left="0.99pt solid #000000" fo:border-right="0.99pt solid #000000" fo:border-top="0.99pt solid #999999" style:vertical-align="middle"/>
      <style:paragraph-properties style:writing-mode="page"/>
      <style:text-properties fo:font-style="normal" fo:font-weight="normal"/>
    </style:style>
    <style:style style:name="ce277" style:family="table-cell" style:parent-style-name="Default" style:data-style-name="N50"/>
    <style:style style:name="ce278" style:family="table-cell" style:parent-style-name="Default" style:data-style-name="N37">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279"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8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weight-asian="bold" style:font-name-complex="Liberation Sans1" style:font-size-complex="10pt" style:font-weight-complex="bold"/>
    </style:style>
    <style:style style:name="ce283"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28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weight-asian="bold" style:font-name-complex="Arial" style:font-size-complex="10.5pt" style:font-weight-complex="bold"/>
    </style:style>
    <style:style style:name="ce28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weight-asian="bold" style:font-name-complex="Arial" style:font-size-complex="10.5pt" style:font-weight-complex="bold"/>
    </style:style>
    <style:style style:name="ce286"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weight-asian="bold" style:font-weight-complex="bold"/>
    </style:style>
    <style:style style:name="ce289"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weight-asian="bold" style:font-weight-complex="bold"/>
    </style:style>
    <style:style style:name="ce290" style:family="table-cell" style:parent-style-name="Default" style:data-style-name="N37">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91"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29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weight-asian="bold" style:font-name-complex="Arial" style:font-size-complex="12pt" style:font-weight-complex="bold"/>
    </style:style>
    <style:style style:name="ce293" style:family="table-cell" style:parent-style-name="Default">
      <style:table-cell-properties style:text-align-source="fix" style:repeat-content="false" fo:background-color="transparent" fo:border="0.74pt solid #000000" style:vertical-align="top"/>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294" style:family="table-cell" style:parent-style-name="Default">
      <style:table-cell-properties fo:background-color="transparent" fo:border="none" style:vertical-align="middl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295" style:family="table-cell" style:parent-style-name="Default">
      <style:table-cell-properties style:text-align-source="fix" style:repeat-content="false" fo:background-color="transparent" fo:border="none" style:vertical-align="middle"/>
      <style:paragraph-properties fo:text-align="center" fo:margin-left="0cm" style:writing-mode="page"/>
      <style:text-properties fo:color="#000000" style:font-name="Arial" fo:font-size="13pt" fo:font-style="normal" fo:font-weight="bold" style:font-name-asian="Arial" style:font-size-asian="13pt" style:font-name-complex="Arial" style:font-size-complex="13pt"/>
    </style:style>
    <style:style style:name="ce303" style:family="table-cell" style:parent-style-name="Default">
      <style:table-cell-properties style:text-align-source="fix" style:repeat-content="false" fo:background-color="transparent" fo:wrap-option="wrap"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1"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fo:color="#000000" style:font-name="Arial" fo:font-size="10.5pt" fo:font-style="normal" fo:font-weight="normal" style:font-name-asian="Arial" style:font-size-asian="10.5pt" style:font-name-complex="Arial" style:font-size-complex="10.5pt"/>
    </style:style>
    <style:style style:name="ce312" style:family="table-cell" style:parent-style-name="Default">
      <style:table-cell-properties style:text-align-source="fix" style:repeat-content="false" fo:background-color="transparent"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3" style:family="table-cell" style:parent-style-name="Default" style:data-style-name="N61">
      <style:table-cell-properties style:text-align-source="fix" style:repeat-content="false" fo:background-color="transparent" fo:wrap-option="wrap" fo:border="none" style:vertical-align="middle"/>
      <style:paragraph-properties fo:text-align="end" fo:margin-left="0cm" style:writing-mode="page"/>
      <style:text-properties style:font-name="Arial" fo:font-size="10.5pt" fo:font-style="normal" fo:font-weight="normal" style:font-name-asian="Arial" style:font-size-asian="10.5pt" style:font-name-complex="Arial" style:font-size-complex="10.5pt"/>
    </style:style>
    <style:style style:name="ce314" style:family="table-cell" style:parent-style-name="Default">
      <style:table-cell-properties fo:background-color="transparent" fo:border="none" style:vertical-align="middle"/>
      <style:paragraph-properties style:writing-mode="page"/>
      <style:text-properties style:font-name="Arial" fo:font-size="10.5pt" fo:font-style="normal" fo:font-weight="normal" style:font-name-asian="Arial" style:font-size-asian="10.5pt" style:font-name-complex="Arial" style:font-size-complex="10.5pt"/>
    </style:style>
    <style:style style:name="ce315"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3pt" fo:font-style="normal" fo:font-weight="bold" style:font-name-asian="Arial" style:font-size-asian="13pt" style:font-name-complex="Arial" style:font-size-complex="13pt"/>
    </style:style>
    <style:style style:name="ce316"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3pt" fo:font-style="normal" fo:font-weight="bold" style:font-name-asian="Liberation Sans1" style:font-size-asian="13pt" style:font-name-complex="Liberation Sans1" style:font-size-complex="13pt"/>
    </style:style>
    <style:style style:name="ce317" style:family="table-cell" style:parent-style-name="Default" style:data-style-name="N2">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19" style:family="table-cell" style:parent-style-name="Default">
      <style:table-cell-properties style:text-align-source="fix" style:repeat-content="false" fo:background-color="transparent" fo:border="none" style:vertical-align="middle"/>
      <style:paragraph-properties fo:text-align="center" style:writing-mode="page"/>
      <style:text-properties style:font-name="Liberation Sans1" fo:font-size="10.5pt" fo:font-style="normal" fo:font-weight="bold" style:font-name-asian="Liberation Sans1" style:font-size-asian="10.5pt" style:font-name-complex="Liberation Sans1" style:font-size-complex="10.5pt"/>
    </style:style>
    <style:style style:name="ce320"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Arial" fo:font-size="10.5pt" fo:font-style="normal" fo:font-weight="bold" style:font-name-asian="Arial" style:font-size-asian="10.5pt" style:font-name-complex="Arial" style:font-size-complex="10.5pt"/>
    </style:style>
    <style:style style:name="ce321" style:family="table-cell" style:parent-style-name="Default" style:data-style-name="N50">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2" style:family="table-cell" style:parent-style-name="Default" style:data-style-name="N50">
      <style:table-cell-properties style:text-align-source="fix" style:repeat-content="false" fo:background-color="transparent" fo:border="0.74pt solid #000000" style:vertical-align="middle"/>
      <style:paragraph-properties fo:text-align="center" fo:margin-left="0cm" style:writing-mode="page"/>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323"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25"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326"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27"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28" style:family="table-cell" style:parent-style-name="Default" style:data-style-name="N50">
      <style:table-cell-properties fo:border-bottom="0.99pt solid #999999" style:text-align-source="fix" style:repeat-content="false" fo:background-color="transparent" fo:border-left="0.99pt solid #000000" fo:border-right="0.99pt solid #000000" fo:border-top="0.99pt solid #999999"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29" style:family="table-cell" style:parent-style-name="Default" style:data-style-name="N50">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330" style:family="table-cell" style:parent-style-name="Default" style:data-style-name="N37">
      <style:table-cell-properties fo:border-bottom="0.74pt solid #000000" style:text-align-source="fix" style:repeat-content="false" fo:background-color="transparent" fo:wrap-option="wrap" fo:border-left="none" fo:border-right="none" fo:border-top="0.74pt solid #000000" style:vertical-align="middle"/>
      <style:paragraph-properties fo:text-align="center" fo:margin-left="0cm" style:writing-mode="page"/>
      <style:text-properties fo:color="#000000" style:font-name="Liberation Sans1" fo:font-size="10pt" fo:font-style="normal" fo:font-weight="bold" style:font-name-asian="Liberation Sans1" style:font-size-asian="10pt" style:font-style-asian="normal" style:font-weight-asian="bold" style:font-name-complex="Liberation Sans1" style:font-size-complex="10pt" style:font-style-complex="normal" style:font-weight-complex="bold"/>
    </style:style>
    <style:style style:name="ce331"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ce332" style:family="table-cell" style:parent-style-name="Default" style:data-style-name="N37">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3"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color="#000000"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4"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style:font-name="Arial"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ce335" style:family="table-cell" style:parent-style-name="Default" style:data-style-name="N37">
      <style:table-cell-properties style:text-align-source="fix" style:repeat-content="false" fo:background-color="transparent" fo:border="0.74pt solid #000000"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6" style:family="table-cell" style:parent-style-name="Default" style:data-style-name="N37">
      <style:table-cell-properties style:text-align-source="fix" style:repeat-content="false" fo:background-color="transparent" fo:border="none" style:vertical-align="middle"/>
      <style:paragraph-properties fo:text-align="center" fo:margin-left="0cm" style:writing-mode="page"/>
      <style:text-properties fo:font-style="normal" fo:font-weight="bold" style:font-style-asian="normal" style:font-weight-asian="bold" style:font-style-complex="normal" style:font-weight-complex="bold"/>
    </style:style>
    <style:style style:name="ce337" style:family="table-cell" style:parent-style-name="Default" style:data-style-name="N37">
      <style:table-cell-properties style:text-align-source="fix" style:repeat-content="false" style:vertical-align="middle"/>
      <style:paragraph-properties fo:text-align="center" fo:margin-left="0cm"/>
      <style:text-properties fo:font-style="normal" fo:font-weight="bold" style:font-style-asian="normal" style:font-weight-asian="bold" style:font-style-complex="normal" style:font-weight-complex="bold"/>
    </style:style>
    <style:style style:name="ce338" style:family="table-cell" style:parent-style-name="Default" style:data-style-name="N61">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Liberation Sans1" fo:font-size="13pt" fo:font-style="normal" fo:font-weight="normal" style:font-name-asian="Liberation Sans1" style:font-size-asian="13pt" style:font-weight-asian="normal" style:font-name-complex="Liberation Sans1" style:font-size-complex="13pt" style:font-weight-complex="normal"/>
    </style:style>
    <style:style style:name="ce33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writing-mode="page"/>
      <style:text-properties fo:color="#000000" style:font-name="arial" fo:font-size="10.5pt" fo:font-style="normal" fo:font-weight="normal" style:font-name-asian="Arial" style:font-size-asian="10.5pt" style:font-name-complex="Arial" style:font-size-complex="10.5pt"/>
    </style:style>
    <style:style style:name="ce340" style:family="table-cell" style:parent-style-name="Default">
      <style:table-cell-properties style:text-align-source="fix" style:repeat-content="false" fo:background-color="transparent" fo:border="0.74pt solid #000000" style:vertical-align="middle"/>
      <style:paragraph-properties fo:text-align="start" style:writing-mode="page"/>
      <style:text-properties fo:color="#000000" style:font-name="Arial" fo:font-size="10.5pt" fo:font-style="normal" fo:font-weight="normal" style:font-name-asian="Arial" style:font-size-asian="10.5pt" style:font-name-complex="Arial" style:font-size-complex="10.5pt"/>
    </style:style>
    <style:style style:name="ce341" style:family="table-cell" style:parent-style-name="Default">
      <style:table-cell-properties fo:wrap-option="wrap" fo:border="0.74pt solid #000000" style:vertical-align="top"/>
      <style:text-properties style:text-outline="false" style:text-line-through-style="none" style:text-line-through-type="none" style:font-name="Arial" fo:font-size="10.5pt" fo:language="de" fo:country="DE" fo:text-shadow="none" style:text-underline-style="none"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data-style-name="N61">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3" style:family="table-cell" style:parent-style-name="Default" style:data-style-name="N2">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44" style:family="table-cell" style:parent-style-name="Default" style:data-style-name="N2">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5" style:family="table-cell" style:parent-style-name="Default">
      <style:table-cell-properties fo:wrap-option="wrap"/>
    </style:style>
    <style:style style:name="ce346"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0.5pt" fo:font-style="normal" fo:font-weight="normal" style:font-name-asian="Arial" style:font-size-asian="10.5pt" style:font-name-complex="Arial" style:font-size-complex="10.5pt"/>
    </style:style>
    <style:style style:name="ce347" style:family="table-cell" style:parent-style-name="Default">
      <style:table-cell-properties fo:background-color="transparent" fo:wrap-option="wrap" fo:border="none" style:vertical-align="middle"/>
      <style:paragraph-properties style:writing-mode="page"/>
      <style:text-properties fo:color="#000000" style:font-name="Arial" fo:font-size="10.5pt" fo:font-style="normal" fo:font-weight="normal" style:font-name-asian="Arial" style:font-size-asian="10.5pt" style:font-name-complex="Arial" style:font-size-complex="10.5pt"/>
    </style:style>
    <style:style style:name="ce360"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T1" style:family="text">
      <style:text-properties fo:color="#000000" loext:opacity="100%" fo:font-size="12pt" fo:font-style="normal" style:text-underline-style="none" fo:font-weight="bold"/>
    </style:style>
    <style:style style:name="T2" style:family="text">
      <style:text-properties fo:color="#000000" loext:opacity="100%" fo:font-size="13pt" fo:font-style="normal" style:text-underline-style="none" fo:font-weight="bold"/>
    </style:style>
    <style:style style:name="T8" style:family="text">
      <style:text-properties fo:color="#000000" loext:opacity="100%"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Arial" fo:font-size="10.5pt" fo:language="de" fo:country="DE" fo:font-style="normal" fo:text-shadow="none" style:text-underline-style="none" fo:font-weight="normal" style:text-underline-mode="continuous" style:text-overline-mode="continuous" style:text-line-through-mode="continuous" style:font-name-asian="Arial" style:font-size-asian="10.5pt" style:language-asian="zh" style:country-asian="CN"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fo:font-size="12pt" fo:font-weight="bold" style:text-underline-style="none" style:text-underline-color="font-color" fo:font-style="normal"/>
    </style:style>
    <style:style style:name="T7" style:family="text">
      <style:text-properties fo:color="#000000" fo:font-size="13pt" fo:font-weight="bold" style:text-underline-style="none" style:text-underline-color="font-color" fo:font-style="normal"/>
    </style:style>
    <style:style style:name="T10"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ize="10pt" fo:font-weight="bold" style:text-underline-style="none" style:text-underline-color="font-color"/>
    </style:style>
    <style:style style:name="T14" style:family="text">
      <style:text-properties fo:color="#000000" fo:font-size="10pt" fo:font-weight="bold" style:text-underline-style="none" style:text-underline-color="font-color" fo:font-style="normal"/>
    </style:style>
    <style:style style:name="T15" style:family="text">
      <style:text-properties fo:color="#000000"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style>
    <style:style style:name="T16" style:family="text">
      <style:text-properties fo:color="#000000" style:font-name="Arial"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ial"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Projektjournal" table:style-name="ta1">
        <table:table-column table:style-name="co1" table:default-cell-style-name="ce18"/>
        <table:table-column table:style-name="co2" table:default-cell-style-name="ce168"/>
        <table:table-column table:style-name="co22" table:default-cell-style-name="ce31"/>
        <table:table-column table:style-name="co23" table:default-cell-style-name="ce205"/>
        <table:table-column table:style-name="co24" table:default-cell-style-name="ce225"/>
        <table:table-column table:style-name="co6" table:default-cell-style-name="ce85"/>
        <table:table-column table:style-name="co7" table:default-cell-style-name="ce85"/>
        <table:table-column table:style-name="co8" table:default-cell-style-name="ce248"/>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1"/>
          <table:table-cell table:style-name="ce153"/>
          <table:table-cell/>
          <table:table-cell table:style-name="ce30" office:value-type="string" calcext:value-type="string" table:number-columns-spanned="3" table:number-rows-spanned="1">
            <text:p>Website2Book – Projektjournal</text:p>
          </table:table-cell>
          <table:covered-table-cell table:style-name="ce207"/>
          <table:covered-table-cell table:style-name="ce75"/>
          <table:table-cell table:style-name="ce86"/>
          <table:table-cell table:style-name="ce240"/>
          <table:table-cell table:style-name="ce249" office:value-type="string" calcext:value-type="string" table:number-columns-spanned="2" table:number-rows-spanned="1">
            <text:p>Stunden als Dezimalzahl</text:p>
          </table:table-cell>
          <table:covered-table-cell table:style-name="ce241"/>
          <table:table-cell table:number-columns-repeated="2"/>
          <table:table-cell table:style-name="ce241"/>
          <table:table-cell table:style-name="ce255"/>
          <table:table-cell table:style-name="ce249" office:value-type="string" calcext:value-type="string" table:number-columns-spanned="3" table:number-rows-spanned="1">
            <text:p>Stunden-Summen</text:p>
          </table:table-cell>
          <table:covered-table-cell table:number-columns-repeated="2" table:style-name="ce96"/>
          <table:table-cell table:style-name="ce269"/>
          <table:table-cell table:style-name="ce187" table:number-columns-repeated="3"/>
          <table:table-cell table:style-name="ce244" table:number-columns-repeated="2"/>
          <table:table-cell table:style-name="ce270" table:number-columns-repeated="20"/>
          <table:table-cell table:style-name="ce244" table:number-columns-repeated="981"/>
        </table:table-row>
        <table:table-row table:style-name="ro2">
          <table:table-cell table:style-name="ce4" office:value-type="string" calcext:value-type="string">
            <text:p>Sprint</text:p>
          </table:table-cell>
          <table:table-cell table:style-name="ce154" office:value-type="string" calcext:value-type="string">
            <text:p><text:span text:style-name="T6">Datum</text:span></text:p>
          </table:table-cell>
          <table:table-cell table:style-name="ce34" office:value-type="string" calcext:value-type="string">
            <text:p>Ereignis</text:p>
          </table:table-cell>
          <table:table-cell table:style-name="ce178" office:value-type="string" calcext:value-type="string">
            <text:p><text:span text:style-name="T7">Titel</text:span></text:p>
          </table:table-cell>
          <table:table-cell table:style-name="ce178" office:value-type="string" calcext:value-type="string">
            <text:p><text:span text:style-name="T7">Beschreibung</text:span></text:p>
          </table:table-cell>
          <table:table-cell table:style-name="ce76" office:value-type="string" calcext:value-type="string">
            <text:p><text:span text:style-name="T7">Wer</text:span></text:p>
          </table:table-cell>
          <table:table-cell table:style-name="ce87" office:value-type="string" calcext:value-type="string">
            <text:p><text:span text:style-name="T7">In Stunden</text:span></text:p>
          </table:table-cell>
          <table:table-cell table:style-name="ce241"/>
          <table:table-cell table:style-name="ce178" office:value-type="string" calcext:value-type="string">
            <text:p><text:span text:style-name="T7">Luca</text:span></text:p>
          </table:table-cell>
          <table:table-cell table:style-name="ce178" office:value-type="string" calcext:value-type="string">
            <text:p><text:span text:style-name="T7">Max</text:span></text:p>
          </table:table-cell>
          <table:table-cell table:number-columns-repeated="3"/>
          <table:table-cell table:style-name="ce256"/>
          <table:table-cell table:style-name="ce23" office:value-type="string" calcext:value-type="string">
            <text:p><text:span text:style-name="T13">Luca</text:span></text:p>
          </table:table-cell>
          <table:table-cell table:style-name="ce24" office:value-type="string" calcext:value-type="string">
            <text:p><text:span text:style-name="T14">Max</text:span></text:p>
          </table:table-cell>
          <table:table-cell table:style-name="ce24" office:value-type="string" calcext:value-type="string">
            <text:p><text:span text:style-name="T14">Gesamt</text:span></text:p>
          </table:table-cell>
          <table:table-cell/>
          <table:table-cell table:style-name="ce244" table:number-columns-repeated="5"/>
          <table:table-cell table:style-name="ce270" table:number-columns-repeated="20"/>
          <table:table-cell table:style-name="ce244" table:number-columns-repeated="981"/>
        </table:table-row>
        <table:table-row table:style-name="ro3">
          <table:table-cell table:style-name="ce147" office:value-type="float" office:value="0" calcext:value-type="float">
            <text:p>0</text:p>
          </table:table-cell>
          <table:table-cell table:style-name="ce155" office:value-type="date" office:date-value="2024-02-07" calcext:value-type="date">
            <text:p>07.02.24</text:p>
          </table:table-cell>
          <table:table-cell table:style-name="ce171" office:value-type="string" calcext:value-type="string">
            <text:p>SPRINT 0</text:p>
          </table:table-cell>
          <table:table-cell table:style-name="ce179" office:value-type="string" calcext:value-type="string">
            <text:p>Request Bug Fix #1</text:p>
          </table:table-cell>
          <table:table-cell table:style-name="ce208" office:value-type="string" calcext:value-type="string">
            <text:p>Request Header für Website bearbeitet &amp; vorläufige Lösung für Serversysteme wie „novelbin.me“ gelöst. Problem bei: Falsch Kodierter Text(kein UTF-8), da identify dafür benutzt wurde.</text:p>
          </table:table-cell>
          <table:table-cell table:style-name="ce77" office:value-type="string" calcext:value-type="string">
            <text:p>luca</text:p>
          </table:table-cell>
          <table:table-cell table:style-name="ce88" office:value-type="time" office:time-value="PT02H45M00S" calcext:value-type="time">
            <text:p>02:45:00</text:p>
          </table:table-cell>
          <table:table-cell table:style-name="ce241"/>
          <table:table-cell table:style-name="ce126" table:formula="of:=(IF(OR(ISNUMBER(SEARCH(&quot;Team&quot;; [.F3]));ISNUMBER(SEARCH(&quot;Luca&quot;; [.F3]))); [.G3]; 0)) * 24" office:value-type="float" office:value="2.75" calcext:value-type="float">
            <text:p>2,75</text:p>
          </table:table-cell>
          <table:table-cell table:style-name="ce126" table:formula="of:=(IF(OR(ISNUMBER(SEARCH(&quot;Team&quot;; [.F3]));ISNUMBER(SEARCH(&quot;Max&quot;; [.F3]))); [.G3]; 0)) * 24" office:value-type="float" office:value="0" calcext:value-type="float">
            <text:p>0,00</text:p>
          </table:table-cell>
          <table:table-cell table:number-columns-repeated="3"/>
          <table:table-cell table:style-name="ce242"/>
          <table:table-cell table:style-name="ce33" table:formula="of:=SUM([.I3:.I99])" office:value-type="float" office:value="115.75" calcext:value-type="float">
            <text:p>115,75</text:p>
          </table:table-cell>
          <table:table-cell table:style-name="ce33" table:formula="of:=SUM([.J3:.J155])" office:value-type="float" office:value="39.5" calcext:value-type="float">
            <text:p>39,50</text:p>
          </table:table-cell>
          <table:table-cell table:style-name="ce33" table:formula="of:=SUM([.O3:.P3])" office:value-type="float" office:value="155.25" calcext:value-type="float">
            <text:p>155,25</text:p>
          </table:table-cell>
          <table:table-cell/>
          <table:table-cell table:style-name="ce244" table:number-columns-repeated="5"/>
          <table:table-cell table:style-name="ce270" table:number-columns-repeated="20"/>
          <table:table-cell table:style-name="ce244" table:number-columns-repeated="981"/>
        </table:table-row>
        <table:table-row table:style-name="ro40">
          <table:table-cell table:style-name="ce147" office:value-type="float" office:value="0" calcext:value-type="float">
            <text:p>0</text:p>
          </table:table-cell>
          <table:table-cell table:style-name="ce155" office:value-type="date" office:date-value="2024-02-08" calcext:value-type="date">
            <text:p>08.02.24</text:p>
          </table:table-cell>
          <table:table-cell table:style-name="ce171" office:value-type="string" calcext:value-type="string">
            <text:p>SPRINT 0</text:p>
          </table:table-cell>
          <table:table-cell table:style-name="ce179" office:value-type="string" calcext:value-type="string">
            <text:p>Request Bug Fix #2</text:p>
          </table:table-cell>
          <table:table-cell table:style-name="ce208" office:value-type="string" calcext:value-type="string">
            <text:p>Bug bei Lösung für falscher Kodierung aufgetreten(immer noch „novelbin.me“). Habe aber den Bug fixen können.</text:p>
          </table:table-cell>
          <table:table-cell table:style-name="ce77" office:value-type="string" calcext:value-type="string">
            <text:p>luca</text:p>
          </table:table-cell>
          <table:table-cell table:style-name="ce88" office:value-type="time" office:time-value="PT01H30M00S" calcext:value-type="time">
            <text:p>01:30:00</text:p>
          </table:table-cell>
          <table:table-cell table:style-name="ce242"/>
          <table:table-cell table:style-name="ce126" table:formula="of:=(IF(OR(ISNUMBER(SEARCH(&quot;Team&quot;; [.F4]));ISNUMBER(SEARCH(&quot;Luca&quot;; [.F4]))); [.G4]; 0)) * 24" office:value-type="float" office:value="1.5" calcext:value-type="float">
            <text:p>1,50</text:p>
          </table:table-cell>
          <table:table-cell table:style-name="ce126" table:formula="of:=(IF(OR(ISNUMBER(SEARCH(&quot;Team&quot;; [.F4]));ISNUMBER(SEARCH(&quot;Max&quot;; [.F4]))); [.G4];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5">
          <table:table-cell table:style-name="ce147" office:value-type="float" office:value="0" calcext:value-type="float">
            <text:p>0</text:p>
          </table:table-cell>
          <table:table-cell table:style-name="ce155" office:value-type="date" office:date-value="2024-02-09" calcext:value-type="date">
            <text:p>09.02.24</text:p>
          </table:table-cell>
          <table:table-cell table:style-name="ce171" office:value-type="string" calcext:value-type="string">
            <text:p>SPRINT 0</text:p>
          </table:table-cell>
          <table:table-cell table:style-name="ce179" office:value-type="string" calcext:value-type="string">
            <text:p>Pflichtenheft angefangen</text:p>
          </table:table-cell>
          <table:table-cell table:style-name="ce208" office:value-type="string" calcext:value-type="string">
            <text:p>Wir haben Muss- und Kann-Kriterien im Pflchtenfheft definiert. Pflichtenheft angefangen &amp; Deckblatt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2"/>
          <table:table-cell table:style-name="ce126" table:formula="of:=(IF(OR(ISNUMBER(SEARCH(&quot;Team&quot;; [.F5]));ISNUMBER(SEARCH(&quot;Luca&quot;; [.F5]))); [.G5]; 0)) * 24" office:value-type="float" office:value="2" calcext:value-type="float">
            <text:p>2,00</text:p>
          </table:table-cell>
          <table:table-cell table:style-name="ce126" table:formula="of:=(IF(OR(ISNUMBER(SEARCH(&quot;Team&quot;; [.F5]));ISNUMBER(SEARCH(&quot;Max&quot;; [.F5]))); [.G5]; 0)) * 24" office:value-type="float" office:value="2" calcext:value-type="float">
            <text:p>2,00</text:p>
          </table:table-cell>
          <table:table-cell table:number-columns-repeated="3"/>
          <table:table-cell table:style-name="ce242"/>
          <table:table-cell table:style-name="ce187" table:number-columns-repeated="3"/>
          <table:table-cell table:style-name="ce269"/>
          <table:table-cell table:style-name="ce270" table:number-columns-repeated="20"/>
          <table:table-cell table:style-name="ce244" table:number-columns-repeated="986"/>
        </table:table-row>
        <table:table-row table:style-name="ro6">
          <table:table-cell table:style-name="ce147" office:value-type="float" office:value="0" calcext:value-type="float">
            <text:p>0</text:p>
          </table:table-cell>
          <table:table-cell table:style-name="ce155" office:value-type="date" office:date-value="2024-02-13" calcext:value-type="date">
            <text:p>13.02.24</text:p>
          </table:table-cell>
          <table:table-cell table:style-name="ce171" office:value-type="string" calcext:value-type="string">
            <text:p>SPRINT 0</text:p>
          </table:table-cell>
          <table:table-cell table:style-name="ce179" office:value-type="string" calcext:value-type="string">
            <text:p>Lastenheftüberarbeitung der Musskriterien &amp; Plannung</text:p>
          </table:table-cell>
          <table:table-cell table:style-name="ce208" office:value-type="string" calcext:value-type="string">
            <text:p>Wir mussten ein paar Lastenheftüberarbeitungen bei den Musskriterien durchführen. Zudem haben wir Planung für die nächsten Tage durchgeführt. Haben dann teils diese auf das Pflchtenheft umgesetzt.</text:p>
          </table:table-cell>
          <table:table-cell table:style-name="ce77" office:value-type="string" calcext:value-type="string">
            <text:p>Team</text:p>
          </table:table-cell>
          <table:table-cell table:style-name="ce88" office:value-type="time" office:time-value="PT01H30M00S" calcext:value-type="time">
            <text:p>01:30:00</text:p>
          </table:table-cell>
          <table:table-cell table:style-name="ce242"/>
          <table:table-cell table:style-name="ce126" table:formula="of:=(IF(OR(ISNUMBER(SEARCH(&quot;Team&quot;; [.F6]));ISNUMBER(SEARCH(&quot;Luca&quot;; [.F6]))); [.G6]; 0)) * 24" office:value-type="float" office:value="1.5" calcext:value-type="float">
            <text:p>1,50</text:p>
          </table:table-cell>
          <table:table-cell table:style-name="ce126" table:formula="of:=(IF(OR(ISNUMBER(SEARCH(&quot;Team&quot;; [.F6]));ISNUMBER(SEARCH(&quot;Max&quot;; [.F6]))); [.G6]; 0)) * 24" office:value-type="float" office:value="1.5" calcext:value-type="float">
            <text:p>1,5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5" office:value-type="date" office:date-value="2024-02-15" calcext:value-type="date">
            <text:p>15.02.24</text:p>
          </table:table-cell>
          <table:table-cell table:style-name="ce171" office:value-type="string" calcext:value-type="string">
            <text:p>SPRINT 0</text:p>
          </table:table-cell>
          <table:table-cell table:style-name="ce180" office:value-type="string" calcext:value-type="string">
            <text:p>Bewertungskriterien erstellt #1</text:p>
          </table:table-cell>
          <table:table-cell table:style-name="ce208" office:value-type="string" calcext:value-type="string">
            <text:p>Docs der Bewertungskriterien angelegt</text:p>
          </table:table-cell>
          <table:table-cell table:style-name="ce78" office:value-type="string" calcext:value-type="string">
            <text:p>luca</text:p>
          </table:table-cell>
          <table:table-cell table:style-name="ce88" office:value-type="time" office:time-value="PT00H30M00S" calcext:value-type="time">
            <text:p>00:30:00</text:p>
          </table:table-cell>
          <table:table-cell table:style-name="ce242"/>
          <table:table-cell table:style-name="ce126" table:formula="of:=(IF(OR(ISNUMBER(SEARCH(&quot;Team&quot;; [.F7]));ISNUMBER(SEARCH(&quot;Luca&quot;; [.F7]))); [.G7]; 0)) * 24" office:value-type="float" office:value="0.5" calcext:value-type="float">
            <text:p>0,50</text:p>
          </table:table-cell>
          <table:table-cell table:style-name="ce126" table:formula="of:=(IF(OR(ISNUMBER(SEARCH(&quot;Team&quot;; [.F7]));ISNUMBER(SEARCH(&quot;Max&quot;; [.F7]))); [.G7];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6" office:value-type="date" office:date-value="2024-02-15" calcext:value-type="date">
            <text:p>15.02.24</text:p>
          </table:table-cell>
          <table:table-cell table:style-name="ce171" office:value-type="string" calcext:value-type="string">
            <text:p>SPRINT 0</text:p>
          </table:table-cell>
          <table:table-cell table:style-name="ce179" office:value-type="string" calcext:value-type="string">
            <text:p>Pflichtenheft überarbeitet &amp; erweitert #1</text:p>
          </table:table-cell>
          <table:table-cell table:style-name="ce208" office:value-type="string" calcext:value-type="string">
            <text:p>Pflichtenheft überarbeitet(Einleitung, Muss- &amp; Kann-Kriterien) <text:s/>und daran weitergearbeitet. Dafür dann Anwendungsfalldiagramme erstellt.</text:p>
          </table:table-cell>
          <table:table-cell table:style-name="ce77" office:value-type="string" calcext:value-type="string">
            <text:p>luca</text:p>
          </table:table-cell>
          <table:table-cell table:style-name="ce88" office:value-type="time" office:time-value="PT03H30M00S" calcext:value-type="time">
            <text:p>03:30:00</text:p>
          </table:table-cell>
          <table:table-cell table:style-name="ce242"/>
          <table:table-cell table:style-name="ce126" table:formula="of:=(IF(OR(ISNUMBER(SEARCH(&quot;Team&quot;; [.F8]));ISNUMBER(SEARCH(&quot;Luca&quot;; [.F8]))); [.G8]; 0)) * 24" office:value-type="float" office:value="3.5" calcext:value-type="float">
            <text:p>3,50</text:p>
          </table:table-cell>
          <table:table-cell table:style-name="ce126" table:formula="of:=(IF(OR(ISNUMBER(SEARCH(&quot;Team&quot;; [.F8]));ISNUMBER(SEARCH(&quot;Max&quot;; [.F8]))); [.G8]; 0)) * 24" office:value-type="float" office:value="0" calcext:value-type="float">
            <text:p>0,00</text:p>
          </table:table-cell>
          <table:table-cell table:number-columns-repeated="3"/>
          <table:table-cell table:style-name="ce242" table:number-columns-repeated="4"/>
          <table:table-cell table:style-name="ce269"/>
          <table:table-cell table:style-name="ce270"/>
          <table:table-cell table:style-name="ce253"/>
          <table:table-cell table:style-name="ce270" table:number-columns-repeated="20"/>
          <table:table-cell table:style-name="ce244" table:number-columns-repeated="984"/>
        </table:table-row>
        <table:table-row table:style-name="ro2">
          <table:table-cell table:style-name="ce147" office:value-type="float" office:value="0" calcext:value-type="float">
            <text:p>0</text:p>
          </table:table-cell>
          <table:table-cell table:style-name="ce155" office:value-type="date" office:date-value="2024-02-15" calcext:value-type="date">
            <text:p>15.02.24</text:p>
          </table:table-cell>
          <table:table-cell table:style-name="ce171" office:value-type="string" calcext:value-type="string">
            <text:p>SPRINT 0</text:p>
          </table:table-cell>
          <table:table-cell table:style-name="ce179" office:value-type="string" calcext:value-type="string">
            <text:p>Pflichtenheft überarbeitet &amp; erweitert #2</text:p>
          </table:table-cell>
          <table:table-cell table:style-name="ce208" office:value-type="string" calcext:value-type="string">
            <text:p><text:span text:style-name="T10">Ergebnisse zum Pflichtenheft Max präsentiert und überprüft. </text:span>Plichtenheft überarbeitet. Anwendungsfall diagramme fertiggestellt. Anwendungsfälle dazu geschrieben.</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2"/>
          <table:table-cell table:style-name="ce126" table:formula="of:=(IF(OR(ISNUMBER(SEARCH(&quot;Team&quot;; [.F9]));ISNUMBER(SEARCH(&quot;Luca&quot;; [.F9]))); [.G9]; 0)) * 24" office:value-type="float" office:value="2" calcext:value-type="float">
            <text:p>2,00</text:p>
          </table:table-cell>
          <table:table-cell table:style-name="ce126" table:formula="of:=(IF(OR(ISNUMBER(SEARCH(&quot;Team&quot;; [.F9]));ISNUMBER(SEARCH(&quot;Max&quot;; [.F9]))); [.G9]; 0)) * 24" office:value-type="float" office:value="2" calcext:value-type="float">
            <text:p>2,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5" office:value-type="date" office:date-value="2024-02-18" calcext:value-type="date">
            <text:p>18.02.24</text:p>
          </table:table-cell>
          <table:table-cell table:style-name="ce171" office:value-type="string" calcext:value-type="string">
            <text:p>SPRINT 0</text:p>
          </table:table-cell>
          <table:table-cell table:style-name="ce180" office:value-type="string" calcext:value-type="string">
            <text:p>Pflichtenheft überarbeitet #3</text:p>
          </table:table-cell>
          <table:table-cell table:style-name="ce208" office:value-type="string" calcext:value-type="string">
            <text:p>Pflichtenheft überarbeitet.</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42"/>
          <table:table-cell table:style-name="ce126" table:formula="of:=(IF(OR(ISNUMBER(SEARCH(&quot;Team&quot;; [.F10]));ISNUMBER(SEARCH(&quot;Luca&quot;; [.F10]))); [.G10]; 0)) * 24" office:value-type="float" office:value="2.5" calcext:value-type="float">
            <text:p>2,50</text:p>
          </table:table-cell>
          <table:table-cell table:style-name="ce126" table:formula="of:=(IF(OR(ISNUMBER(SEARCH(&quot;Team&quot;; [.F10]));ISNUMBER(SEARCH(&quot;Max&quot;; [.F10]))); [.G10];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7">
          <table:table-cell table:style-name="ce147" office:value-type="float" office:value="0" calcext:value-type="float">
            <text:p>0</text:p>
          </table:table-cell>
          <table:table-cell table:style-name="ce155" office:value-type="date" office:date-value="2024-02-18" calcext:value-type="date">
            <text:p>18.02.24</text:p>
          </table:table-cell>
          <table:table-cell table:style-name="ce171" office:value-type="string" calcext:value-type="string">
            <text:p>SPRINT 0</text:p>
          </table:table-cell>
          <table:table-cell table:style-name="ce179" office:value-type="string" calcext:value-type="string">
            <text:p>Requirements installiert #1</text:p>
          </table:table-cell>
          <table:table-cell table:style-name="ce208" office:value-type="string" calcext:value-type="string">
            <text:p>Max und ich haben mit Python alle nötigen Anforderungen für meine App erfüllt und sämtliche VS Code-Pakete installiert. Den Autoformatter haben wir konfiguriert und ausführlich geteste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2"/>
          <table:table-cell table:style-name="ce126" table:formula="of:=(IF(OR(ISNUMBER(SEARCH(&quot;Team&quot;; [.F11]));ISNUMBER(SEARCH(&quot;Luca&quot;; [.F11]))); [.G11]; 0)) * 24" office:value-type="float" office:value="2" calcext:value-type="float">
            <text:p>2,00</text:p>
          </table:table-cell>
          <table:table-cell table:style-name="ce126" table:formula="of:=(IF(OR(ISNUMBER(SEARCH(&quot;Team&quot;; [.F11]));ISNUMBER(SEARCH(&quot;Max&quot;; [.F11]))); [.G11]; 0)) * 24" office:value-type="float" office:value="2" calcext:value-type="float">
            <text:p>2,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8">
          <table:table-cell table:style-name="ce147" office:value-type="float" office:value="0" calcext:value-type="float">
            <text:p>0</text:p>
          </table:table-cell>
          <table:table-cell table:style-name="ce156" office:value-type="date" office:date-value="2024-02-18" calcext:value-type="date">
            <text:p>18.02.24</text:p>
          </table:table-cell>
          <table:table-cell table:style-name="ce171" office:value-type="string" calcext:value-type="string">
            <text:p>SPRINT 0</text:p>
          </table:table-cell>
          <table:table-cell table:style-name="ce179" office:value-type="string" calcext:value-type="string">
            <text:p>Scrum lernen #1</text:p>
            <text:p>Übertragung der Dokumente in Libreoffice</text:p>
          </table:table-cell>
          <table:table-cell table:style-name="ce208" office:value-type="string" calcext:value-type="string">
            <text:p><text:span text:style-name="T11">Luca</text:span> Plichtenheft und Lastenheft in LibreOffice überarbeitet, Dokumente im Git-Repo commited. 3,5 Stunden Scrum gelernt und Draw.io Übersicht erstellt.</text:p>
            <text:p><text:span text:style-name="T11">Max</text:span> 17 Seiten Scrum gelesen, 2 Videos geschaut, an Draw.io mitgearbeitet. Arbeitszeit von 18:00 bis Mitternacht.</text:p>
          </table:table-cell>
          <table:table-cell table:style-name="ce77" office:value-type="string" calcext:value-type="string">
            <text:p>Team</text:p>
          </table:table-cell>
          <table:table-cell table:style-name="ce88" office:value-type="time" office:time-value="PT06H00M00S" calcext:value-type="time">
            <text:p>06:00:00</text:p>
          </table:table-cell>
          <table:table-cell table:style-name="ce242"/>
          <table:table-cell table:style-name="ce126" table:formula="of:=(IF(OR(ISNUMBER(SEARCH(&quot;Team&quot;; [.F12]));ISNUMBER(SEARCH(&quot;Luca&quot;; [.F12]))); [.G12]; 0)) * 24" office:value-type="float" office:value="6" calcext:value-type="float">
            <text:p>6,00</text:p>
          </table:table-cell>
          <table:table-cell table:style-name="ce126" table:formula="of:=(IF(OR(ISNUMBER(SEARCH(&quot;Team&quot;; [.F12]));ISNUMBER(SEARCH(&quot;Max&quot;; [.F12]))); [.G12]; 0)) * 24" office:value-type="float" office:value="6" calcext:value-type="float">
            <text:p>6,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6" office:value-type="date" office:date-value="2024-02-19" calcext:value-type="date">
            <text:p>19.02.24</text:p>
          </table:table-cell>
          <table:table-cell table:style-name="ce171" office:value-type="string" calcext:value-type="string">
            <text:p>SPRINT 0</text:p>
          </table:table-cell>
          <table:table-cell table:style-name="ce180" office:value-type="string" calcext:value-type="string">
            <text:p>Scrum lernen #2</text:p>
          </table:table-cell>
          <table:table-cell table:style-name="ce208" office:value-type="string" calcext:value-type="string">
            <text:p>Wir haben Scrum weiter gelernt und dabei eine Übersicht zu Scrum erstellt. Mit dem neuen Wissen sind wir nahe einer Erstellung von Bewertungskriterien.</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42"/>
          <table:table-cell table:style-name="ce126" table:formula="of:=(IF(OR(ISNUMBER(SEARCH(&quot;Team&quot;; [.F13]));ISNUMBER(SEARCH(&quot;Luca&quot;; [.F13]))); [.G13]; 0)) * 24" office:value-type="float" office:value="5" calcext:value-type="float">
            <text:p>5,00</text:p>
          </table:table-cell>
          <table:table-cell table:style-name="ce126" table:formula="of:=(IF(OR(ISNUMBER(SEARCH(&quot;Team&quot;; [.F13]));ISNUMBER(SEARCH(&quot;Max&quot;; [.F13]))); [.G13]; 0)) * 24" office:value-type="float" office:value="5" calcext:value-type="float">
            <text:p>5,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6" office:value-type="date" office:date-value="2024-02-20" calcext:value-type="date">
            <text:p>20.02.24</text:p>
          </table:table-cell>
          <table:table-cell table:style-name="ce171" office:value-type="string" calcext:value-type="string">
            <text:p>SPRINT 0</text:p>
          </table:table-cell>
          <table:table-cell table:style-name="ce179" office:value-type="string" calcext:value-type="string">
            <text:p>Bewertungsanforderungen</text:p>
          </table:table-cell>
          <table:table-cell table:style-name="ce212" office:value-type="string" calcext:value-type="string">
            <text:p>Bewertungsanforderungen zwei mal neu geschrieben. Meetings dazu mit außenstehenden(Kow, Roman, Maurice, co.)</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42"/>
          <table:table-cell table:style-name="ce126" table:formula="of:=(IF(OR(ISNUMBER(SEARCH(&quot;Team&quot;; [.F14]));ISNUMBER(SEARCH(&quot;Luca&quot;; [.F14]))); [.G14]; 0)) * 24" office:value-type="float" office:value="5" calcext:value-type="float">
            <text:p>5,00</text:p>
          </table:table-cell>
          <table:table-cell table:style-name="ce126" table:formula="of:=(IF(OR(ISNUMBER(SEARCH(&quot;Team&quot;; [.F14]));ISNUMBER(SEARCH(&quot;Max&quot;; [.F14]))); [.G14];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5" office:value-type="date" office:date-value="2024-02-22" calcext:value-type="date">
            <text:p>22.02.24</text:p>
          </table:table-cell>
          <table:table-cell table:style-name="ce171" office:value-type="string" calcext:value-type="string">
            <text:p>SPRINT 0</text:p>
          </table:table-cell>
          <table:table-cell table:style-name="ce179" office:value-type="string" calcext:value-type="string">
            <text:p>Product Backlog &amp; GitHub Managment</text:p>
          </table:table-cell>
          <table:table-cell table:style-name="ce213" office:value-type="string" calcext:value-type="string">
            <text:p>Wir haben die Vorlage für Github Management erstellt und den Produkt Backlog erstellt.</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2"/>
          <table:table-cell table:style-name="ce126" table:formula="of:=(IF(OR(ISNUMBER(SEARCH(&quot;Team&quot;; [.F15]));ISNUMBER(SEARCH(&quot;Luca&quot;; [.F15]))); [.G15]; 0)) * 24" office:value-type="float" office:value="2" calcext:value-type="float">
            <text:p>2,00</text:p>
          </table:table-cell>
          <table:table-cell table:style-name="ce126" table:formula="of:=(IF(OR(ISNUMBER(SEARCH(&quot;Team&quot;; [.F15]));ISNUMBER(SEARCH(&quot;Max&quot;; [.F15]))); [.G15]; 0)) * 24" office:value-type="float" office:value="2" calcext:value-type="float">
            <text:p>2,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9">
          <table:table-cell table:style-name="ce147" office:value-type="float" office:value="0" calcext:value-type="float">
            <text:p>0</text:p>
          </table:table-cell>
          <table:table-cell table:style-name="ce155" office:value-type="date" office:date-value="2024-02-24" calcext:value-type="date">
            <text:p>24.02.24</text:p>
          </table:table-cell>
          <table:table-cell table:style-name="ce171" office:value-type="string" calcext:value-type="string">
            <text:p>SPRINT 0</text:p>
          </table:table-cell>
          <table:table-cell table:style-name="ce179" office:value-type="string" calcext:value-type="string">
            <text:p>Project Managment Tool</text:p>
          </table:table-cell>
          <table:table-cell table:style-name="ce213" office:value-type="string" calcext:value-type="string">
            <text:p>Der Lehrer wollte, dass wir die beschreibung der Tasks auch exportieren. Deshalb war die idee auf eine andere Plattform als GitHub zu wechseln. Hat nicht geklappt weil (Geld oder nicht sicher)</text:p>
          </table:table-cell>
          <table:table-cell table:style-name="ce77" office:value-type="string" calcext:value-type="string">
            <text:p>Team</text:p>
          </table:table-cell>
          <table:table-cell table:style-name="ce88" office:value-type="time" office:time-value="PT02H00M00S" calcext:value-type="time">
            <text:p>02:00:00</text:p>
          </table:table-cell>
          <table:table-cell table:style-name="ce242"/>
          <table:table-cell table:style-name="ce126" table:formula="of:=(IF(OR(ISNUMBER(SEARCH(&quot;Team&quot;; [.F16]));ISNUMBER(SEARCH(&quot;Luca&quot;; [.F16]))); [.G16]; 0)) * 24" office:value-type="float" office:value="2" calcext:value-type="float">
            <text:p>2,00</text:p>
          </table:table-cell>
          <table:table-cell table:style-name="ce126" table:formula="of:=(IF(OR(ISNUMBER(SEARCH(&quot;Team&quot;; [.F16]));ISNUMBER(SEARCH(&quot;Max&quot;; [.F16]))); [.G16]; 0)) * 24" office:value-type="float" office:value="2" calcext:value-type="float">
            <text:p>2,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5" office:value-type="date" office:date-value="2024-03-04" calcext:value-type="date">
            <text:p>04.03.24</text:p>
          </table:table-cell>
          <table:table-cell table:style-name="ce171" office:value-type="string" calcext:value-type="string">
            <text:p>SPRINT 0</text:p>
          </table:table-cell>
          <table:table-cell table:style-name="ce179" office:value-type="string" calcext:value-type="string">
            <text:p>DoD &amp; DoR</text:p>
          </table:table-cell>
          <table:table-cell table:style-name="ce213" office:value-type="string" calcext:value-type="string">
            <text:p>Habe die DoD &amp; DoR geschrieben (Siehe Docs). Dazu mir Docs durchgelesen, wie diese geschrieben werden sollt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42"/>
          <table:table-cell table:style-name="ce126" table:formula="of:=(IF(OR(ISNUMBER(SEARCH(&quot;Team&quot;; [.F17]));ISNUMBER(SEARCH(&quot;Luca&quot;; [.F17]))); [.G17]; 0)) * 24" office:value-type="float" office:value="3" calcext:value-type="float">
            <text:p>3,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0" calcext:value-type="float">
            <text:p>0</text:p>
          </table:table-cell>
          <table:table-cell table:style-name="ce155" office:value-type="date" office:date-value="2024-03-09" calcext:value-type="date">
            <text:p>09.03.24</text:p>
          </table:table-cell>
          <table:table-cell table:style-name="ce171" office:value-type="string" calcext:value-type="string">
            <text:p>SPRINT 0</text:p>
          </table:table-cell>
          <table:table-cell table:style-name="ce41" office:value-type="string" calcext:value-type="string">
            <text:p>ProjectJournal überarbeitung</text:p>
          </table:table-cell>
          <table:table-cell table:style-name="ce213" office:value-type="string" calcext:value-type="string">
            <text:p>Für Plannung und Review eigene Tabellen erstellt. Musste mehrere male angepasst werd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42"/>
          <table:table-cell table:style-name="ce126" table:formula="of:=(IF(OR(ISNUMBER(SEARCH(&quot;Team&quot;; [.F18]));ISNUMBER(SEARCH(&quot;Luca&quot;; [.F18]))); [.G18]; 0)) * 24" office:value-type="float" office:value="1" calcext:value-type="float">
            <text:p>1,00</text:p>
          </table:table-cell>
          <table:table-cell table:style-name="ce126" table:formula="of:=(IF(OR(ISNUMBER(SEARCH(&quot;Team&quot;; [.F18]));ISNUMBER(SEARCH(&quot;Max&quot;; [.F18]))); [.G18];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3">
          <table:table-cell table:style-name="ce147" office:value-type="float" office:value="0" calcext:value-type="float">
            <text:p>0</text:p>
          </table:table-cell>
          <table:table-cell table:style-name="ce155" office:value-type="date" office:date-value="2024-03-10" calcext:value-type="date">
            <text:p>10.03.24</text:p>
          </table:table-cell>
          <table:table-cell table:style-name="ce173" office:value-type="string" calcext:value-type="string">
            <text:p>Sprint Planning</text:p>
            <text:p>&amp;</text:p>
            <text:p>Backlog Refinement </text:p>
          </table:table-cell>
          <table:table-cell table:style-name="ce179" office:value-type="string" calcext:value-type="string">
            <text:p>Erstellung von Sprint Tasks</text:p>
          </table:table-cell>
          <table:table-cell table:style-name="ce213" office:value-type="string" calcext:value-type="string">
            <text:p>Ich habe aus den Backlog Entries, mit aus meiner Sicht als Project Owner der höchsten Priortät, Tasks vormuliert. Der Erste Sprint kann beginnen.</text:p>
          </table:table-cell>
          <table:table-cell table:style-name="ce77" office:value-type="string" calcext:value-type="string">
            <text:p>Luca</text:p>
          </table:table-cell>
          <table:table-cell table:style-name="ce88" office:value-type="time" office:time-value="PT03H00M00S" calcext:value-type="time">
            <text:p>03:00:00</text:p>
          </table:table-cell>
          <table:table-cell table:style-name="ce242"/>
          <table:table-cell table:style-name="ce126" table:formula="of:=(IF(OR(ISNUMBER(SEARCH(&quot;Team&quot;; [.F19]));ISNUMBER(SEARCH(&quot;Luca&quot;; [.F19]))); [.G19]; 0)) * 24" office:value-type="float" office:value="3" calcext:value-type="float">
            <text:p>3,00</text:p>
          </table:table-cell>
          <table:table-cell table:style-name="ce126" table:formula="of:=(IF(OR(ISNUMBER(SEARCH(&quot;Team&quot;; [.F19]));ISNUMBER(SEARCH(&quot;Max&quot;; [.F19]))); [.G19];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1">
          <table:table-cell table:style-name="ce147" office:value-type="float" office:value="1" calcext:value-type="float">
            <text:p>1</text:p>
          </table:table-cell>
          <table:table-cell table:style-name="ce155" office:value-type="date" office:date-value="2024-03-14" calcext:value-type="date">
            <text:p>14.03.24</text:p>
          </table:table-cell>
          <table:table-cell table:style-name="ce171" office:value-type="string" calcext:value-type="string">
            <text:p>Docs Enhancement</text:p>
          </table:table-cell>
          <table:table-cell table:style-name="ce179" office:value-type="string" calcext:value-type="string">
            <text:p>Erweiterung &amp; Erstellung von Markdown Docs</text:p>
          </table:table-cell>
          <table:table-cell table:style-name="ce213" office:value-type="string" calcext:value-type="string">
            <text:p>Ich habe hier die DoR &amp; DoD korrigiert und in die Main Readme mittels Verlinkung eingebettet. Zudem habe ich den Ablauf.md und die Abeichungen.md erstellt. Des weiteren ist nun ein Dokument bereitgestellt, dass die Roles von Scrum darstellt.</text:p>
          </table:table-cell>
          <table:table-cell table:style-name="ce77" office:value-type="string" calcext:value-type="string">
            <text:p>Luca</text:p>
          </table:table-cell>
          <table:table-cell table:style-name="ce88" office:value-type="time" office:time-value="PT02H00M00S" calcext:value-type="time">
            <text:p>02:00:00</text:p>
          </table:table-cell>
          <table:table-cell table:style-name="ce242"/>
          <table:table-cell table:style-name="ce126" table:formula="of:=(IF(OR(ISNUMBER(SEARCH(&quot;Team&quot;; [.F20]));ISNUMBER(SEARCH(&quot;Luca&quot;; [.F20]))); [.G20]; 0)) * 24" office:value-type="float" office:value="2" calcext:value-type="float">
            <text:p>2,00</text:p>
          </table:table-cell>
          <table:table-cell table:style-name="ce126" table:formula="of:=(IF(OR(ISNUMBER(SEARCH(&quot;Team&quot;; [.F20]));ISNUMBER(SEARCH(&quot;Max&quot;; [.F20]))); [.G20];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2">
          <table:table-cell table:style-name="ce147" office:value-type="float" office:value="1" calcext:value-type="float">
            <text:p>1</text:p>
          </table:table-cell>
          <table:table-cell table:style-name="ce155" office:value-type="date" office:date-value="2024-03-18" calcext:value-type="date">
            <text:p>18.03.24</text:p>
          </table:table-cell>
          <table:table-cell table:style-name="ce171" office:value-type="string" calcext:value-type="string">
            <text:p>SPRINT 1</text:p>
          </table:table-cell>
          <table:table-cell table:style-name="ce179" office:value-type="string" calcext:value-type="string">
            <text:p>Klassendesign</text:p>
          </table:table-cell>
          <table:table-cell table:style-name="ce213" office:value-type="string" calcext:value-type="string">
            <text:p>Kassendesign: modules wurden in Review gesetzt genauso wurden relationships und mainclassen in progress gebracht. Teilweise wurde mit anderen Programmierern über die Optimierung von klassenbasierter python programmierung besprochen und umgesetzt.</text:p>
          </table:table-cell>
          <table:table-cell table:style-name="ce77" office:value-type="string" calcext:value-type="string">
            <text:p>Luca</text:p>
          </table:table-cell>
          <table:table-cell table:style-name="ce88" office:value-type="time" office:time-value="PT07H00M00S" calcext:value-type="time">
            <text:p>07:00:00</text:p>
          </table:table-cell>
          <table:table-cell table:style-name="ce242"/>
          <table:table-cell table:style-name="ce126" table:formula="of:=(IF(OR(ISNUMBER(SEARCH(&quot;Team&quot;; [.F21]));ISNUMBER(SEARCH(&quot;Luca&quot;; [.F21]))); [.G21]; 0)) * 24" office:value-type="float" office:value="7" calcext:value-type="float">
            <text:p>7,00</text:p>
          </table:table-cell>
          <table:table-cell table:style-name="ce126" table:formula="of:=(IF(OR(ISNUMBER(SEARCH(&quot;Team&quot;; [.F21]));ISNUMBER(SEARCH(&quot;Max&quot;; [.F21]))); [.G21];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9">
          <table:table-cell table:style-name="ce147" office:value-type="float" office:value="1" calcext:value-type="float">
            <text:p>1</text:p>
          </table:table-cell>
          <table:table-cell table:style-name="ce155" office:value-type="date" office:date-value="2024-03-18" calcext:value-type="date">
            <text:p>18.03.24</text:p>
          </table:table-cell>
          <table:table-cell table:style-name="ce171" office:value-type="string" calcext:value-type="string">
            <text:p>Daily</text:p>
          </table:table-cell>
          <table:table-cell table:style-name="ce179" office:value-type="string" calcext:value-type="string">
            <text:p>Klassendesign teils umgesetzt &amp; besprochen</text:p>
          </table:table-cell>
          <table:table-cell table:style-name="ce213" office:value-type="string" calcext:value-type="string">
            <text:p>Klassendesign: modules wurde zum rest des Teams presentiert und wurden dann in Done verlegt. Max hat die Aufgabe automatiesierte Installation übernommen. Max war zuvor Krank.</text:p>
          </table:table-cell>
          <table:table-cell table:style-name="ce77" office:value-type="string" calcext:value-type="string">
            <text:p>Team</text:p>
          </table:table-cell>
          <table:table-cell table:style-name="ce88" office:value-type="time" office:time-value="PT00H30M00S" calcext:value-type="time">
            <text:p>00:30:00</text:p>
          </table:table-cell>
          <table:table-cell table:style-name="ce242"/>
          <table:table-cell table:style-name="ce126" table:formula="of:=(IF(OR(ISNUMBER(SEARCH(&quot;Team&quot;; [.F22]));ISNUMBER(SEARCH(&quot;Luca&quot;; [.F22]))); [.G22]; 0)) * 24" office:value-type="float" office:value="0.5" calcext:value-type="float">
            <text:p>0,50</text:p>
          </table:table-cell>
          <table:table-cell table:style-name="ce126" table:formula="of:=(IF(OR(ISNUMBER(SEARCH(&quot;Team&quot;; [.F22]));ISNUMBER(SEARCH(&quot;Max&quot;; [.F22]))); [.G22]; 0)) * 24" office:value-type="float" office:value="0.5" calcext:value-type="float">
            <text:p>0,5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1" calcext:value-type="float">
            <text:p>1</text:p>
          </table:table-cell>
          <table:table-cell table:style-name="ce155" office:value-type="date" office:date-value="2024-03-19" calcext:value-type="date">
            <text:p>19.03.24</text:p>
          </table:table-cell>
          <table:table-cell table:style-name="ce171" office:value-type="string" calcext:value-type="string">
            <text:p>SPRINT 1</text:p>
          </table:table-cell>
          <table:table-cell table:style-name="ce179" office:value-type="string" calcext:value-type="string">
            <text:p>Configuration &amp; verifikation klassen</text:p>
          </table:table-cell>
          <table:table-cell table:style-name="ce213" office:value-type="string" calcext:value-type="string">
            <text:p>Es wurden die configuration &amp; verifikationsklassen geschrieben für diese beiden klasse wurde eine Vaterklasse gebilded names LoadJson</text:p>
          </table:table-cell>
          <table:table-cell table:style-name="ce77" office:value-type="string" calcext:value-type="string">
            <text:p>Luca</text:p>
          </table:table-cell>
          <table:table-cell table:style-name="ce88" office:value-type="time" office:time-value="PT05H00M00S" calcext:value-type="time">
            <text:p>05:00:00</text:p>
          </table:table-cell>
          <table:table-cell table:style-name="ce242"/>
          <table:table-cell table:style-name="ce126" table:formula="of:=(IF(OR(ISNUMBER(SEARCH(&quot;Team&quot;; [.F23]));ISNUMBER(SEARCH(&quot;Luca&quot;; [.F23]))); [.G23]; 0)) * 24" office:value-type="float" office:value="5" calcext:value-type="float">
            <text:p>5,00</text:p>
          </table:table-cell>
          <table:table-cell table:style-name="ce126" table:formula="of:=(IF(OR(ISNUMBER(SEARCH(&quot;Team&quot;; [.F23]));ISNUMBER(SEARCH(&quot;Max&quot;; [.F23]))); [.G23];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3">
          <table:table-cell table:style-name="ce147" office:value-type="float" office:value="1" calcext:value-type="float">
            <text:p>1</text:p>
          </table:table-cell>
          <table:table-cell table:style-name="ce155" office:value-type="date" office:date-value="2024-03-20" calcext:value-type="date">
            <text:p>20.03.24</text:p>
          </table:table-cell>
          <table:table-cell table:style-name="ce171" office:value-type="string" calcext:value-type="string">
            <text:p>SPRINT 1</text:p>
          </table:table-cell>
          <table:table-cell table:style-name="ce179" office:value-type="string" calcext:value-type="string">
            <text:p>Testing und Überarbietung</text:p>
          </table:table-cell>
          <table:table-cell table:style-name="ce213" office:value-type="string" calcext:value-type="string">
            <text:p>Es wurden die verification und die Konfig getestet und dazu auch andere unterklassen. Es kam eine neue idee des project owners welche sagt das generirung der chapterlists überarbeitet werden muss was bedeted dass URLextractor, Title Extractor,content Extractor und chapterURLs überarbeitet werden müssen.</text:p>
          </table:table-cell>
          <table:table-cell table:style-name="ce77" office:value-type="string" calcext:value-type="string">
            <text:p>Luca</text:p>
          </table:table-cell>
          <table:table-cell table:style-name="ce88" office:value-type="time" office:time-value="PT02H30M00S" calcext:value-type="time">
            <text:p>02:30:00</text:p>
          </table:table-cell>
          <table:table-cell table:style-name="ce242"/>
          <table:table-cell table:style-name="ce126" table:formula="of:=(IF(OR(ISNUMBER(SEARCH(&quot;Team&quot;; [.F24]));ISNUMBER(SEARCH(&quot;Luca&quot;; [.F24]))); [.G24]; 0)) * 24" office:value-type="float" office:value="2.5" calcext:value-type="float">
            <text:p>2,50</text:p>
          </table:table-cell>
          <table:table-cell table:style-name="ce126" table:formula="of:=(IF(OR(ISNUMBER(SEARCH(&quot;Team&quot;; [.F24]));ISNUMBER(SEARCH(&quot;Max&quot;; [.F24]))); [.G24];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1" calcext:value-type="float">
            <text:p>1</text:p>
          </table:table-cell>
          <table:table-cell table:style-name="ce156" office:value-type="date" office:date-value="2024-03-20" calcext:value-type="date">
            <text:p>20.03.24</text:p>
          </table:table-cell>
          <table:table-cell table:style-name="ce171" office:value-type="string" calcext:value-type="string">
            <text:p>SPRINT 1</text:p>
          </table:table-cell>
          <table:table-cell table:style-name="ce180" office:value-type="string" calcext:value-type="string">
            <text:p>Fetching überarbeitung</text:p>
          </table:table-cell>
          <table:table-cell table:style-name="ce214" office:value-type="string" calcext:value-type="string">
            <text:p>Fetchng von chapterlists wurde komplett überarbeitet und die konfig wurde um Type</text:p>
            <text:p>Erweritert. Der momentane zustand hat noch Fehler</text:p>
          </table:table-cell>
          <table:table-cell table:style-name="ce78" office:value-type="string" calcext:value-type="string">
            <text:p>Luca</text:p>
          </table:table-cell>
          <table:table-cell table:style-name="ce88" office:value-type="time" office:time-value="PT02H30M00S" calcext:value-type="time">
            <text:p>02:30:00</text:p>
          </table:table-cell>
          <table:table-cell table:style-name="ce242"/>
          <table:table-cell table:style-name="ce126" table:formula="of:=(IF(OR(ISNUMBER(SEARCH(&quot;Team&quot;; [.F25]));ISNUMBER(SEARCH(&quot;Luca&quot;; [.F25]))); [.G25]; 0)) * 24" office:value-type="float" office:value="2.5" calcext:value-type="float">
            <text:p>2,50</text:p>
          </table:table-cell>
          <table:table-cell table:style-name="ce126" table:formula="of:=(IF(OR(ISNUMBER(SEARCH(&quot;Team&quot;; [.F25]));ISNUMBER(SEARCH(&quot;Max&quot;; [.F25]))); [.G25];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1" calcext:value-type="float">
            <text:p>1</text:p>
          </table:table-cell>
          <table:table-cell table:style-name="ce155" office:value-type="date" office:date-value="2024-03-20" calcext:value-type="date">
            <text:p>20.03.24</text:p>
          </table:table-cell>
          <table:table-cell table:style-name="ce171" office:value-type="string" calcext:value-type="string">
            <text:p>SPRINT 1</text:p>
          </table:table-cell>
          <table:table-cell table:style-name="ce179" office:value-type="string" calcext:value-type="string">
            <text:p>request basisklasse erstellt</text:p>
          </table:table-cell>
          <table:table-cell table:style-name="ce213" office:value-type="string" calcext:value-type="string">
            <text:p>Es wurde mit Außenhilfe eine weitere basisklasse für requests erstellt und geschrieben</text:p>
          </table:table-cell>
          <table:table-cell table:style-name="ce77" office:value-type="string" calcext:value-type="string">
            <text:p>Luca</text:p>
          </table:table-cell>
          <table:table-cell table:style-name="ce88" office:value-type="time" office:time-value="PT01H00M00S" calcext:value-type="time">
            <text:p>01:00:00</text:p>
          </table:table-cell>
          <table:table-cell table:style-name="ce242"/>
          <table:table-cell table:style-name="ce126" table:formula="of:=(IF(OR(ISNUMBER(SEARCH(&quot;Team&quot;; [.F26]));ISNUMBER(SEARCH(&quot;Luca&quot;; [.F26]))); [.G26]; 0)) * 24" office:value-type="float" office:value="1" calcext:value-type="float">
            <text:p>1,00</text:p>
          </table:table-cell>
          <table:table-cell table:style-name="ce126" table:formula="of:=(IF(OR(ISNUMBER(SEARCH(&quot;Team&quot;; [.F26]));ISNUMBER(SEARCH(&quot;Max&quot;; [.F26]))); [.G26];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4">
          <table:table-cell table:style-name="ce147" office:value-type="float" office:value="1" calcext:value-type="float">
            <text:p>1</text:p>
          </table:table-cell>
          <table:table-cell table:style-name="ce155" office:value-type="date" office:date-value="2024-03-22" calcext:value-type="date">
            <text:p>22.03.24</text:p>
          </table:table-cell>
          <table:table-cell table:style-name="ce171" office:value-type="string" calcext:value-type="string">
            <text:p>SPRINT 1</text:p>
          </table:table-cell>
          <table:table-cell table:style-name="ce179" office:value-type="string" calcext:value-type="string">
            <text:p>Weitreichende Überarbeitung</text:p>
          </table:table-cell>
          <table:table-cell table:style-name="ce213" office:value-type="string" calcext:value-type="string">
            <text:p>Fetch Chapter URLs und FetchChapterlist wurden zusammengeführt was bedeutet das chapter URLs neu geschrieben wurde. Die struktur von chapterlist wurde angepasst. </text:p>
            <text:p>Es wurde eine neue basisklasse für website analyse erstellt und letztlich wurden auch noch bugfixes gemacht zu vorher erkanten Fehlern. </text:p>
          </table:table-cell>
          <table:table-cell table:style-name="ce77" office:value-type="string" calcext:value-type="string">
            <text:p>luca</text:p>
          </table:table-cell>
          <table:table-cell table:style-name="ce88" office:value-type="time" office:time-value="PT08H00M00S" calcext:value-type="time">
            <text:p>08:00:00</text:p>
          </table:table-cell>
          <table:table-cell table:style-name="ce242"/>
          <table:table-cell table:style-name="ce126" table:formula="of:=(IF(OR(ISNUMBER(SEARCH(&quot;Team&quot;; [.F27]));ISNUMBER(SEARCH(&quot;Luca&quot;; [.F27]))); [.G27]; 0)) * 24" office:value-type="float" office:value="8" calcext:value-type="float">
            <text:p>8,00</text:p>
          </table:table-cell>
          <table:table-cell table:style-name="ce126" table:formula="of:=(IF(OR(ISNUMBER(SEARCH(&quot;Team&quot;; [.F27]));ISNUMBER(SEARCH(&quot;Max&quot;; [.F27]))); [.G27];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5">
          <table:table-cell table:style-name="ce147" office:value-type="float" office:value="1" calcext:value-type="float">
            <text:p>1</text:p>
          </table:table-cell>
          <table:table-cell table:style-name="ce155" office:value-type="date" office:date-value="2024-03-23" calcext:value-type="date">
            <text:p>23.03.24</text:p>
          </table:table-cell>
          <table:table-cell table:style-name="ce173" office:value-type="string" calcext:value-type="string">
            <text:p>SPRINT 1 </text:p>
            <text:p>REVIEW</text:p>
            <text:p>&amp;</text:p>
            <text:p>RETRO</text:p>
          </table:table-cell>
          <table:table-cell table:style-name="ce47" office:value-type="string" calcext:value-type="string">
            <text:p>Sprint-Ziel wurde nicht eingehalten &amp; Planänderugen</text:p>
          </table:table-cell>
          <table:table-cell table:style-name="ce215" office:value-type="string" calcext:value-type="string">
            <text:p>Planänderung: Mit Product Owner und Scrum Master wurde während des laufenden Sprints vereinbart, die Tasks "Klassendesign" und "Klassenumsetzung" zurückzusetzen und die Codebasis komplett zu ersetzen.</text:p>
            <text:p/>
            <text:p>Review: Erledigt wurden Konfigurationsverbesserung und teilweise Klassendesign/-umsetzung. Nicht erreicht wurden vollständiges Klassendesign/-umsetzung sowie Verbesserungen für Benutzerfreundlichkeit und automatisierte Installation.</text:p>
            <text:p/>
            <text:p>Retrospektive: Gut: 70% des Codes wurden nach Planänderung neu geschrieben. Schlecht: Mangelnde Kommunikation mit Max, fehlende Berücksichtigung externer Termine führten zu Verschiebungen und unvollständiger Umsetzung des Milestones "Code-Verbesserung &amp; Benutzerfreundlichkeit".</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42"/>
          <table:table-cell table:style-name="ce126" table:formula="of:=(IF(OR(ISNUMBER(SEARCH(&quot;Team&quot;; [.F28]));ISNUMBER(SEARCH(&quot;Luca&quot;; [.F28]))); [.G28]; 0)) * 24" office:value-type="float" office:value="1" calcext:value-type="float">
            <text:p>1,00</text:p>
          </table:table-cell>
          <table:table-cell table:style-name="ce126" table:formula="of:=(IF(OR(ISNUMBER(SEARCH(&quot;Team&quot;; [.F28]));ISNUMBER(SEARCH(&quot;Max&quot;; [.F28]))); [.G28]; 0)) * 24" office:value-type="float" office:value="1" calcext:value-type="float">
            <text:p>1,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1" calcext:value-type="float">
            <text:p>1</text:p>
          </table:table-cell>
          <table:table-cell table:style-name="ce155" office:value-type="date" office:date-value="2024-03-23" calcext:value-type="date">
            <text:p>23.03.24</text:p>
          </table:table-cell>
          <table:table-cell table:style-name="ce171" office:value-type="string" calcext:value-type="string">
            <text:p>SPRINT 1</text:p>
          </table:table-cell>
          <table:table-cell table:style-name="ce47" office:value-type="string" calcext:value-type="string">
            <text:p>Journaleinträge nachgetragen</text:p>
          </table:table-cell>
          <table:table-cell table:style-name="ce215" office:value-type="string" calcext:value-type="string">
            <text:p>Es wurden alle einträge seit des begins der arbeit an den tasks von Sprint 1 von den logs in das Journal Überführt.</text:p>
          </table:table-cell>
          <table:table-cell table:style-name="ce77" office:value-type="string" calcext:value-type="string">
            <text:p>Max</text:p>
          </table:table-cell>
          <table:table-cell table:style-name="ce88" office:value-type="time" office:time-value="PT01H30M00S" calcext:value-type="time">
            <text:p>01:30:00</text:p>
          </table:table-cell>
          <table:table-cell table:style-name="ce242"/>
          <table:table-cell table:style-name="ce126" table:formula="of:=(IF(OR(ISNUMBER(SEARCH(&quot;Team&quot;; [.F29]));ISNUMBER(SEARCH(&quot;Luca&quot;; [.F29]))); [.G29]; 0)) * 24" office:value-type="float" office:value="0" calcext:value-type="float">
            <text:p>0,00</text:p>
          </table:table-cell>
          <table:table-cell table:style-name="ce126" table:formula="of:=(IF(OR(ISNUMBER(SEARCH(&quot;Team&quot;; [.F29]));ISNUMBER(SEARCH(&quot;Max&quot;; [.F29]))); [.G29]; 0)) * 24" office:value-type="float" office:value="1.5" calcext:value-type="float">
            <text:p>1,5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6">
          <table:table-cell table:style-name="ce147" office:value-type="float" office:value="1" calcext:value-type="float">
            <text:p>1</text:p>
          </table:table-cell>
          <table:table-cell table:style-name="ce156" office:value-type="date" office:date-value="2024-03-24" calcext:value-type="date">
            <text:p>24.03.24</text:p>
          </table:table-cell>
          <table:table-cell table:style-name="ce173" office:value-type="string" calcext:value-type="string">
            <text:p>Sprint Planning</text:p>
            <text:p>&amp;</text:p>
            <text:p>Backlog Refinement </text:p>
          </table:table-cell>
          <table:table-cell table:style-name="ce47" office:value-type="string" calcext:value-type="string">
            <text:p>Übernahme und Anpassung an </text:p>
            <text:p>Änderungen durch Stakholder der Tasks</text:p>
          </table:table-cell>
          <table:table-cell table:style-name="ce215" office:value-type="string" calcext:value-type="string">
            <text:p>Planung des zweiten Sprints mit berücksichtigung der Planänderungen am Produkt.</text:p>
            <text:p>Hierbei wird hauptsächlich der erste Sprint in den zweiten übernommen und angepasst.</text:p>
          </table:table-cell>
          <table:table-cell table:style-name="ce78" office:value-type="string" calcext:value-type="string">
            <text:p>Team</text:p>
          </table:table-cell>
          <table:table-cell table:style-name="ce88" office:value-type="time" office:time-value="PT01H00M00S" calcext:value-type="time">
            <text:p>01:00:00</text:p>
          </table:table-cell>
          <table:table-cell table:style-name="ce242"/>
          <table:table-cell table:style-name="ce126" table:formula="of:=(IF(OR(ISNUMBER(SEARCH(&quot;Team&quot;; [.F30]));ISNUMBER(SEARCH(&quot;Luca&quot;; [.F30]))); [.G30]; 0)) * 24" office:value-type="float" office:value="1" calcext:value-type="float">
            <text:p>1,00</text:p>
          </table:table-cell>
          <table:table-cell table:style-name="ce126" table:formula="of:=(IF(OR(ISNUMBER(SEARCH(&quot;Team&quot;; [.F30]));ISNUMBER(SEARCH(&quot;Max&quot;; [.F30]))); [.G30]; 0)) * 24" office:value-type="float" office:value="1" calcext:value-type="float">
            <text:p>1,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7">
          <table:table-cell table:style-name="ce147" office:value-type="float" office:value="2" calcext:value-type="float">
            <text:p>2</text:p>
          </table:table-cell>
          <table:table-cell table:style-name="ce155" office:value-type="date" office:date-value="2024-03-24" calcext:value-type="date">
            <text:p>24.03.24</text:p>
          </table:table-cell>
          <table:table-cell table:style-name="ce171" office:value-type="string" calcext:value-type="string">
            <text:p>SPRINT 2</text:p>
          </table:table-cell>
          <table:table-cell table:style-name="ce48" office:value-type="string" calcext:value-type="string">
            <text:p>FetchChapterURL debugged und </text:p>
            <text:p>Konfigurationen getestet</text:p>
          </table:table-cell>
          <table:table-cell table:style-name="ce215" office:value-type="string" calcext:value-type="string">
            <text:p>Ich habe die FetchChapterURL, die FetchChapterList erweitert, debugged und gestestet mit drei Server infrastrukturen. Zudem habe ich herausgefunden, dass Cloudflare Server einen Botschutz haben den ich versucht habe zu passieren. hat leider nicht geklappt. nun wird auf Non Cloudflare Server Konfiguriert</text:p>
          </table:table-cell>
          <table:table-cell table:style-name="ce77" office:value-type="string" calcext:value-type="string">
            <text:p>Luca</text:p>
          </table:table-cell>
          <table:table-cell table:style-name="ce88" office:value-type="time" office:time-value="PT06H00M00S" calcext:value-type="time">
            <text:p>06:00:00</text:p>
          </table:table-cell>
          <table:table-cell table:style-name="ce242"/>
          <table:table-cell table:style-name="ce126" table:formula="of:=(IF(OR(ISNUMBER(SEARCH(&quot;Team&quot;; [.F31]));ISNUMBER(SEARCH(&quot;Luca&quot;; [.F31]))); [.G31]; 0)) * 24" office:value-type="float" office:value="6" calcext:value-type="float">
            <text:p>6,00</text:p>
          </table:table-cell>
          <table:table-cell table:style-name="ce126" table:formula="of:=(IF(OR(ISNUMBER(SEARCH(&quot;Team&quot;; [.F31]));ISNUMBER(SEARCH(&quot;Max&quot;; [.F31]))); [.G31];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2" calcext:value-type="float">
            <text:p>2</text:p>
          </table:table-cell>
          <table:table-cell table:style-name="ce156" office:value-type="date" office:date-value="2024-03-25" calcext:value-type="date">
            <text:p>25.03.24</text:p>
          </table:table-cell>
          <table:table-cell table:style-name="ce171" office:value-type="string" calcext:value-type="string">
            <text:p>SPRINT 2 </text:p>
          </table:table-cell>
          <table:table-cell table:style-name="ce47" office:value-type="string" calcext:value-type="string">
            <text:p>An der Klasse FetchChapterContent gearbeitet</text:p>
            <text:p/>
          </table:table-cell>
          <table:table-cell table:style-name="ce215" office:value-type="string" calcext:value-type="string">
            <text:p>Ich habe mit der Umsetzung von FetchChapterContent angefangen, da mir für das</text:p>
            <text:p>Schreiben der Buch-Datei das auslesen und valdieren des ChapterContents fehlt.</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42"/>
          <table:table-cell table:style-name="ce126" table:formula="of:=(IF(OR(ISNUMBER(SEARCH(&quot;Team&quot;; [.F32]));ISNUMBER(SEARCH(&quot;Luca&quot;; [.F32]))); [.G32]; 0)) * 24" office:value-type="float" office:value="1" calcext:value-type="float">
            <text:p>1,00</text:p>
          </table:table-cell>
          <table:table-cell table:style-name="ce126" table:formula="of:=(IF(OR(ISNUMBER(SEARCH(&quot;Team&quot;; [.F32]));ISNUMBER(SEARCH(&quot;Max&quot;; [.F32]))); [.G32];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8">
          <table:table-cell table:style-name="ce147" office:value-type="float" office:value="2" calcext:value-type="float">
            <text:p>2</text:p>
          </table:table-cell>
          <table:table-cell table:style-name="ce156" office:value-type="date" office:date-value="2024-03-25" calcext:value-type="date">
            <text:p>25.03.24</text:p>
          </table:table-cell>
          <table:table-cell table:style-name="ce171" office:value-type="string" calcext:value-type="string">
            <text:p>SPRINT 2</text:p>
          </table:table-cell>
          <table:table-cell table:style-name="ce47" office:value-type="string" calcext:value-type="string">
            <text:p>Servertesting, Umsetung der FetchChapterContent &amp; </text:p>
            <text:p>Konvertierung in Ebook-Formate.</text:p>
          </table:table-cell>
          <table:table-cell table:style-name="ce215" office:value-type="string" calcext:value-type="string">
            <text:p>Ich ich habe nun zumindest halb fertig die FetchChapterContent. Zudem habe ich eine neue </text:p>
            <text:p>Klasse geschrieben die vorerst die Konvertierung in EPUB ermöglicht. Zur Zeit arbeite ich </text:p>
            <text:p>grade die Fatalen Errors aus und mache Userresponses und optimiere "älteren" Code, </text:p>
            <text:p>falls notwendig.</text:p>
          </table:table-cell>
          <table:table-cell table:style-name="ce78" office:value-type="string" calcext:value-type="string">
            <text:p>Luca</text:p>
          </table:table-cell>
          <table:table-cell table:style-name="ce88" office:value-type="time" office:time-value="PT06H00M00S" calcext:value-type="time">
            <text:p>06:00:00</text:p>
          </table:table-cell>
          <table:table-cell table:style-name="ce242"/>
          <table:table-cell table:style-name="ce126" table:formula="of:=(IF(OR(ISNUMBER(SEARCH(&quot;Team&quot;; [.F33]));ISNUMBER(SEARCH(&quot;Luca&quot;; [.F33]))); [.G33]; 0)) * 24" office:value-type="float" office:value="6" calcext:value-type="float">
            <text:p>6,00</text:p>
          </table:table-cell>
          <table:table-cell table:style-name="ce126" table:formula="of:=(IF(OR(ISNUMBER(SEARCH(&quot;Team&quot;; [.F33]));ISNUMBER(SEARCH(&quot;Max&quot;; [.F33]))); [.G33];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2" calcext:value-type="float">
            <text:p>2</text:p>
          </table:table-cell>
          <table:table-cell table:style-name="ce156" office:value-type="date" office:date-value="2024-03-26" calcext:value-type="date">
            <text:p>26.03.24</text:p>
          </table:table-cell>
          <table:table-cell table:style-name="ce171" office:value-type="string" calcext:value-type="string">
            <text:p>Daily</text:p>
          </table:table-cell>
          <table:table-cell table:style-name="ce47" office:value-type="string" calcext:value-type="string">
            <text:p>Projekt Musskriterien fast abgeschlossen</text:p>
            <text:p/>
          </table:table-cell>
          <table:table-cell table:style-name="ce215" office:value-type="string" calcext:value-type="string">
            <text:p>Die Grundfunktionalität wurde im Team vorgestellt und getestet. Es ist ein Bug bei einlesen </text:p>
            <text:p>Der EPUB anzumerken.</text:p>
          </table:table-cell>
          <table:table-cell table:style-name="ce78" office:value-type="string" calcext:value-type="string">
            <text:p>Luca</text:p>
          </table:table-cell>
          <table:table-cell table:style-name="ce88" office:value-type="time" office:time-value="PT01H00M00S" calcext:value-type="time">
            <text:p>01:00:00</text:p>
          </table:table-cell>
          <table:table-cell table:style-name="ce242"/>
          <table:table-cell table:style-name="ce126" table:formula="of:=(IF(OR(ISNUMBER(SEARCH(&quot;Team&quot;; [.F34]));ISNUMBER(SEARCH(&quot;Luca&quot;; [.F34]))); [.G34]; 0)) * 24" office:value-type="float" office:value="1" calcext:value-type="float">
            <text:p>1,00</text:p>
          </table:table-cell>
          <table:table-cell table:style-name="ce126" table:formula="of:=(IF(OR(ISNUMBER(SEARCH(&quot;Team&quot;; [.F34]));ISNUMBER(SEARCH(&quot;Max&quot;; [.F34]))); [.G34];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9">
          <table:table-cell table:style-name="ce147" office:value-type="float" office:value="2" calcext:value-type="float">
            <text:p>2</text:p>
          </table:table-cell>
          <table:table-cell table:style-name="ce156" office:value-type="date" office:date-value="2024-03-27" calcext:value-type="date">
            <text:p>27.03.24</text:p>
          </table:table-cell>
          <table:table-cell table:style-name="ce171" office:value-type="string" calcext:value-type="string">
            <text:p>SPRINT 2</text:p>
          </table:table-cell>
          <table:table-cell table:style-name="ce49" office:value-type="string" calcext:value-type="string">
            <text:p>Bug fixes &amp; Content Fetching with convert into EPUB </text:p>
            <text:p/>
          </table:table-cell>
          <table:table-cell table:style-name="ce66" office:value-type="string" calcext:value-type="string">
            <text:p>Ich habe die komplette Umsetzung der User interactions gemacht und somit die fatalen Errors </text:p>
            <text:p>größstenteils enfernt. Zudem habe ich die EPUB Klasse geschrieben und Error Messages</text:p>
            <text:p>(hauptsäch zu Respone Errors) angepasst. Ich habe zudem eine Übersicht der Configuration </text:p>
            <text:p>Structure erstellt und die "requirements.txt" angefertigt. Dann habe ich die Applikation für </text:p>
            <text:p>Linux zumindest als "main.bin" kompiliert und einen Pre Release erstellt</text:p>
          </table:table-cell>
          <table:table-cell table:style-name="ce78" office:value-type="string" calcext:value-type="string">
            <text:p>Luca</text:p>
          </table:table-cell>
          <table:table-cell table:style-name="ce88" office:value-type="time" office:time-value="PT13H00M00S" calcext:value-type="time">
            <text:p>13:00:00</text:p>
          </table:table-cell>
          <table:table-cell table:style-name="ce242"/>
          <table:table-cell table:style-name="ce126" table:formula="of:=(IF(OR(ISNUMBER(SEARCH(&quot;Team&quot;; [.F35]));ISNUMBER(SEARCH(&quot;Luca&quot;; [.F35]))); [.G35]; 0)) * 24" office:value-type="float" office:value="13" calcext:value-type="float">
            <text:p>13,00</text:p>
          </table:table-cell>
          <table:table-cell table:style-name="ce126" table:formula="of:=(IF(OR(ISNUMBER(SEARCH(&quot;Team&quot;; [.F35]));ISNUMBER(SEARCH(&quot;Max&quot;; [.F35]))); [.G35];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50">
          <table:table-cell table:style-name="ce147" office:value-type="float" office:value="2" calcext:value-type="float">
            <text:p>2</text:p>
          </table:table-cell>
          <table:table-cell table:style-name="ce156" office:value-type="date" office:date-value="2024-03-27" calcext:value-type="date">
            <text:p>27.03.24</text:p>
          </table:table-cell>
          <table:table-cell table:style-name="ce171" office:value-type="string" calcext:value-type="string">
            <text:p>SPRINT 2</text:p>
          </table:table-cell>
          <table:table-cell table:style-name="ce50" office:value-type="string" calcext:value-type="string">
            <text:p>Vorstellung des ersten Pre Releases nach </text:p>
            <text:p>Beendigung der Beta </text:p>
          </table:table-cell>
          <table:table-cell table:style-name="ce215" office:value-type="string" calcext:value-type="string">
            <text:p>Ich habe die Klassenumsetzung, More Userfriendly Tasks, Automated Installation, Code refinement &amp; enhanced userfriendly interactions vorerst abgeschlossen. Zudem haben wir eine weitere Task mit einbezogen, da die Musskriterien so weit durch sind. Wir haben also ein Sprint Backlog refinement gemacht. Somit wurde hinzugefügt: Publish als Binäre / Standalone. Zudem wurde die Guide Tasks zusammen gemerged. Zudem wurde eine letzte Task für das vorzeitige beenden des Projektes erstellt. die EPUB enhancement. Max hat zudem die aktuelle Version in eine Windows kompatible Version kompiliert. Habe max die Verbesserung der Struktur des Codes dargestellt.</text:p>
          </table:table-cell>
          <table:table-cell table:style-name="ce78" office:value-type="string" calcext:value-type="string">
            <text:p>Team</text:p>
          </table:table-cell>
          <table:table-cell table:style-name="ce88" office:value-type="time" office:time-value="PT02H30M00S" calcext:value-type="time">
            <text:p>02:30:00</text:p>
          </table:table-cell>
          <table:table-cell table:style-name="ce242"/>
          <table:table-cell table:style-name="ce126" table:formula="of:=(IF(OR(ISNUMBER(SEARCH(&quot;Team&quot;; [.F36]));ISNUMBER(SEARCH(&quot;Luca&quot;; [.F36]))); [.G36]; 0)) * 24" office:value-type="float" office:value="2.5" calcext:value-type="float">
            <text:p>2,50</text:p>
          </table:table-cell>
          <table:table-cell table:style-name="ce126" table:formula="of:=(IF(OR(ISNUMBER(SEARCH(&quot;Team&quot;; [.F36]));ISNUMBER(SEARCH(&quot;Max&quot;; [.F36]))); [.G36]; 0)) * 24" office:value-type="float" office:value="2.5" calcext:value-type="float">
            <text:p>2,5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51">
          <table:table-cell table:style-name="ce147" office:value-type="float" office:value="2" calcext:value-type="float">
            <text:p>2</text:p>
          </table:table-cell>
          <table:table-cell table:style-name="ce156" office:value-type="date" office:date-value="2024-04-06" calcext:value-type="date">
            <text:p>06.04.24</text:p>
          </table:table-cell>
          <table:table-cell table:style-name="ce173" office:value-type="string" calcext:value-type="string">
            <text:p>SPRINT 1 </text:p>
            <text:p>REVIEW</text:p>
            <text:p>&amp;</text:p>
            <text:p>RETRO</text:p>
          </table:table-cell>
          <table:table-cell table:style-name="ce51" office:value-type="string" calcext:value-type="string">
            <text:p>Abschluss des zweiten Sprints &amp; erster Release</text:p>
          </table:table-cell>
          <table:table-cell table:style-name="ce215" office:value-type="string" calcext:value-type="string">
            <text:p>Das Sprintziel „Code refinement &amp; enhanced userfriendly interactions“ </text:p>
            <text:p>Wurde rudimentär abgeschlossen. Es besteht noch nachholbedarf für bestimmte Bugs &amp;</text:p>
            <text:p>Die Musskriterien des Projektes wurden erfüllt. Ein offizieller Release steht nun zur Verfügung.</text:p>
          </table:table-cell>
          <table:table-cell table:style-name="ce78" office:value-type="string" calcext:value-type="string">
            <text:p>Team</text:p>
          </table:table-cell>
          <table:table-cell table:style-name="ce88" office:value-type="time" office:time-value="PT01H30M00S" calcext:value-type="time">
            <text:p>01:30:00</text:p>
          </table:table-cell>
          <table:table-cell table:style-name="ce242"/>
          <table:table-cell table:style-name="ce126" table:formula="of:=(IF(OR(ISNUMBER(SEARCH(&quot;Team&quot;; [.F37]));ISNUMBER(SEARCH(&quot;Luca&quot;; [.F37]))); [.G37]; 0)) * 24" office:value-type="float" office:value="1.5" calcext:value-type="float">
            <text:p>1,50</text:p>
          </table:table-cell>
          <table:table-cell table:style-name="ce126" table:formula="of:=(IF(OR(ISNUMBER(SEARCH(&quot;Team&quot;; [.F37]));ISNUMBER(SEARCH(&quot;Max&quot;; [.F37]))); [.G37]; 0)) * 24" office:value-type="float" office:value="1.5" calcext:value-type="float">
            <text:p>1,5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9">
          <table:table-cell table:style-name="ce147" office:value-type="float" office:value="2" calcext:value-type="float">
            <text:p>2</text:p>
          </table:table-cell>
          <table:table-cell table:style-name="ce156" office:value-type="date" office:date-value="2024-04-07" calcext:value-type="date">
            <text:p>07.04.24</text:p>
          </table:table-cell>
          <table:table-cell table:style-name="ce173" office:value-type="string" calcext:value-type="string">
            <text:p>Sprint Planning</text:p>
            <text:p>&amp;</text:p>
            <text:p>Backlog Refinement </text:p>
          </table:table-cell>
          <table:table-cell table:style-name="ce180" office:value-type="string" calcext:value-type="string">
            <text:p>Abschluss der Musskriterien &amp; weitere Schritte</text:p>
          </table:table-cell>
          <table:table-cell table:style-name="ce67" office:value-type="string" calcext:value-type="string">
            <text:p><text:span text:style-name="T12">Da die generellen Musskriterien erfüllt sind, wird von nun an, nur an dem Projekt gearbeitet, wenn die Zeit dafür frei ist.</text:span></text:p>
            <text:p/>
            <text:p><text:span text:style-name="T12">Es soll die Dokumentation mit den UML-Darstellungen angegangen werden. Zudem soll die unzureichende EPUB erstellung erweitert werden, damit auch ein Cover mit angefügt werden kann. Zudem soll der Guide für die Erstellung der Konfiguration überarbeitet werden.</text:span></text:p>
          </table:table-cell>
          <table:table-cell table:style-name="ce77" office:value-type="string" calcext:value-type="string">
            <text:p>Team</text:p>
          </table:table-cell>
          <table:table-cell table:style-name="ce88" office:value-type="time" office:time-value="PT01H00M00S" calcext:value-type="time">
            <text:p>01:00:00</text:p>
          </table:table-cell>
          <table:table-cell table:style-name="ce242"/>
          <table:table-cell table:style-name="ce126" table:formula="of:=(IF(OR(ISNUMBER(SEARCH(&quot;Team&quot;; [.F38]));ISNUMBER(SEARCH(&quot;Luca&quot;; [.F38]))); [.G38]; 0)) * 24" office:value-type="float" office:value="1" calcext:value-type="float">
            <text:p>1,00</text:p>
          </table:table-cell>
          <table:table-cell table:style-name="ce126" table:formula="of:=(IF(OR(ISNUMBER(SEARCH(&quot;Team&quot;; [.F38]));ISNUMBER(SEARCH(&quot;Max&quot;; [.F38]))); [.G38]; 0)) * 24" office:value-type="float" office:value="1" calcext:value-type="float">
            <text:p>1,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48">
          <table:table-cell table:style-name="ce147" office:value-type="float" office:value="2" calcext:value-type="float">
            <text:p>2</text:p>
          </table:table-cell>
          <table:table-cell table:style-name="ce156" office:value-type="date" office:date-value="2024-04-11" calcext:value-type="date">
            <text:p>11.04.24</text:p>
          </table:table-cell>
          <table:table-cell table:style-name="ce171" office:value-type="string" calcext:value-type="string">
            <text:p>SPRINT 3</text:p>
          </table:table-cell>
          <table:table-cell table:style-name="ce180" office:value-type="string" calcext:value-type="string">
            <text:p>Guide erweiterung &amp; Plannung für die Präsentation</text:p>
          </table:table-cell>
          <table:table-cell table:style-name="ce213" office:value-type="string" calcext:value-type="string">
            <text:p>Max hat hauptsächlich profreading und die Struktur für die Präsentation ausgearbeitet und ich </text:p>
            <text:p>habe während dessen den Configurations Guide neu geschieben. Dieser ist nun deutlich leicher Verständlich.</text:p>
          </table:table-cell>
          <table:table-cell table:style-name="ce78" office:value-type="string" calcext:value-type="string">
            <text:p>Team</text:p>
          </table:table-cell>
          <table:table-cell table:style-name="ce88" office:value-type="time" office:time-value="PT05H00M00S" calcext:value-type="time">
            <text:p>05:00:00</text:p>
          </table:table-cell>
          <table:table-cell table:style-name="ce242"/>
          <table:table-cell table:style-name="ce126" table:formula="of:=(IF(OR(ISNUMBER(SEARCH(&quot;Team&quot;; [.F39]));ISNUMBER(SEARCH(&quot;Luca&quot;; [.F39]))); [.G39]; 0)) * 24" office:value-type="float" office:value="5" calcext:value-type="float">
            <text:p>5,00</text:p>
          </table:table-cell>
          <table:table-cell table:style-name="ce126" table:formula="of:=(IF(OR(ISNUMBER(SEARCH(&quot;Team&quot;; [.F39]));ISNUMBER(SEARCH(&quot;Max&quot;; [.F39]))); [.G39]; 0)) * 24" office:value-type="float" office:value="5" calcext:value-type="float">
            <text:p>5,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office:value-type="float" office:value="2" calcext:value-type="float">
            <text:p>2</text:p>
          </table:table-cell>
          <table:table-cell table:style-name="ce156" office:value-type="date" office:date-value="2024-04-14" calcext:value-type="date">
            <text:p>14.04.24</text:p>
          </table:table-cell>
          <table:table-cell table:style-name="ce171" office:value-type="string" calcext:value-type="string">
            <text:p>SPRINT 3</text:p>
          </table:table-cell>
          <table:table-cell table:style-name="ce179" office:value-type="string" calcext:value-type="string">
            <text:p>Präsentationsvorbereitung &amp;</text:p>
            <text:p>Abgabe der Projektergebnisse</text:p>
          </table:table-cell>
          <table:table-cell table:style-name="ce213" office:value-type="string" calcext:value-type="string">
            <text:p>Wir haben eine Strukur für die Präsentation ausgearbeitet und uns dementsprechend </text:p>
            <text:p>Vorbereitet. Zudem haben wir das Projekt nach jetzigen standt abgegeben.</text:p>
          </table:table-cell>
          <table:table-cell table:style-name="ce78" office:value-type="string" calcext:value-type="string">
            <text:p>Team</text:p>
          </table:table-cell>
          <table:table-cell table:style-name="ce88" office:value-type="time" office:time-value="PT03H00M00S" calcext:value-type="time">
            <text:p>03:00:00</text:p>
          </table:table-cell>
          <table:table-cell table:style-name="ce242"/>
          <table:table-cell table:style-name="ce126" table:formula="of:=(IF(OR(ISNUMBER(SEARCH(&quot;Team&quot;; [.F40]));ISNUMBER(SEARCH(&quot;Luca&quot;; [.F40]))); [.G40]; 0)) * 24" office:value-type="float" office:value="3" calcext:value-type="float">
            <text:p>3,00</text:p>
          </table:table-cell>
          <table:table-cell table:style-name="ce126" table:formula="of:=(IF(OR(ISNUMBER(SEARCH(&quot;Team&quot;; [.F40]));ISNUMBER(SEARCH(&quot;Max&quot;; [.F40]))); [.G40]; 0)) * 24" office:value-type="float" office:value="3" calcext:value-type="float">
            <text:p>3,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6"/>
          <table:table-cell table:style-name="ce171"/>
          <table:table-cell table:style-name="ce180"/>
          <table:table-cell table:style-name="ce214"/>
          <table:table-cell table:style-name="ce78"/>
          <table:table-cell table:style-name="ce88"/>
          <table:table-cell table:style-name="ce242"/>
          <table:table-cell table:style-name="ce126" table:formula="of:=(IF(OR(ISNUMBER(SEARCH(&quot;Team&quot;; [.F41]));ISNUMBER(SEARCH(&quot;Luca&quot;; [.F41]))); [.G41]; 0)) * 24" office:value-type="float" office:value="0" calcext:value-type="float">
            <text:p>0,00</text:p>
          </table:table-cell>
          <table:table-cell table:style-name="ce126" table:formula="of:=(IF(OR(ISNUMBER(SEARCH(&quot;Team&quot;; [.F41]));ISNUMBER(SEARCH(&quot;Max&quot;; [.F41]))); [.G41];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6"/>
          <table:table-cell table:style-name="ce171"/>
          <table:table-cell table:style-name="ce180"/>
          <table:table-cell table:style-name="ce214"/>
          <table:table-cell table:style-name="ce78"/>
          <table:table-cell table:style-name="ce88"/>
          <table:table-cell table:style-name="ce242"/>
          <table:table-cell table:style-name="ce126" table:formula="of:=(IF(OR(ISNUMBER(SEARCH(&quot;Team&quot;; [.F42]));ISNUMBER(SEARCH(&quot;Luca&quot;; [.F42]))); [.G42]; 0)) * 24" office:value-type="float" office:value="0" calcext:value-type="float">
            <text:p>0,00</text:p>
          </table:table-cell>
          <table:table-cell table:style-name="ce126" table:formula="of:=(IF(OR(ISNUMBER(SEARCH(&quot;Team&quot;; [.F42]));ISNUMBER(SEARCH(&quot;Max&quot;; [.F42]))); [.G42];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6"/>
          <table:table-cell table:style-name="ce171"/>
          <table:table-cell table:style-name="ce180"/>
          <table:table-cell table:style-name="ce214"/>
          <table:table-cell table:style-name="ce78"/>
          <table:table-cell table:style-name="ce88"/>
          <table:table-cell table:style-name="ce242"/>
          <table:table-cell table:style-name="ce126" table:formula="of:=(IF(OR(ISNUMBER(SEARCH(&quot;Team&quot;; [.F43]));ISNUMBER(SEARCH(&quot;Luca&quot;; [.F43]))); [.G43]; 0)) * 24" office:value-type="float" office:value="0" calcext:value-type="float">
            <text:p>0,00</text:p>
          </table:table-cell>
          <table:table-cell table:style-name="ce126" table:formula="of:=(IF(OR(ISNUMBER(SEARCH(&quot;Team&quot;; [.F43]));ISNUMBER(SEARCH(&quot;Max&quot;; [.F43]))); [.G43];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6"/>
          <table:table-cell table:style-name="ce171"/>
          <table:table-cell table:style-name="ce180"/>
          <table:table-cell table:style-name="ce214"/>
          <table:table-cell table:style-name="ce78"/>
          <table:table-cell table:style-name="ce88"/>
          <table:table-cell table:style-name="ce242"/>
          <table:table-cell table:style-name="ce126" table:formula="of:=(IF(OR(ISNUMBER(SEARCH(&quot;Team&quot;; [.F44]));ISNUMBER(SEARCH(&quot;Luca&quot;; [.F44]))); [.G44]; 0)) * 24" office:value-type="float" office:value="0" calcext:value-type="float">
            <text:p>0,00</text:p>
          </table:table-cell>
          <table:table-cell table:style-name="ce126" table:formula="of:=(IF(OR(ISNUMBER(SEARCH(&quot;Team&quot;; [.F44]));ISNUMBER(SEARCH(&quot;Max&quot;; [.F44]))); [.G44];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6"/>
          <table:table-cell table:style-name="ce171"/>
          <table:table-cell table:style-name="ce180"/>
          <table:table-cell table:style-name="ce214"/>
          <table:table-cell table:style-name="ce78"/>
          <table:table-cell table:style-name="ce88"/>
          <table:table-cell table:style-name="ce242"/>
          <table:table-cell table:style-name="ce126" table:formula="of:=(IF(OR(ISNUMBER(SEARCH(&quot;Team&quot;; [.F45]));ISNUMBER(SEARCH(&quot;Luca&quot;; [.F45]))); [.G45]; 0)) * 24" office:value-type="float" office:value="0" calcext:value-type="float">
            <text:p>0,00</text:p>
          </table:table-cell>
          <table:table-cell table:style-name="ce126" table:formula="of:=(IF(OR(ISNUMBER(SEARCH(&quot;Team&quot;; [.F45]));ISNUMBER(SEARCH(&quot;Max&quot;; [.F45]))); [.G45];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79"/>
          <table:table-cell table:style-name="ce88"/>
          <table:table-cell table:style-name="ce242"/>
          <table:table-cell table:style-name="ce126" table:formula="of:=(IF(OR(ISNUMBER(SEARCH(&quot;Team&quot;; [.F46]));ISNUMBER(SEARCH(&quot;Luca&quot;; [.F46]))); [.G46]; 0)) * 24" office:value-type="float" office:value="0" calcext:value-type="float">
            <text:p>0,00</text:p>
          </table:table-cell>
          <table:table-cell table:style-name="ce126" table:formula="of:=(IF(OR(ISNUMBER(SEARCH(&quot;Team&quot;; [.F46]));ISNUMBER(SEARCH(&quot;Max&quot;; [.F46]))); [.G46];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79"/>
          <table:table-cell table:style-name="ce88"/>
          <table:table-cell table:style-name="ce242"/>
          <table:table-cell table:style-name="ce126" table:formula="of:=(IF(OR(ISNUMBER(SEARCH(&quot;Team&quot;; [.F47]));ISNUMBER(SEARCH(&quot;Luca&quot;; [.F47]))); [.G47]; 0)) * 24" office:value-type="float" office:value="0" calcext:value-type="float">
            <text:p>0,00</text:p>
          </table:table-cell>
          <table:table-cell table:style-name="ce126" table:formula="of:=(IF(OR(ISNUMBER(SEARCH(&quot;Team&quot;; [.F47]));ISNUMBER(SEARCH(&quot;Max&quot;; [.F47]))); [.G47];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79"/>
          <table:table-cell table:style-name="ce88"/>
          <table:table-cell table:style-name="ce242"/>
          <table:table-cell table:style-name="ce126" table:formula="of:=(IF(OR(ISNUMBER(SEARCH(&quot;Team&quot;; [.F48]));ISNUMBER(SEARCH(&quot;Luca&quot;; [.F48]))); [.G48]; 0)) * 24" office:value-type="float" office:value="0" calcext:value-type="float">
            <text:p>0,00</text:p>
          </table:table-cell>
          <table:table-cell table:style-name="ce126" table:formula="of:=(IF(OR(ISNUMBER(SEARCH(&quot;Team&quot;; [.F48]));ISNUMBER(SEARCH(&quot;Max&quot;; [.F48]))); [.G48];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49]));ISNUMBER(SEARCH(&quot;Luca&quot;; [.F49]))); [.G49]; 0)) * 24" office:value-type="float" office:value="0" calcext:value-type="float">
            <text:p>0,00</text:p>
          </table:table-cell>
          <table:table-cell table:style-name="ce126" table:formula="of:=(IF(OR(ISNUMBER(SEARCH(&quot;Team&quot;; [.F49]));ISNUMBER(SEARCH(&quot;Max&quot;; [.F49]))); [.G49];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0]));ISNUMBER(SEARCH(&quot;Luca&quot;; [.F50]))); [.G50]; 0)) * 24" office:value-type="float" office:value="0" calcext:value-type="float">
            <text:p>0,00</text:p>
          </table:table-cell>
          <table:table-cell table:style-name="ce126" table:formula="of:=(IF(OR(ISNUMBER(SEARCH(&quot;Team&quot;; [.F50]));ISNUMBER(SEARCH(&quot;Max&quot;; [.F50]))); [.G50];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1]));ISNUMBER(SEARCH(&quot;Luca&quot;; [.F51]))); [.G51]; 0)) * 24" office:value-type="float" office:value="0" calcext:value-type="float">
            <text:p>0,00</text:p>
          </table:table-cell>
          <table:table-cell table:style-name="ce126" table:formula="of:=(IF(OR(ISNUMBER(SEARCH(&quot;Team&quot;; [.F51]));ISNUMBER(SEARCH(&quot;Max&quot;; [.F51]))); [.G51];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2]));ISNUMBER(SEARCH(&quot;Luca&quot;; [.F52]))); [.G52]; 0)) * 24" office:value-type="float" office:value="0" calcext:value-type="float">
            <text:p>0,00</text:p>
          </table:table-cell>
          <table:table-cell table:style-name="ce126" table:formula="of:=(IF(OR(ISNUMBER(SEARCH(&quot;Team&quot;; [.F52]));ISNUMBER(SEARCH(&quot;Max&quot;; [.F52]))); [.G52];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1">
          <table:table-cell table:style-name="ce10"/>
          <table:table-cell table:style-name="ce157"/>
          <table:table-cell table:style-name="ce171"/>
          <table:table-cell table:style-name="ce189"/>
          <table:table-cell table:style-name="ce218"/>
          <table:table-cell table:style-name="ce80"/>
          <table:table-cell table:style-name="ce88"/>
          <table:table-cell table:style-name="ce242"/>
          <table:table-cell table:style-name="ce126" table:formula="of:=(IF(OR(ISNUMBER(SEARCH(&quot;Team&quot;; [.F53]));ISNUMBER(SEARCH(&quot;Luca&quot;; [.F53]))); [.G53]; 0)) * 24" office:value-type="float" office:value="0" calcext:value-type="float">
            <text:p>0,00</text:p>
          </table:table-cell>
          <table:table-cell table:style-name="ce126" table:formula="of:=(IF(OR(ISNUMBER(SEARCH(&quot;Team&quot;; [.F53]));ISNUMBER(SEARCH(&quot;Max&quot;; [.F53]))); [.G53];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4]));ISNUMBER(SEARCH(&quot;Luca&quot;; [.F54]))); [.G54]; 0)) * 24" office:value-type="float" office:value="0" calcext:value-type="float">
            <text:p>0,00</text:p>
          </table:table-cell>
          <table:table-cell table:style-name="ce126" table:formula="of:=(IF(OR(ISNUMBER(SEARCH(&quot;Team&quot;; [.F54]));ISNUMBER(SEARCH(&quot;Max&quot;; [.F54]))); [.G54];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5]));ISNUMBER(SEARCH(&quot;Luca&quot;; [.F55]))); [.G55]; 0)) * 24" office:value-type="float" office:value="0" calcext:value-type="float">
            <text:p>0,00</text:p>
          </table:table-cell>
          <table:table-cell table:style-name="ce126" table:formula="of:=(IF(OR(ISNUMBER(SEARCH(&quot;Team&quot;; [.F55]));ISNUMBER(SEARCH(&quot;Max&quot;; [.F55]))); [.G55];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6]));ISNUMBER(SEARCH(&quot;Luca&quot;; [.F56]))); [.G56]; 0)) * 24" office:value-type="float" office:value="0" calcext:value-type="float">
            <text:p>0,00</text:p>
          </table:table-cell>
          <table:table-cell table:style-name="ce126" table:formula="of:=(IF(OR(ISNUMBER(SEARCH(&quot;Team&quot;; [.F56]));ISNUMBER(SEARCH(&quot;Max&quot;; [.F56]))); [.G56];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7]));ISNUMBER(SEARCH(&quot;Luca&quot;; [.F57]))); [.G57]; 0)) * 24" office:value-type="float" office:value="0" calcext:value-type="float">
            <text:p>0,00</text:p>
          </table:table-cell>
          <table:table-cell table:style-name="ce126" table:formula="of:=(IF(OR(ISNUMBER(SEARCH(&quot;Team&quot;; [.F57]));ISNUMBER(SEARCH(&quot;Max&quot;; [.F57]))); [.G57];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8]));ISNUMBER(SEARCH(&quot;Luca&quot;; [.F58]))); [.G58]; 0)) * 24" office:value-type="float" office:value="0" calcext:value-type="float">
            <text:p>0,00</text:p>
          </table:table-cell>
          <table:table-cell table:style-name="ce126" table:formula="of:=(IF(OR(ISNUMBER(SEARCH(&quot;Team&quot;; [.F58]));ISNUMBER(SEARCH(&quot;Max&quot;; [.F58]))); [.G58];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59]));ISNUMBER(SEARCH(&quot;Luca&quot;; [.F59]))); [.G59]; 0)) * 24" office:value-type="float" office:value="0" calcext:value-type="float">
            <text:p>0,00</text:p>
          </table:table-cell>
          <table:table-cell table:style-name="ce126" table:formula="of:=(IF(OR(ISNUMBER(SEARCH(&quot;Team&quot;; [.F59]));ISNUMBER(SEARCH(&quot;Max&quot;; [.F59]))); [.G59];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60]));ISNUMBER(SEARCH(&quot;Luca&quot;; [.F60]))); [.G60]; 0)) * 24" office:value-type="float" office:value="0" calcext:value-type="float">
            <text:p>0,00</text:p>
          </table:table-cell>
          <table:table-cell table:style-name="ce126" table:formula="of:=(IF(OR(ISNUMBER(SEARCH(&quot;Team&quot;; [.F60]));ISNUMBER(SEARCH(&quot;Max&quot;; [.F60]))); [.G60]; 0)) * 24" office:value-type="float" office:value="0" calcext:value-type="float">
            <text:p>0,00</text:p>
          </table:table-cell>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61]));ISNUMBER(SEARCH(&quot;Luca&quot;; [.F61]))); [.G61]; 0)) * 24" office:value-type="float" office:value="0" calcext:value-type="float">
            <text:p>0,00</text:p>
          </table:table-cell>
          <table:table-cell table:style-name="ce126" table:formula="of:=(IF(OR(ISNUMBER(SEARCH(&quot;Team&quot;; [.F61]));ISNUMBER(SEARCH(&quot;Max&quot;; [.F61]))); [.G61]; 0)) * 24" office:value-type="float" office:value="0" calcext:value-type="float">
            <text:p>0,00</text:p>
          </table:table-cell>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row>
        <table:table-row table:style-name="ro2">
          <table:table-cell table:style-name="ce10"/>
          <table:table-cell table:style-name="ce157"/>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62]));ISNUMBER(SEARCH(&quot;Luca&quot;; [.F62]))); [.G62]; 0)) * 24" office:value-type="float" office:value="0" calcext:value-type="float">
            <text:p>0,00</text:p>
          </table:table-cell>
          <table:table-cell table:style-name="ce126" table:formula="of:=(IF(OR(ISNUMBER(SEARCH(&quot;Team&quot;; [.F62]));ISNUMBER(SEARCH(&quot;Max&quot;; [.F62]))); [.G62]; 0)) * 24" office:value-type="float" office:value="0" calcext:value-type="float">
            <text:p>0,00</text:p>
          </table:table-cell>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row>
        <table:table-row table:style-name="ro2">
          <table:table-cell table:style-name="ce10"/>
          <table:table-cell table:style-name="ce158"/>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63]));ISNUMBER(SEARCH(&quot;Luca&quot;; [.F63]))); [.G63]; 0)) * 24" office:value-type="float" office:value="0" calcext:value-type="float">
            <text:p>0,00</text:p>
          </table:table-cell>
          <table:table-cell table:style-name="ce126" table:formula="of:=(IF(OR(ISNUMBER(SEARCH(&quot;Team&quot;; [.F63]));ISNUMBER(SEARCH(&quot;Max&quot;; [.F63]))); [.G63]; 0)) * 24" office:value-type="float" office:value="0" calcext:value-type="float">
            <text:p>0,00</text:p>
          </table:table-cell>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row>
        <table:table-row table:style-name="ro2">
          <table:table-cell table:style-name="ce10"/>
          <table:table-cell table:style-name="ce158"/>
          <table:table-cell table:style-name="ce171"/>
          <table:table-cell table:style-name="ce188"/>
          <table:table-cell table:style-name="ce220"/>
          <table:table-cell table:style-name="ce80"/>
          <table:table-cell table:style-name="ce88"/>
          <table:table-cell table:style-name="ce242"/>
          <table:table-cell table:style-name="ce126" table:formula="of:=(IF(OR(ISNUMBER(SEARCH(&quot;Team&quot;; [.F64]));ISNUMBER(SEARCH(&quot;Luca&quot;; [.F64]))); [.G64]; 0)) * 24" office:value-type="float" office:value="0" calcext:value-type="float">
            <text:p>0,00</text:p>
          </table:table-cell>
          <table:table-cell table:style-name="ce126" table:formula="of:=(IF(OR(ISNUMBER(SEARCH(&quot;Team&quot;; [.F64]));ISNUMBER(SEARCH(&quot;Max&quot;; [.F64]))); [.G64]; 0)) * 24" office:value-type="float" office:value="0" calcext:value-type="float">
            <text:p>0,00</text:p>
          </table:table-cell>
          <table:table-cell table:number-columns-repeated="3"/>
          <table:table-cell table:style-name="ce242"/>
          <table:table-cell table:style-name="ce244" table:number-columns-repeated="3"/>
          <table:table-cell table:style-name="ce269"/>
          <table:table-cell table:style-name="ce270" table:number-columns-repeated="20"/>
          <table:table-cell table:style-name="ce244" table:number-columns-repeated="986"/>
        </table:table-row>
        <table:table-row table:style-name="ro2">
          <table:table-cell table:style-name="ce10"/>
          <table:table-cell table:style-name="ce158"/>
          <table:table-cell table:style-name="ce171"/>
          <table:table-cell table:style-name="ce188"/>
          <table:table-cell table:style-name="ce218"/>
          <table:table-cell table:style-name="ce80"/>
          <table:table-cell table:style-name="ce88"/>
          <table:table-cell table:style-name="ce242"/>
          <table:table-cell table:style-name="ce126" table:formula="of:=(IF(OR(ISNUMBER(SEARCH(&quot;Team&quot;; [.F65]));ISNUMBER(SEARCH(&quot;Luca&quot;; [.F65]))); [.G65]; 0)) * 24" office:value-type="float" office:value="0" calcext:value-type="float">
            <text:p>0,00</text:p>
          </table:table-cell>
          <table:table-cell table:style-name="ce126" table:formula="of:=(IF(OR(ISNUMBER(SEARCH(&quot;Team&quot;; [.F65]));ISNUMBER(SEARCH(&quot;Max&quot;; [.F65]))); [.G65]; 0)) * 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9"/>
          <table:table-cell table:style-name="ce218"/>
          <table:table-cell table:style-name="ce81"/>
          <table:table-cell table:style-name="ce88"/>
          <table:table-cell table:style-name="ce243"/>
          <table:table-cell table:style-name="ce126" table:formula="of:=(IF(OR(ISNUMBER(SEARCH(&quot;Team&quot;; [.F66]));ISNUMBER(SEARCH(&quot;Luca&quot;; [.F66]))); [.G66]; 0)) * 24" office:value-type="float" office:value="0" calcext:value-type="float">
            <text:p>0,00</text:p>
          </table:table-cell>
          <table:table-cell table:style-name="ce126" table:formula="of:=(IF(OR(ISNUMBER(SEARCH(&quot;Team&quot;; [.F66]));ISNUMBER(SEARCH(&quot;Max&quot;; [.F66]))); [.G66]; 0)) * 24" office:value-type="float" office:value="0" calcext:value-type="float">
            <text:p>0,00</text:p>
          </table:table-cell>
          <table:table-cell table:number-columns-repeated="3"/>
          <table:table-cell table:style-name="ce243"/>
          <table:table-cell table:style-name="ce244" table:number-columns-repeated="1010"/>
        </table:table-row>
        <table:table-row table:style-name="ro22">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 [.F67]));ISNUMBER(SEARCH(&quot;Luca&quot;; [.F67]))); [.G67]; 0)) * 24" office:value-type="float" office:value="0" calcext:value-type="float">
            <text:p>0,00</text:p>
          </table:table-cell>
          <table:table-cell table:style-name="ce126" table:formula="of:=(IF(OR(ISNUMBER(SEARCH(&quot;Team&quot;; [.F67]));ISNUMBER(SEARCH(&quot;Max&quot;; [.F67]))); [.G67]; 0)) * 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F68]));ISNUMBER(SEARCH(&quot;Luca&quot;;[.F68])));[.G68];0))*24" office:value-type="float" office:value="0" calcext:value-type="float">
            <text:p>0,00</text:p>
          </table:table-cell>
          <table:table-cell table:style-name="ce126" table:formula="of:=(IF(OR(ISNUMBER(SEARCH(&quot;Team&quot;;[.F68]));ISNUMBER(SEARCH(&quot;Max&quot;;[.F68])));[.G68];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F69]));ISNUMBER(SEARCH(&quot;Luca&quot;;[.F69])));[.G69];0))*24" office:value-type="float" office:value="0" calcext:value-type="float">
            <text:p>0,00</text:p>
          </table:table-cell>
          <table:table-cell table:style-name="ce126" table:formula="of:=(IF(OR(ISNUMBER(SEARCH(&quot;Team&quot;;[.F69]));ISNUMBER(SEARCH(&quot;Max&quot;;[.F69])));[.G69];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8"/>
          <table:table-cell table:style-name="ce218"/>
          <table:table-cell table:style-name="ce80"/>
          <table:table-cell table:style-name="ce88"/>
          <table:table-cell table:style-name="ce243"/>
          <table:table-cell table:style-name="ce126" table:formula="of:=(IF(OR(ISNUMBER(SEARCH(&quot;Team&quot;;[.F70]));ISNUMBER(SEARCH(&quot;Luca&quot;;[.F70])));[.G70];0))*24" office:value-type="float" office:value="0" calcext:value-type="float">
            <text:p>0,00</text:p>
          </table:table-cell>
          <table:table-cell table:style-name="ce126" table:formula="of:=(IF(OR(ISNUMBER(SEARCH(&quot;Team&quot;;[.F70]));ISNUMBER(SEARCH(&quot;Max&quot;;[.F70])));[.G70];0))*24" office:value-type="float" office:value="0" calcext:value-type="float">
            <text:p>0,00</text:p>
          </table:table-cell>
          <table:table-cell table:number-columns-repeated="3"/>
          <table:table-cell table:style-name="ce243"/>
          <table:table-cell table:style-name="ce244" table:number-columns-repeated="1010"/>
        </table:table-row>
        <table:table-row table:style-name="ro23">
          <table:table-cell table:style-name="ce10"/>
          <table:table-cell table:style-name="ce158"/>
          <table:table-cell table:style-name="ce171"/>
          <table:table-cell table:style-name="ce188"/>
          <table:table-cell table:style-name="ce218"/>
          <table:table-cell table:style-name="ce80"/>
          <table:table-cell table:style-name="ce88"/>
          <table:table-cell table:style-name="ce243"/>
          <table:table-cell table:style-name="ce126" table:formula="of:=(IF(OR(ISNUMBER(SEARCH(&quot;Team&quot;;[.F71]));ISNUMBER(SEARCH(&quot;Luca&quot;;[.F71])));[.G71];0))*24" office:value-type="float" office:value="0" calcext:value-type="float">
            <text:p>0,00</text:p>
          </table:table-cell>
          <table:table-cell table:style-name="ce126" table:formula="of:=(IF(OR(ISNUMBER(SEARCH(&quot;Team&quot;;[.F71]));ISNUMBER(SEARCH(&quot;Max&quot;;[.F71])));[.G71];0))*24" office:value-type="float" office:value="0" calcext:value-type="float">
            <text:p>0,00</text:p>
          </table:table-cell>
          <table:table-cell table:number-columns-repeated="3"/>
          <table:table-cell table:style-name="ce243"/>
          <table:table-cell table:style-name="ce244" table:number-columns-repeated="1010"/>
        </table:table-row>
        <table:table-row table:style-name="ro24">
          <table:table-cell table:style-name="ce10"/>
          <table:table-cell table:style-name="ce158"/>
          <table:table-cell table:style-name="ce171"/>
          <table:table-cell table:style-name="ce189"/>
          <table:table-cell table:style-name="ce218"/>
          <table:table-cell table:style-name="ce80"/>
          <table:table-cell table:style-name="ce88"/>
          <table:table-cell table:style-name="ce244"/>
          <table:table-cell table:style-name="ce126" table:formula="of:=(IF(OR(ISNUMBER(SEARCH(&quot;Team&quot;;[.F72]));ISNUMBER(SEARCH(&quot;Luca&quot;;[.F72])));[.G72];0))*24" office:value-type="float" office:value="0" calcext:value-type="float">
            <text:p>0,00</text:p>
          </table:table-cell>
          <table:table-cell table:style-name="ce126" table:formula="of:=(IF(OR(ISNUMBER(SEARCH(&quot;Team&quot;;[.F72]));ISNUMBER(SEARCH(&quot;Max&quot;;[.F72])));[.G72];0))*24" office:value-type="float" office:value="0" calcext:value-type="float">
            <text:p>0,00</text:p>
          </table:table-cell>
          <table:table-cell table:number-columns-repeated="3"/>
          <table:table-cell table:style-name="ce244" table:number-columns-repeated="1011"/>
        </table:table-row>
        <table:table-row table:style-name="ro25">
          <table:table-cell table:style-name="ce10"/>
          <table:table-cell table:style-name="ce158"/>
          <table:table-cell table:style-name="ce171"/>
          <table:table-cell table:style-name="ce190"/>
          <table:table-cell table:style-name="ce222"/>
          <table:table-cell table:style-name="ce82"/>
          <table:table-cell table:style-name="ce88"/>
          <table:table-cell table:style-name="ce243"/>
          <table:table-cell table:style-name="ce126" table:formula="of:=(IF(OR(ISNUMBER(SEARCH(&quot;Team&quot;;[.F73]));ISNUMBER(SEARCH(&quot;Luca&quot;;[.F73])));[.G73];0))*24" office:value-type="float" office:value="0" calcext:value-type="float">
            <text:p>0,00</text:p>
          </table:table-cell>
          <table:table-cell table:style-name="ce126" table:formula="of:=(IF(OR(ISNUMBER(SEARCH(&quot;Team&quot;;[.F73]));ISNUMBER(SEARCH(&quot;Max&quot;;[.F73])));[.G73];0))*24" office:value-type="float" office:value="0" calcext:value-type="float">
            <text:p>0,00</text:p>
          </table:table-cell>
          <table:table-cell table:number-columns-repeated="3"/>
          <table:table-cell table:style-name="ce244" table:number-columns-repeated="1011"/>
        </table:table-row>
        <table:table-row table:style-name="ro26">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F74]));ISNUMBER(SEARCH(&quot;Luca&quot;;[.F74])));[.G74];0))*24" office:value-type="float" office:value="0" calcext:value-type="float">
            <text:p>0,00</text:p>
          </table:table-cell>
          <table:table-cell table:style-name="ce126" table:formula="of:=(IF(OR(ISNUMBER(SEARCH(&quot;Team&quot;;[.F74]));ISNUMBER(SEARCH(&quot;Max&quot;;[.F74])));[.G74];0))*24" office:value-type="float" office:value="0" calcext:value-type="float">
            <text:p>0,00</text:p>
          </table:table-cell>
          <table:table-cell table:number-columns-repeated="3"/>
          <table:table-cell table:style-name="ce243"/>
          <table:table-cell table:style-name="ce244" table:number-columns-repeated="1010"/>
        </table:table-row>
        <table:table-row table:style-name="ro27">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F75]));ISNUMBER(SEARCH(&quot;Luca&quot;;[.F75])));[.G75];0))*24" office:value-type="float" office:value="0" calcext:value-type="float">
            <text:p>0,00</text:p>
          </table:table-cell>
          <table:table-cell table:style-name="ce126" table:formula="of:=(IF(OR(ISNUMBER(SEARCH(&quot;Team&quot;;[.F75]));ISNUMBER(SEARCH(&quot;Max&quot;;[.F75])));[.G75];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F76]));ISNUMBER(SEARCH(&quot;Luca&quot;;[.F76])));[.G76];0))*24" office:value-type="float" office:value="0" calcext:value-type="float">
            <text:p>0,00</text:p>
          </table:table-cell>
          <table:table-cell table:style-name="ce126" table:formula="of:=(IF(OR(ISNUMBER(SEARCH(&quot;Team&quot;;[.F76]));ISNUMBER(SEARCH(&quot;Max&quot;;[.F76])));[.G76];0))*24" office:value-type="float" office:value="0" calcext:value-type="float">
            <text:p>0,00</text:p>
          </table:table-cell>
          <table:table-cell table:number-columns-repeated="3"/>
          <table:table-cell table:style-name="ce243"/>
          <table:table-cell table:style-name="ce244" table:number-columns-repeated="1010"/>
        </table:table-row>
        <table:table-row table:style-name="ro28">
          <table:table-cell table:style-name="ce10"/>
          <table:table-cell table:style-name="ce158"/>
          <table:table-cell table:style-name="ce171"/>
          <table:table-cell table:style-name="ce200"/>
          <table:table-cell table:style-name="ce222"/>
          <table:table-cell table:style-name="ce82"/>
          <table:table-cell table:style-name="ce88"/>
          <table:table-cell table:style-name="ce244"/>
          <table:table-cell table:style-name="ce126" table:formula="of:=(IF(OR(ISNUMBER(SEARCH(&quot;Team&quot;;[.F77]));ISNUMBER(SEARCH(&quot;Luca&quot;;[.F77])));[.G77];0))*24" office:value-type="float" office:value="0" calcext:value-type="float">
            <text:p>0,00</text:p>
          </table:table-cell>
          <table:table-cell table:style-name="ce126" table:formula="of:=(IF(OR(ISNUMBER(SEARCH(&quot;Team&quot;;[.F77]));ISNUMBER(SEARCH(&quot;Max&quot;;[.F77])));[.G77];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8"/>
          <table:table-cell table:style-name="ce218"/>
          <table:table-cell table:style-name="ce80"/>
          <table:table-cell table:style-name="ce88"/>
          <table:table-cell table:style-name="ce243"/>
          <table:table-cell table:style-name="ce126" table:formula="of:=(IF(OR(ISNUMBER(SEARCH(&quot;Team&quot;;[.F78]));ISNUMBER(SEARCH(&quot;Luca&quot;;[.F78])));[.G78];0))*24" office:value-type="float" office:value="0" calcext:value-type="float">
            <text:p>0,00</text:p>
          </table:table-cell>
          <table:table-cell table:style-name="ce126" table:formula="of:=(IF(OR(ISNUMBER(SEARCH(&quot;Team&quot;;[.F78]));ISNUMBER(SEARCH(&quot;Max&quot;;[.F78])));[.G78];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8"/>
          <table:table-cell table:style-name="ce218"/>
          <table:table-cell table:style-name="ce80"/>
          <table:table-cell table:style-name="ce88"/>
          <table:table-cell table:style-name="ce243"/>
          <table:table-cell table:style-name="ce126" table:formula="of:=(IF(OR(ISNUMBER(SEARCH(&quot;Team&quot;;[.F79]));ISNUMBER(SEARCH(&quot;Luca&quot;;[.F79])));[.G79];0))*24" office:value-type="float" office:value="0" calcext:value-type="float">
            <text:p>0,00</text:p>
          </table:table-cell>
          <table:table-cell table:style-name="ce126" table:formula="of:=(IF(OR(ISNUMBER(SEARCH(&quot;Team&quot;;[.F79]));ISNUMBER(SEARCH(&quot;Max&quot;;[.F79])));[.G79];0))*24" office:value-type="float" office:value="0" calcext:value-type="float">
            <text:p>0,00</text:p>
          </table:table-cell>
          <table:table-cell table:number-columns-repeated="3"/>
          <table:table-cell table:style-name="ce243"/>
          <table:table-cell table:style-name="ce244" table:number-columns-repeated="1010"/>
        </table:table-row>
        <table:table-row table:style-name="ro29">
          <table:table-cell table:style-name="ce10"/>
          <table:table-cell table:style-name="ce158"/>
          <table:table-cell table:style-name="ce171"/>
          <table:table-cell table:style-name="ce188"/>
          <table:table-cell table:style-name="ce220"/>
          <table:table-cell table:style-name="ce81"/>
          <table:table-cell table:style-name="ce88"/>
          <table:table-cell table:style-name="ce243"/>
          <table:table-cell table:style-name="ce126" table:formula="of:=(IF(OR(ISNUMBER(SEARCH(&quot;Team&quot;;[.F80]));ISNUMBER(SEARCH(&quot;Luca&quot;;[.F80])));[.G80];0))*24" office:value-type="float" office:value="0" calcext:value-type="float">
            <text:p>0,00</text:p>
          </table:table-cell>
          <table:table-cell table:style-name="ce126" table:formula="of:=(IF(OR(ISNUMBER(SEARCH(&quot;Team&quot;;[.F80]));ISNUMBER(SEARCH(&quot;Max&quot;;[.F80])));[.G80];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table-cell table:style-name="ce10"/>
          <table:table-cell table:style-name="ce158"/>
          <table:table-cell table:style-name="ce171"/>
          <table:table-cell table:style-name="ce189"/>
          <table:table-cell table:style-name="ce218"/>
          <table:table-cell table:style-name="ce80"/>
          <table:table-cell table:style-name="ce88"/>
          <table:table-cell table:style-name="ce243"/>
          <table:table-cell table:style-name="ce126" table:formula="of:=(IF(OR(ISNUMBER(SEARCH(&quot;Team&quot;;[.F81]));ISNUMBER(SEARCH(&quot;Luca&quot;;[.F81])));[.G81];0))*24" office:value-type="float" office:value="0" calcext:value-type="float">
            <text:p>0,00</text:p>
          </table:table-cell>
          <table:table-cell table:style-name="ce126" table:formula="of:=(IF(OR(ISNUMBER(SEARCH(&quot;Team&quot;;[.F81]));ISNUMBER(SEARCH(&quot;Max&quot;;[.F81])));[.G81];0))*24" office:value-type="float" office:value="0" calcext:value-type="float">
            <text:p>0,00</text:p>
          </table:table-cell>
          <table:table-cell table:number-columns-repeated="3"/>
          <table:table-cell table:style-name="ce243"/>
          <table:table-cell table:style-name="ce244" table:number-columns-repeated="1010"/>
        </table:table-row>
        <table:table-row table:style-name="ro30">
          <table:table-cell table:style-name="ce10"/>
          <table:table-cell table:style-name="ce158"/>
          <table:table-cell table:style-name="ce171"/>
          <table:table-cell table:style-name="ce189"/>
          <table:table-cell table:style-name="ce218"/>
          <table:table-cell table:style-name="ce81"/>
          <table:table-cell table:style-name="ce88"/>
          <table:table-cell table:style-name="ce243"/>
          <table:table-cell table:style-name="ce126" table:formula="of:=(IF(OR(ISNUMBER(SEARCH(&quot;Team&quot;;[.F82]));ISNUMBER(SEARCH(&quot;Luca&quot;;[.F82])));[.G82];0))*24" office:value-type="float" office:value="0" calcext:value-type="float">
            <text:p>0,00</text:p>
          </table:table-cell>
          <table:table-cell table:style-name="ce126" table:formula="of:=(IF(OR(ISNUMBER(SEARCH(&quot;Team&quot;;[.F82]));ISNUMBER(SEARCH(&quot;Max&quot;;[.F82])));[.G82];0))*24" office:value-type="float" office:value="0" calcext:value-type="float">
            <text:p>0,00</text:p>
          </table:table-cell>
          <table:table-cell table:number-columns-repeated="3"/>
          <table:table-cell table:style-name="ce243"/>
          <table:table-cell table:style-name="ce244" table:number-columns-repeated="1010"/>
        </table:table-row>
        <table:table-row table:style-name="ro2" table:number-rows-repeated="23">
          <table:table-cell table:style-name="ce10"/>
          <table:table-cell table:style-name="ce159"/>
          <table:table-cell/>
          <table:table-cell table:style-name="ce204"/>
          <table:table-cell table:style-name="ce223"/>
          <table:table-cell table:style-name="ce83" table:number-columns-repeated="2"/>
          <table:table-cell table:style-name="ce245"/>
          <table:table-cell table:style-name="ce252"/>
          <table:table-cell table:style-name="ce243"/>
          <table:table-cell table:style-name="ce244" table:number-columns-repeated="2"/>
          <table:table-cell table:style-name="ce254"/>
          <table:table-cell table:style-name="ce243"/>
          <table:table-cell table:style-name="ce244" table:number-columns-repeated="1010"/>
        </table:table-row>
        <table:table-row table:style-name="ro2" table:number-rows-repeated="21">
          <table:table-cell table:style-name="ce10"/>
          <table:table-cell table:style-name="ce159"/>
          <table:table-cell/>
          <table:table-cell table:style-name="ce204"/>
          <table:table-cell table:style-name="ce223"/>
          <table:table-cell table:style-name="ce83" table:number-columns-repeated="2"/>
          <table:table-cell table:style-name="ce245"/>
          <table:table-cell table:style-name="ce253"/>
          <table:table-cell table:style-name="ce243"/>
          <table:table-cell table:style-name="ce244" table:number-columns-repeated="2"/>
          <table:table-cell table:style-name="ce254"/>
          <table:table-cell table:style-name="ce243"/>
          <table:table-cell table:style-name="ce244" table:number-columns-repeated="1010"/>
        </table:table-row>
        <table:table-row table:style-name="ro2" table:number-rows-repeated="2">
          <table:table-cell table:style-name="ce10"/>
          <table:table-cell table:style-name="ce159"/>
          <table:table-cell/>
          <table:table-cell table:style-name="ce204"/>
          <table:table-cell table:style-name="ce223"/>
          <table:table-cell table:style-name="ce83" table:number-columns-repeated="2"/>
          <table:table-cell table:style-name="ce245"/>
          <table:table-cell table:style-name="ce244"/>
          <table:table-cell table:style-name="ce243"/>
          <table:table-cell table:style-name="ce244" table:number-columns-repeated="2"/>
          <table:table-cell table:style-name="ce254"/>
          <table:table-cell table:style-name="ce243"/>
          <table:table-cell table:style-name="ce244" table:number-columns-repeated="1010"/>
        </table:table-row>
        <table:table-row table:style-name="ro2" table:number-rows-repeated="2">
          <table:table-cell table:style-name="ce10"/>
          <table:table-cell table:style-name="ce159"/>
          <table:table-cell/>
          <table:table-cell table:style-name="ce204"/>
          <table:table-cell table:style-name="ce223"/>
          <table:table-cell table:style-name="ce83" table:number-columns-repeated="2"/>
          <table:table-cell table:style-name="ce245"/>
          <table:table-cell table:style-name="ce244"/>
          <table:table-cell table:style-name="ce243"/>
          <table:table-cell table:style-name="ce244" table:number-columns-repeated="3"/>
          <table:table-cell table:style-name="ce243"/>
          <table:table-cell table:style-name="ce244" table:number-columns-repeated="1010"/>
        </table:table-row>
        <table:table-row table:style-name="ro2" table:number-rows-repeated="57">
          <table:table-cell table:style-name="ce10"/>
          <table:table-cell table:style-name="ce159"/>
          <table:table-cell/>
          <table:table-cell table:style-name="ce204"/>
          <table:table-cell table:style-name="ce224"/>
          <table:table-cell table:style-name="ce84" table:number-columns-repeated="2"/>
          <table:table-cell table:style-name="ce246"/>
          <table:table-cell table:style-name="ce244" table:number-columns-repeated="1016"/>
        </table:table-row>
        <table:table-row table:style-name="ro2" table:number-rows-repeated="121">
          <table:table-cell table:style-name="ce10"/>
          <table:table-cell table:style-name="ce159"/>
          <table:table-cell/>
          <table:table-cell table:style-name="ce204"/>
          <table:table-cell table:style-name="ce224"/>
          <table:table-cell table:style-name="ce84" table:number-columns-repeated="2"/>
          <table:table-cell table:style-name="ce247"/>
          <table:table-cell table:style-name="ce244" table:number-columns-repeated="1016"/>
        </table:table-row>
        <table:table-row table:style-name="ro2" table:number-rows-repeated="307">
          <table:table-cell table:style-name="ce11"/>
          <table:table-cell table:style-name="ce159"/>
          <table:table-cell/>
          <table:table-cell table:style-name="ce204"/>
          <table:table-cell table:style-name="ce224"/>
          <table:table-cell table:style-name="ce84" table:number-columns-repeated="2"/>
          <table:table-cell table:style-name="ce247"/>
          <table:table-cell table:style-name="ce244" table:number-columns-repeated="1016"/>
        </table:table-row>
        <table:table-row table:style-name="ro2" table:number-rows-repeated="2">
          <table:table-cell table:style-name="ce11"/>
          <table:table-cell table:style-name="ce159"/>
          <table:table-cell/>
          <table:table-cell table:style-name="ce204"/>
          <table:table-cell table:style-name="ce224"/>
          <table:table-cell table:style-name="ce84" table:number-columns-repeated="2"/>
          <table:table-cell table:style-name="ce247"/>
          <table:table-cell/>
          <table:table-cell table:style-name="ce244" table:number-columns-repeated="1015"/>
        </table:table-row>
        <table:table-row table:style-name="ro2">
          <table:table-cell table:style-name="ce11"/>
          <table:table-cell table:style-name="ce159"/>
          <table:table-cell/>
          <table:table-cell table:style-name="ce204"/>
          <table:table-cell table:style-name="ce224"/>
          <table:table-cell table:style-name="ce84" table:number-columns-repeated="2"/>
          <table:table-cell table:style-name="ce247"/>
          <table:table-cell/>
          <table:table-cell table:style-name="ce244"/>
          <table:table-cell table:number-columns-repeated="3"/>
          <table:table-cell table:style-name="ce244" table:number-columns-repeated="1011"/>
        </table:table-row>
        <table:table-row table:style-name="ro31">
          <table:table-cell table:style-name="ce15"/>
          <table:table-cell table:style-name="ce159"/>
          <table:table-cell/>
          <table:table-cell table:style-name="ce204"/>
          <table:table-cell table:style-name="ce224"/>
          <table:table-cell table:style-name="ce84" table:number-columns-repeated="2"/>
          <table:table-cell table:style-name="ce247"/>
          <table:table-cell/>
          <table:table-cell table:style-name="ce244"/>
          <table:table-cell table:number-columns-repeated="3"/>
          <table:table-cell table:style-name="ce244"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Planning &amp; Backlog Refinement" table:style-name="ta1">
        <table:table-column table:style-name="co1" table:default-cell-style-name="ce277"/>
        <table:table-column table:style-name="co2" table:default-cell-style-name="ce168"/>
        <table:table-column table:style-name="co16" table:default-cell-style-name="ce290"/>
        <table:table-column table:style-name="co17" table:default-cell-style-name="ce290"/>
        <table:table-column table:style-name="co18" table:default-cell-style-name="ce225"/>
        <table:table-column table:style-name="co6" table:default-cell-style-name="Default"/>
        <table:table-column table:style-name="co7" table:default-cell-style-name="Default"/>
        <table:table-column table:style-name="co8" table:default-cell-style-name="ce248"/>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row table:style-name="ro1">
          <table:table-cell table:style-name="ce271"/>
          <table:table-cell table:style-name="ce153"/>
          <table:table-cell table:style-name="ce278"/>
          <table:table-cell table:style-name="ce291" office:value-type="string" calcext:value-type="string" table:number-columns-spanned="2" table:number-rows-spanned="1">
            <text:p>Website2Book – Sprint Planning &amp; Backlog Refinement</text:p>
          </table:table-cell>
          <table:covered-table-cell table:style-name="ce207"/>
          <table:table-cell table:style-name="ce294" table:number-columns-repeated="2"/>
          <table:table-cell table:style-name="ce240"/>
          <table:table-cell table:style-name="ce316" table:number-columns-spanned="2" table:number-rows-spanned="1"/>
          <table:covered-table-cell table:style-name="ce241"/>
          <table:table-cell table:number-columns-repeated="2"/>
          <table:table-cell table:style-name="ce241"/>
          <table:table-cell table:style-name="ce255"/>
          <table:table-cell table:style-name="ce316" table:number-columns-spanned="3" table:number-rows-spanned="1"/>
          <table:covered-table-cell table:number-columns-repeated="2" table:style-name="ce241"/>
          <table:table-cell table:style-name="ce269"/>
          <table:table-cell table:style-name="ce244" table:number-columns-repeated="5"/>
          <table:table-cell table:style-name="ce270" table:number-columns-repeated="20"/>
          <table:table-cell table:style-name="ce244" table:number-columns-repeated="981"/>
        </table:table-row>
        <table:table-row table:style-name="ro2">
          <table:table-cell table:style-name="ce272" office:value-type="string" calcext:value-type="string">
            <text:p>Sprint</text:p>
          </table:table-cell>
          <table:table-cell table:style-name="ce154" office:value-type="string" calcext:value-type="string">
            <text:p><text:span text:style-name="T6">Datum</text:span></text:p>
          </table:table-cell>
          <table:table-cell table:style-name="ce279" office:value-type="string" calcext:value-type="string">
            <text:p>Ereignis</text:p>
          </table:table-cell>
          <table:table-cell table:style-name="ce292" office:value-type="string" calcext:value-type="string">
            <text:p>Sprint Ziel des</text:p>
            <text:p>Kommenden Sprints</text:p>
          </table:table-cell>
          <table:table-cell table:style-name="ce178" office:value-type="string" calcext:value-type="string">
            <text:p><text:span text:style-name="T7">Beschreibung</text:span></text:p>
          </table:table-cell>
          <table:table-cell table:style-name="ce295"/>
          <table:table-cell table:style-name="ce315"/>
          <table:table-cell table:style-name="ce241"/>
          <table:table-cell table:style-name="ce315" table:number-columns-repeated="2"/>
          <table:table-cell table:number-columns-repeated="3"/>
          <table:table-cell table:style-name="ce256"/>
          <table:table-cell table:style-name="ce319"/>
          <table:table-cell table:style-name="ce320" table:number-columns-repeated="2"/>
          <table:table-cell/>
          <table:table-cell table:style-name="ce244" table:number-columns-repeated="5"/>
          <table:table-cell table:style-name="ce270" table:number-columns-repeated="20"/>
          <table:table-cell table:style-name="ce244" table:number-columns-repeated="981"/>
        </table:table-row>
        <table:table-row table:style-name="ro3">
          <table:table-cell table:style-name="ce147" office:value-type="string" calcext:value-type="string">
            <text:p>0 → 1</text:p>
          </table:table-cell>
          <table:table-cell table:style-name="ce155" office:value-type="date" office:date-value="2024-03-11" calcext:value-type="date">
            <text:p>11.03.24</text:p>
          </table:table-cell>
          <table:table-cell table:style-name="ce282" office:value-type="string" calcext:value-type="string">
            <text:p><text:span text:style-name="T15">Sprint Planning</text:span></text:p>
            <text:p><text:span text:style-name="T15">&amp;</text:span></text:p>
            <text:p><text:span text:style-name="T15">Backlog Refinement </text:span></text:p>
          </table:table-cell>
          <table:table-cell table:style-name="ce282" office:value-type="string" calcext:value-type="string">
            <text:p>Code refinement &amp; enhanced userfriendly interactions</text:p>
          </table:table-cell>
          <table:table-cell table:style-name="ce208" office:value-type="string" calcext:value-type="string">
            <text:p>Max konnte nicht am Meeting teilnehmen. Folgende Tasks wurden beim Sprint Planning erstellt: Klassendesign, Klassenumsetzung, Configuration Enhancement, More Userfriendly. Es wurde das Sprint Ziel formuliert.</text:p>
          </table:table-cell>
          <table:table-cell table:style-name="ce303"/>
          <table:table-cell table:style-name="ce253"/>
          <table:table-cell table:style-name="ce241"/>
          <table:table-cell table:style-name="ce317" table:number-columns-repeated="2"/>
          <table:table-cell table:number-columns-repeated="3"/>
          <table:table-cell table:style-name="ce242"/>
          <table:table-cell table:style-name="ce317" table:number-columns-repeated="3"/>
          <table:table-cell/>
          <table:table-cell table:style-name="ce244" table:number-columns-repeated="5"/>
          <table:table-cell table:style-name="ce270" table:number-columns-repeated="20"/>
          <table:table-cell table:style-name="ce244" table:number-columns-repeated="981"/>
        </table:table-row>
        <table:table-row table:style-name="ro33">
          <table:table-cell table:style-name="ce147" office:value-type="string" calcext:value-type="string">
            <text:p>1 → 2</text:p>
          </table:table-cell>
          <table:table-cell table:style-name="ce155" office:value-type="date" office:date-value="2024-03-24" calcext:value-type="date">
            <text:p>24.03.24</text:p>
          </table:table-cell>
          <table:table-cell table:style-name="ce282" office:value-type="string" calcext:value-type="string">
            <text:p><text:span text:style-name="T15">Sprint Planning</text:span></text:p>
            <text:p><text:span text:style-name="T15">&amp;</text:span></text:p>
            <text:p><text:span text:style-name="T15">Backlog Refinement </text:span></text:p>
          </table:table-cell>
          <table:table-cell table:style-name="ce282" office:value-type="string" calcext:value-type="string">
            <text:p>Code refinement &amp; enhanced userfriendly interactions</text:p>
          </table:table-cell>
          <table:table-cell table:style-name="ce208" office:value-type="string" calcext:value-type="string">
            <text:p>Das Sprintziel bleibt das gleiche, da das letzere nicht erreicht wurde(siehe Retro). Die tasks unter „Failed“, also die Klassendesign Tasks, die Klassenumsetzung, More Userfriendly – Inputs, Automated Installation und More Userfriendly – Error Messages wurden angepasst an die Planänderungen (siehe Retro Sprint 1) und befinden sich nun im zweiten Sprint.</text:p>
          </table:table-cell>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34">
          <table:table-cell table:style-name="ce147" office:value-type="string" calcext:value-type="string">
            <text:p>2 → 3</text:p>
          </table:table-cell>
          <table:table-cell table:style-name="ce155" office:value-type="date" office:date-value="2024-04-07" calcext:value-type="date">
            <text:p>07.04.24</text:p>
          </table:table-cell>
          <table:table-cell table:style-name="ce282" office:value-type="string" calcext:value-type="string">
            <text:p><text:span text:style-name="T15">Sprint Planning</text:span></text:p>
            <text:p><text:span text:style-name="T15">&amp;</text:span></text:p>
            <text:p><text:span text:style-name="T15">Backlog Refinement </text:span></text:p>
          </table:table-cell>
          <table:table-cell table:style-name="ce283" office:value-type="string" calcext:value-type="string">
            <text:p>Erweiterungen der Dokumente &amp; verbessertes EPUB erstellen</text:p>
          </table:table-cell>
          <table:table-cell table:style-name="ce208" office:value-type="string" calcext:value-type="string">
            <text:p>Da die generellen Musskriterien erfüllt sind, wird von nun an, nur an dem Projekt gearbeitet, wenn die Zeit dafür frei ist.</text:p>
            <text:p/>
            <text:p>Es soll die Dokumentation mit den UML-Darstellungen angegangen werden. Zudem soll die unzureichende EPUB erstellung erweitert werden, damit auch ein Cover mit angefügt werden kann. Zudem soll der Guide für die Erstellung der Konfiguration überarbeitet werden.</text:p>
          </table:table-cell>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6">
          <table:table-cell table:style-name="ce147"/>
          <table:table-cell table:style-name="ce155"/>
          <table:table-cell table:style-name="ce283" table:number-columns-repeated="2"/>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5"/>
          <table:table-cell table:style-name="ce283" table:number-columns-repeated="2"/>
          <table:table-cell table:style-name="ce208"/>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6"/>
          <table:table-cell table:style-name="ce284" table:number-columns-repeated="2"/>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table-cell table:style-name="ce253"/>
          <table:table-cell table:style-name="ce270" table:number-columns-repeated="20"/>
          <table:table-cell table:style-name="ce244" table:number-columns-repeated="984"/>
        </table:table-row>
        <table:table-row table:style-name="ro2">
          <table:table-cell table:style-name="ce147"/>
          <table:table-cell table:style-name="ce155"/>
          <table:table-cell table:style-name="ce283" table:number-columns-repeated="2"/>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5"/>
          <table:table-cell table:style-name="ce283" table:number-columns-repeated="2"/>
          <table:table-cell table:style-name="ce208"/>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7">
          <table:table-cell table:style-name="ce147"/>
          <table:table-cell table:style-name="ce155"/>
          <table:table-cell table:style-name="ce283" table:number-columns-repeated="2"/>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8">
          <table:table-cell table:style-name="ce147"/>
          <table:table-cell table:style-name="ce156"/>
          <table:table-cell table:style-name="ce284" table:number-columns-repeated="2"/>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6"/>
          <table:table-cell table:style-name="ce284" table:number-columns-repeated="2"/>
          <table:table-cell table:style-name="ce208"/>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6"/>
          <table:table-cell table:style-name="ce284" table:number-columns-repeated="2"/>
          <table:table-cell table:style-name="ce212"/>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147"/>
          <table:table-cell table:style-name="ce155"/>
          <table:table-cell table:style-name="ce283"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9">
          <table:table-cell table:style-name="ce147"/>
          <table:table-cell table:style-name="ce155"/>
          <table:table-cell table:style-name="ce283"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274"/>
          <table:table-cell table:style-name="ce155"/>
          <table:table-cell table:style-name="ce283"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274"/>
          <table:table-cell table:style-name="ce156"/>
          <table:table-cell table:style-name="ce284" table:number-columns-repeated="2"/>
          <table:table-cell table:style-name="ce213"/>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6">
          <table:table-cell table:style-name="ce274"/>
          <table:table-cell table:style-name="ce155"/>
          <table:table-cell table:style-name="ce283"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274"/>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4">
          <table:table-cell table:style-name="ce274"/>
          <table:table-cell table:style-name="ce155"/>
          <table:table-cell table:style-name="ce283"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274"/>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ce274"/>
          <table:table-cell table:style-name="ce155"/>
          <table:table-cell table:style-name="ce283"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2">
          <table:table-cell table:style-name="ce274"/>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Default"/>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Default"/>
          <table:table-cell table:style-name="ce156"/>
          <table:table-cell table:style-name="ce284" table:number-columns-repeated="2"/>
          <table:table-cell table:style-name="ce293"/>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table-cell table:style-name="Default"/>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35">
          <table:table-cell table:style-name="Default"/>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36">
          <table:table-cell table:style-name="Default"/>
          <table:table-cell table:style-name="ce156"/>
          <table:table-cell table:style-name="ce284" table:number-columns-repeated="2"/>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7">
          <table:table-cell table:style-name="Default"/>
          <table:table-cell table:style-name="ce156"/>
          <table:table-cell table:style-name="ce284" table:number-columns-repeated="2"/>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3">
          <table:table-cell table:style-name="Default"/>
          <table:table-cell table:style-name="ce157"/>
          <table:table-cell table:style-name="ce285" table:number-columns-repeated="2"/>
          <table:table-cell table:style-name="ce218"/>
          <table:table-cell table:style-name="ce312"/>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4">
          <table:table-cell table:style-name="Default"/>
          <table:table-cell table:style-name="ce157"/>
          <table:table-cell table:style-name="ce285" table:number-columns-repeated="2"/>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1">
          <table:table-cell table:style-name="Default"/>
          <table:table-cell table:style-name="ce157"/>
          <table:table-cell table:style-name="ce285" table:number-columns-repeated="2"/>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7">
          <table:table-cell table:style-name="Default"/>
          <table:table-cell table:style-name="ce157"/>
          <table:table-cell table:style-name="ce285" table:number-columns-repeated="2"/>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row>
        <table:table-row table:style-name="ro2" table:number-rows-repeated="2">
          <table:table-cell table:style-name="Default"/>
          <table:table-cell table:style-name="ce157"/>
          <table:table-cell table:style-name="ce285" table:number-columns-repeated="2"/>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row>
        <table:table-row table:style-name="ro2">
          <table:table-cell table:style-name="Default"/>
          <table:table-cell table:style-name="ce158"/>
          <table:table-cell table:style-name="ce286" table:number-columns-repeated="2"/>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row>
        <table:table-row table:style-name="ro2">
          <table:table-cell table:style-name="Default"/>
          <table:table-cell table:style-name="ce158"/>
          <table:table-cell table:style-name="ce286" table:number-columns-repeated="2"/>
          <table:table-cell table:style-name="ce220"/>
          <table:table-cell table:style-name="ce245"/>
          <table:table-cell table:style-name="ce253"/>
          <table:table-cell table:style-name="ce242"/>
          <table:table-cell table:style-name="ce317" table:number-columns-repeated="2"/>
          <table:table-cell table:number-columns-repeated="3"/>
          <table:table-cell table:style-name="ce242"/>
          <table:table-cell table:style-name="ce244" table:number-columns-repeated="3"/>
          <table:table-cell table:style-name="ce269"/>
          <table:table-cell table:style-name="ce270" table:number-columns-repeated="20"/>
          <table:table-cell table:style-name="ce244" table:number-columns-repeated="986"/>
        </table:table-row>
        <table:table-row table:style-name="ro2">
          <table:table-cell table:style-name="Default"/>
          <table:table-cell table:style-name="ce158"/>
          <table:table-cell table:style-name="ce286" table:number-columns-repeated="2"/>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3"/>
          <table:table-cell table:style-name="ce244" table:number-columns-repeated="1010"/>
        </table:table-row>
        <table:table-row table:style-name="ro2">
          <table:table-cell table:style-name="Default"/>
          <table:table-cell table:style-name="ce158"/>
          <table:table-cell table:style-name="ce286" table:number-columns-repeated="2"/>
          <table:table-cell table:style-name="ce218"/>
          <table:table-cell table:style-name="ce313"/>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2">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 table:number-rows-repeated="3">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3">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4">
          <table:table-cell table:style-name="Default"/>
          <table:table-cell table:style-name="ce158"/>
          <table:table-cell table:style-name="ce286" table:number-columns-repeated="2"/>
          <table:table-cell table:style-name="ce218"/>
          <table:table-cell table:style-name="ce245"/>
          <table:table-cell table:style-name="ce253"/>
          <table:table-cell table:style-name="ce244"/>
          <table:table-cell table:style-name="ce317" table:number-columns-repeated="2"/>
          <table:table-cell table:number-columns-repeated="3"/>
          <table:table-cell table:style-name="ce244" table:number-columns-repeated="1011"/>
        </table:table-row>
        <table:table-row table:style-name="ro25">
          <table:table-cell table:style-name="Default"/>
          <table:table-cell table:style-name="ce158"/>
          <table:table-cell table:style-name="ce286" table:number-columns-repeated="2"/>
          <table:table-cell table:style-name="ce222"/>
          <table:table-cell table:style-name="ce247"/>
          <table:table-cell table:style-name="ce253"/>
          <table:table-cell table:style-name="ce243"/>
          <table:table-cell table:style-name="ce317" table:number-columns-repeated="2"/>
          <table:table-cell table:number-columns-repeated="3"/>
          <table:table-cell table:style-name="ce244" table:number-columns-repeated="1011"/>
        </table:table-row>
        <table:table-row table:style-name="ro26">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7">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8">
          <table:table-cell table:style-name="Default"/>
          <table:table-cell table:style-name="ce158"/>
          <table:table-cell table:style-name="ce286" table:number-columns-repeated="2"/>
          <table:table-cell table:style-name="ce222"/>
          <table:table-cell table:style-name="ce247"/>
          <table:table-cell table:style-name="ce253"/>
          <table:table-cell table:style-name="ce244"/>
          <table:table-cell table:style-name="ce317" table:number-columns-repeated="2"/>
          <table:table-cell table:number-columns-repeated="3"/>
          <table:table-cell table:style-name="ce243"/>
          <table:table-cell table:style-name="ce244" table:number-columns-repeated="1010"/>
        </table:table-row>
        <table:table-row table:style-name="ro2" table:number-rows-repeated="2">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9">
          <table:table-cell table:style-name="Default"/>
          <table:table-cell table:style-name="ce158"/>
          <table:table-cell table:style-name="ce286" table:number-columns-repeated="2"/>
          <table:table-cell table:style-name="ce220"/>
          <table:table-cell table:style-name="ce313"/>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
          <table:table-cell table:style-name="Default"/>
          <table:table-cell table:style-name="ce158"/>
          <table:table-cell table:style-name="ce286" table:number-columns-repeated="2"/>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30">
          <table:table-cell table:style-name="Default"/>
          <table:table-cell table:style-name="ce158"/>
          <table:table-cell table:style-name="ce286" table:number-columns-repeated="2"/>
          <table:table-cell table:style-name="ce218"/>
          <table:table-cell table:style-name="ce313"/>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row>
        <table:table-row table:style-name="ro2" table:number-rows-repeated="23">
          <table:table-cell table:style-name="Default"/>
          <table:table-cell table:style-name="ce159"/>
          <table:table-cell table:style-name="ce289" table:number-columns-repeated="2"/>
          <table:table-cell table:style-name="ce223"/>
          <table:table-cell table:style-name="ce314" table:number-columns-repeated="2"/>
          <table:table-cell table:style-name="ce245"/>
          <table:table-cell table:style-name="ce252"/>
          <table:table-cell table:style-name="ce243"/>
          <table:table-cell table:style-name="ce244" table:number-columns-repeated="2"/>
          <table:table-cell table:style-name="ce254"/>
          <table:table-cell table:style-name="ce243"/>
          <table:table-cell table:style-name="ce244" table:number-columns-repeated="1010"/>
        </table:table-row>
        <table:table-row table:style-name="ro2" table:number-rows-repeated="21">
          <table:table-cell table:style-name="Default"/>
          <table:table-cell table:style-name="ce159"/>
          <table:table-cell table:style-name="ce289" table:number-columns-repeated="2"/>
          <table:table-cell table:style-name="ce223"/>
          <table:table-cell table:style-name="ce314" table:number-columns-repeated="2"/>
          <table:table-cell table:style-name="ce245"/>
          <table:table-cell table:style-name="ce253"/>
          <table:table-cell table:style-name="ce243"/>
          <table:table-cell table:style-name="ce244" table:number-columns-repeated="2"/>
          <table:table-cell table:style-name="ce254"/>
          <table:table-cell table:style-name="ce243"/>
          <table:table-cell table:style-name="ce244" table:number-columns-repeated="1010"/>
        </table:table-row>
        <table:table-row table:style-name="ro2" table:number-rows-repeated="2">
          <table:table-cell table:style-name="Default"/>
          <table:table-cell table:style-name="ce159"/>
          <table:table-cell table:style-name="ce289" table:number-columns-repeated="2"/>
          <table:table-cell table:style-name="ce223"/>
          <table:table-cell table:style-name="ce314" table:number-columns-repeated="2"/>
          <table:table-cell table:style-name="ce245"/>
          <table:table-cell table:style-name="ce244"/>
          <table:table-cell table:style-name="ce243"/>
          <table:table-cell table:style-name="ce244" table:number-columns-repeated="2"/>
          <table:table-cell table:style-name="ce254"/>
          <table:table-cell table:style-name="ce243"/>
          <table:table-cell table:style-name="ce244" table:number-columns-repeated="1010"/>
        </table:table-row>
        <table:table-row table:style-name="ro2" table:number-rows-repeated="2">
          <table:table-cell table:style-name="Default"/>
          <table:table-cell table:style-name="ce159"/>
          <table:table-cell table:style-name="ce289" table:number-columns-repeated="2"/>
          <table:table-cell table:style-name="ce223"/>
          <table:table-cell table:style-name="ce314" table:number-columns-repeated="2"/>
          <table:table-cell table:style-name="ce245"/>
          <table:table-cell table:style-name="ce244"/>
          <table:table-cell table:style-name="ce243"/>
          <table:table-cell table:style-name="ce244" table:number-columns-repeated="3"/>
          <table:table-cell table:style-name="ce243"/>
          <table:table-cell table:style-name="ce244" table:number-columns-repeated="1010"/>
        </table:table-row>
        <table:table-row table:style-name="ro2" table:number-rows-repeated="57">
          <table:table-cell table:style-name="Default"/>
          <table:table-cell table:style-name="ce159"/>
          <table:table-cell table:style-name="ce289" table:number-columns-repeated="2"/>
          <table:table-cell table:style-name="ce224"/>
          <table:table-cell table:style-name="ce244" table:number-columns-repeated="2"/>
          <table:table-cell table:style-name="ce246"/>
          <table:table-cell table:style-name="ce244" table:number-columns-repeated="1016"/>
        </table:table-row>
        <table:table-row table:style-name="ro2" table:number-rows-repeated="121">
          <table:table-cell table:style-name="Default"/>
          <table:table-cell table:style-name="ce159"/>
          <table:table-cell table:style-name="ce289" table:number-columns-repeated="2"/>
          <table:table-cell table:style-name="ce224"/>
          <table:table-cell table:style-name="ce244" table:number-columns-repeated="2"/>
          <table:table-cell table:style-name="ce247"/>
          <table:table-cell table:style-name="ce244" table:number-columns-repeated="1016"/>
        </table:table-row>
        <table:table-row table:style-name="ro2" table:number-rows-repeated="307">
          <table:table-cell table:style-name="ce275"/>
          <table:table-cell table:style-name="ce159"/>
          <table:table-cell table:style-name="ce289" table:number-columns-repeated="2"/>
          <table:table-cell table:style-name="ce224"/>
          <table:table-cell table:style-name="ce244" table:number-columns-repeated="2"/>
          <table:table-cell table:style-name="ce247"/>
          <table:table-cell table:style-name="ce244" table:number-columns-repeated="1016"/>
        </table:table-row>
        <table:table-row table:style-name="ro2" table:number-rows-repeated="2">
          <table:table-cell table:style-name="ce275"/>
          <table:table-cell table:style-name="ce159"/>
          <table:table-cell table:style-name="ce289" table:number-columns-repeated="2"/>
          <table:table-cell table:style-name="ce224"/>
          <table:table-cell table:style-name="ce244" table:number-columns-repeated="2"/>
          <table:table-cell table:style-name="ce247"/>
          <table:table-cell/>
          <table:table-cell table:style-name="ce244" table:number-columns-repeated="1015"/>
        </table:table-row>
        <table:table-row table:style-name="ro2">
          <table:table-cell table:style-name="ce275"/>
          <table:table-cell table:style-name="ce159"/>
          <table:table-cell table:style-name="ce289" table:number-columns-repeated="2"/>
          <table:table-cell table:style-name="ce224"/>
          <table:table-cell table:style-name="ce244" table:number-columns-repeated="2"/>
          <table:table-cell table:style-name="ce247"/>
          <table:table-cell/>
          <table:table-cell table:style-name="ce244"/>
          <table:table-cell table:number-columns-repeated="3"/>
          <table:table-cell table:style-name="ce244" table:number-columns-repeated="1011"/>
        </table:table-row>
        <table:table-row table:style-name="ro31">
          <table:table-cell table:style-name="ce276"/>
          <table:table-cell table:style-name="ce159"/>
          <table:table-cell table:style-name="ce289" table:number-columns-repeated="2"/>
          <table:table-cell table:style-name="ce224"/>
          <table:table-cell table:style-name="ce244" table:number-columns-repeated="2"/>
          <table:table-cell table:style-name="ce247"/>
          <table:table-cell/>
          <table:table-cell table:style-name="ce244"/>
          <table:table-cell table:number-columns-repeated="3"/>
          <table:table-cell table:style-name="ce244" table:number-columns-repeated="1011"/>
        </table:table-row>
        <table:table-row table:style-name="ro32" table:number-rows-repeated="1047956">
          <table:table-cell table:number-columns-repeated="1024"/>
        </table:table-row>
        <table:table-row table:style-name="ro32">
          <table:table-cell table:number-columns-repeated="1024"/>
        </table:table-row>
      </table:table>
      <table:table table:name="Sprint Review &amp; Sprint Retro." table:style-name="ta1">
        <table:table-column table:style-name="co1" table:default-cell-style-name="ce329"/>
        <table:table-column table:style-name="co2" table:default-cell-style-name="ce168"/>
        <table:table-column table:style-name="co19" table:default-cell-style-name="ce337"/>
        <table:table-column table:style-name="co17" table:default-cell-style-name="ce205"/>
        <table:table-column table:style-name="co20" table:default-cell-style-name="ce225"/>
        <table:table-column table:style-name="co6" table:default-cell-style-name="Default"/>
        <table:table-column table:style-name="co7" table:default-cell-style-name="Default"/>
        <table:table-column table:style-name="co8" table:default-cell-style-name="ce248"/>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1" table:default-cell-style-name="Default"/>
        <table:table-column table:style-name="co14" table:default-cell-style-name="Default"/>
        <table:table-column table:style-name="co15" table:number-columns-repeated="15360" table:default-cell-style-name="Default"/>
        <table:table-row table:style-name="ro1">
          <table:table-cell table:style-name="ce321"/>
          <table:table-cell table:style-name="ce153"/>
          <table:table-cell table:style-name="ce330"/>
          <table:table-cell table:style-name="ce338" office:value-type="string" calcext:value-type="string" table:number-columns-spanned="2" table:number-rows-spanned="1">
            <text:p>Website2Book – Sprint Review &amp; Sprint Retro.</text:p>
          </table:table-cell>
          <table:covered-table-cell table:style-name="ce207"/>
          <table:table-cell table:style-name="ce294" table:number-columns-repeated="2"/>
          <table:table-cell table:style-name="ce240"/>
          <table:table-cell table:style-name="ce316" table:number-columns-spanned="2" table:number-rows-spanned="1"/>
          <table:covered-table-cell table:style-name="ce241"/>
          <table:table-cell table:number-columns-repeated="2"/>
          <table:table-cell table:style-name="ce241"/>
          <table:table-cell table:style-name="ce255"/>
          <table:table-cell table:style-name="ce316" table:number-columns-spanned="3" table:number-rows-spanned="1"/>
          <table:covered-table-cell table:number-columns-repeated="2" table:style-name="ce241"/>
          <table:table-cell table:style-name="ce269"/>
          <table:table-cell table:style-name="ce244" table:number-columns-repeated="5"/>
          <table:table-cell table:style-name="ce270" table:number-columns-repeated="20"/>
          <table:table-cell table:style-name="ce244" table:number-columns-repeated="981"/>
          <table:table-cell table:number-columns-repeated="15360"/>
        </table:table-row>
        <table:table-row table:style-name="ro2">
          <table:table-cell table:style-name="ce322" office:value-type="string" calcext:value-type="string">
            <text:p>Sprint</text:p>
          </table:table-cell>
          <table:table-cell table:style-name="ce154" office:value-type="string" calcext:value-type="string">
            <text:p><text:span text:style-name="T6">Datum</text:span></text:p>
          </table:table-cell>
          <table:table-cell table:style-name="ce331" office:value-type="string" calcext:value-type="string">
            <text:p>Ereignis</text:p>
          </table:table-cell>
          <table:table-cell table:style-name="ce178" office:value-type="string" calcext:value-type="string">
            <text:p><text:span text:style-name="T7">Titel</text:span></text:p>
          </table:table-cell>
          <table:table-cell table:style-name="ce178" office:value-type="string" calcext:value-type="string">
            <text:p><text:span text:style-name="T7">Beschreibung</text:span></text:p>
          </table:table-cell>
          <table:table-cell table:style-name="ce295"/>
          <table:table-cell table:style-name="ce315"/>
          <table:table-cell table:style-name="ce241"/>
          <table:table-cell table:style-name="ce315" table:number-columns-repeated="2"/>
          <table:table-cell table:number-columns-repeated="3"/>
          <table:table-cell table:style-name="ce256"/>
          <table:table-cell table:style-name="ce319"/>
          <table:table-cell table:style-name="ce320" table:number-columns-repeated="2"/>
          <table:table-cell/>
          <table:table-cell table:style-name="ce244" table:number-columns-repeated="5"/>
          <table:table-cell table:style-name="ce270" table:number-columns-repeated="20"/>
          <table:table-cell table:style-name="ce244" table:number-columns-repeated="981"/>
          <table:table-cell table:number-columns-repeated="15360"/>
        </table:table-row>
        <table:table-row table:style-name="ro37">
          <table:table-cell table:style-name="ce283" office:value-type="string" calcext:value-type="string">
            <text:p>SPRINT 1</text:p>
          </table:table-cell>
          <table:table-cell table:style-name="ce155" office:value-type="date" office:date-value="2024-03-23" calcext:value-type="date">
            <text:p>23.03.24</text:p>
          </table:table-cell>
          <table:table-cell table:style-name="ce173" office:value-type="string" calcext:value-type="string">
            <text:p>SPRINT 1 </text:p>
            <text:p>REVIEW</text:p>
            <text:p>&amp;</text:p>
            <text:p>RETRO</text:p>
          </table:table-cell>
          <table:table-cell table:style-name="ce179" office:value-type="string" calcext:value-type="string">
            <text:p>Sprint-Ziel wurde nicht eingehalten &amp; Planänderugen</text:p>
          </table:table-cell>
          <table:table-cell table:style-name="ce341" office:value-type="string" calcext:value-type="string">
            <text:p><text:span text:style-name="T16">Planänderung</text:span></text:p>
            <text:p><text:span text:style-name="T16">Durch eine Planänderung mit Absprache mit den Product Owner und dem Scrum Master mussten in Folge des laufenden Sprint ein paar Änderungen vorgenommen werden. Somit wurden die angehenden Tasks: Klassendesign &amp; Klassenumsetzung zurückgesetzt von "In review" zu "To-Do", da Komplikationen mit den Stakholdern und dessen Einwände mit der Codequalität. Somit wurde die Codebasis im Laufe des Projektes komplett ersetzt. </text:span></text:p>
            <text:p/>
            <text:p><text:span text:style-name="T16">Review </text:span></text:p>
            <text:p><text:span text:style-name="T16">Was wurde geschafft? </text:span></text:p>
            <text:p><text:span text:style-name="T16">Configuration Enhancement, Zum Teil das Klassendesign und dessen Klassenumsetzung. Was nicht? </text:span></text:p>
            <text:p><text:span text:style-name="T16">Klassendesign, Klassenumsetzung, More Userfriendly, Automated Installation </text:span></text:p>
            <text:p/>
            <text:p><text:span text:style-name="T16">Retrospektive </text:span></text:p>
            <text:p><text:span text:style-name="T16">Was lief gut? Nach Planänderung wurde etwa 70% des gesamten Ausgangsmaterials neu geschrieben, was natürlich deutlich mehr Zeit in Anspruch nimmt, als die "Ausgangslage" nur zu erweitern. </text:span></text:p>
            <text:p><text:span text:style-name="T16">Was lief schlecht? </text:span></text:p>
            <text:p><text:span text:style-name="T16">Durch die Planänderungen, durch Max fehlen bei Absprache durch die Dailys und das nicht einplanen von Terminen von Außerhalb, wie Klausuren, hat zu einer starken Verschiebung der Tasks in den folgenden Sprint geführt. Somit konnte der Milestone "Code refinement &amp; enhanced userfriendly interations" nicht vollständig umgesetzt werden.</text:span><text:span text:style-name="T12">  </text:span></text:p>
          </table:table-cell>
          <table:table-cell table:style-name="ce303"/>
          <table:table-cell table:style-name="ce253"/>
          <table:table-cell table:style-name="ce241"/>
          <table:table-cell table:style-name="ce317" table:number-columns-repeated="2"/>
          <table:table-cell table:number-columns-repeated="3"/>
          <table:table-cell table:style-name="ce242"/>
          <table:table-cell table:style-name="ce317" table:number-columns-repeated="3"/>
          <table:table-cell/>
          <table:table-cell table:style-name="ce244" table:number-columns-repeated="5"/>
          <table:table-cell table:style-name="ce270" table:number-columns-repeated="20"/>
          <table:table-cell table:style-name="ce244" table:number-columns-repeated="981"/>
          <table:table-cell table:number-columns-repeated="15360"/>
        </table:table-row>
        <table:table-row table:style-name="ro38">
          <table:table-cell table:style-name="ce171" office:value-type="string" calcext:value-type="string">
            <text:p>SPRINT 2</text:p>
          </table:table-cell>
          <table:table-cell table:style-name="ce156" office:value-type="date" office:date-value="2024-04-06" calcext:value-type="date">
            <text:p>06.04.24</text:p>
          </table:table-cell>
          <table:table-cell table:style-name="ce173" office:value-type="string" calcext:value-type="string">
            <text:p>SPRINT 1 </text:p>
            <text:p>REVIEW</text:p>
            <text:p>&amp;</text:p>
            <text:p>RETRO</text:p>
          </table:table-cell>
          <table:table-cell table:style-name="ce339" office:value-type="string" calcext:value-type="string">
            <text:p>Abschluss des zweiten Sprints </text:p>
            <text:p>&amp; </text:p>
            <text:p>Erster Release</text:p>
          </table:table-cell>
          <table:table-cell table:style-name="ce215" office:value-type="string" calcext:value-type="string">
            <text:p>Das Sprintziel „Code refinement &amp; enhanced userfriendly interactions“ </text:p>
            <text:p>Wurde rudimentär abgeschlossen. Somit wurde die Codebasis komplett neu geschieben, in klassenbasierter Programmierung.</text:p>
            <text:p>Es wurden auch die meisten Fatalen Errors debugged, zudem wurde ein Release mit einer Binären Version und einem rudimentären Guide veröffentlicht. Die Verwendung von Calibre ist zudem auch entfernt worden, somit ist keine externe Software mehr notwendig für die Nutzung diese Applikation.</text:p>
            <text:p/>
            <text:p>Es wurde leider das Klassendesigning übersprungen. Dies muss nächsten Sprint nachgeholt werden, aber die grundsätlichen</text:p>
            <text:p>Sprintziele wurden erfüllt. Zudem kann man das Projekt, zumindest auf „umsetzungsseite“, als Abgeschlossen bezeichnen.</text:p>
            <text:p>Der erste Release ist unter dem GitHub Account „TheUnixDemon“ zu finden.</text:p>
          </table:table-cell>
          <table:table-cell table:style-name="ce303"/>
          <table:table-cell table:style-name="ce342"/>
          <table:table-cell table:style-name="ce343"/>
          <table:table-cell table:style-name="ce344" table:number-columns-repeated="2"/>
          <table:table-cell table:style-name="ce345" table:number-columns-repeated="3"/>
          <table:table-cell table:style-name="ce343" table:number-columns-repeated="4"/>
          <table:table-cell table:style-name="ce346"/>
          <table:table-cell table:style-name="ce347" table:number-columns-repeated="20"/>
          <table:table-cell table:style-name="ce360" table:number-columns-repeated="986"/>
          <table:table-cell table:style-name="ce345" table:number-columns-repeated="15360"/>
        </table:table-row>
        <table:table-row table:style-name="ro5">
          <table:table-cell table:style-name="ce323"/>
          <table:table-cell table:style-name="ce155"/>
          <table:table-cell table:style-name="ce332"/>
          <table:table-cell table:style-name="ce179"/>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6">
          <table:table-cell table:style-name="ce323"/>
          <table:table-cell table:style-name="ce155"/>
          <table:table-cell table:style-name="ce332"/>
          <table:table-cell table:style-name="ce179"/>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3"/>
          <table:table-cell table:style-name="ce155"/>
          <table:table-cell table:style-name="ce332"/>
          <table:table-cell table:style-name="ce180"/>
          <table:table-cell table:style-name="ce208"/>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3"/>
          <table:table-cell table:style-name="ce156"/>
          <table:table-cell table:style-name="ce333"/>
          <table:table-cell table:style-name="ce179"/>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table-cell table:style-name="ce253"/>
          <table:table-cell table:style-name="ce270" table:number-columns-repeated="20"/>
          <table:table-cell table:style-name="ce244" table:number-columns-repeated="984"/>
          <table:table-cell table:number-columns-repeated="15360"/>
        </table:table-row>
        <table:table-row table:style-name="ro2">
          <table:table-cell table:style-name="ce323"/>
          <table:table-cell table:style-name="ce155"/>
          <table:table-cell table:style-name="ce332"/>
          <table:table-cell table:style-name="ce179"/>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3"/>
          <table:table-cell table:style-name="ce155"/>
          <table:table-cell table:style-name="ce332"/>
          <table:table-cell table:style-name="ce180"/>
          <table:table-cell table:style-name="ce208"/>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7">
          <table:table-cell table:style-name="ce323"/>
          <table:table-cell table:style-name="ce155"/>
          <table:table-cell table:style-name="ce332"/>
          <table:table-cell table:style-name="ce179"/>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8">
          <table:table-cell table:style-name="ce323"/>
          <table:table-cell table:style-name="ce156"/>
          <table:table-cell table:style-name="ce333"/>
          <table:table-cell table:style-name="ce179"/>
          <table:table-cell table:style-name="ce208"/>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3"/>
          <table:table-cell table:style-name="ce156"/>
          <table:table-cell table:style-name="ce333"/>
          <table:table-cell table:style-name="ce180"/>
          <table:table-cell table:style-name="ce208"/>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3"/>
          <table:table-cell table:style-name="ce156"/>
          <table:table-cell table:style-name="ce333"/>
          <table:table-cell table:style-name="ce179"/>
          <table:table-cell table:style-name="ce212"/>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3"/>
          <table:table-cell table:style-name="ce155"/>
          <table:table-cell table:style-name="ce332"/>
          <table:table-cell table:style-name="ce179"/>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9">
          <table:table-cell table:style-name="ce323"/>
          <table:table-cell table:style-name="ce155"/>
          <table:table-cell table:style-name="ce332"/>
          <table:table-cell table:style-name="ce179"/>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5"/>
          <table:table-cell table:style-name="ce155"/>
          <table:table-cell table:style-name="ce332"/>
          <table:table-cell table:style-name="ce179"/>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5"/>
          <table:table-cell table:style-name="ce156"/>
          <table:table-cell table:style-name="ce333"/>
          <table:table-cell table:style-name="ce180"/>
          <table:table-cell table:style-name="ce213"/>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6">
          <table:table-cell table:style-name="ce325"/>
          <table:table-cell table:style-name="ce155"/>
          <table:table-cell table:style-name="ce332"/>
          <table:table-cell table:style-name="ce179"/>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5"/>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4">
          <table:table-cell table:style-name="ce325"/>
          <table:table-cell table:style-name="ce155"/>
          <table:table-cell table:style-name="ce332"/>
          <table:table-cell table:style-name="ce179"/>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5"/>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5"/>
          <table:table-cell table:style-name="ce155"/>
          <table:table-cell table:style-name="ce332"/>
          <table:table-cell table:style-name="ce179"/>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2">
          <table:table-cell table:style-name="ce325"/>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6"/>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6"/>
          <table:table-cell table:style-name="ce156"/>
          <table:table-cell table:style-name="ce333"/>
          <table:table-cell table:style-name="ce340"/>
          <table:table-cell table:style-name="ce293"/>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6"/>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35">
          <table:table-cell table:style-name="ce326"/>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36">
          <table:table-cell table:style-name="ce326"/>
          <table:table-cell table:style-name="ce156"/>
          <table:table-cell table:style-name="ce333"/>
          <table:table-cell table:style-name="ce180"/>
          <table:table-cell table:style-name="ce213"/>
          <table:table-cell table:style-name="ce303"/>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7">
          <table:table-cell table:style-name="ce326"/>
          <table:table-cell table:style-name="ce156"/>
          <table:table-cell table:style-name="ce333"/>
          <table:table-cell table:style-name="ce180"/>
          <table:table-cell table:style-name="ce214"/>
          <table:table-cell table:style-name="ce311"/>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3">
          <table:table-cell table:style-name="ce326"/>
          <table:table-cell table:style-name="ce157"/>
          <table:table-cell table:style-name="ce334"/>
          <table:table-cell table:style-name="ce188"/>
          <table:table-cell table:style-name="ce218"/>
          <table:table-cell table:style-name="ce312"/>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4">
          <table:table-cell table:style-name="ce326"/>
          <table:table-cell table:style-name="ce157"/>
          <table:table-cell table:style-name="ce334"/>
          <table:table-cell table:style-name="ce188"/>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1">
          <table:table-cell table:style-name="ce326"/>
          <table:table-cell table:style-name="ce157"/>
          <table:table-cell table:style-name="ce334"/>
          <table:table-cell table:style-name="ce189"/>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7">
          <table:table-cell table:style-name="ce326"/>
          <table:table-cell table:style-name="ce157"/>
          <table:table-cell table:style-name="ce334"/>
          <table:table-cell table:style-name="ce188"/>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number-columns-repeated="4"/>
          <table:table-cell table:style-name="ce269"/>
          <table:table-cell table:style-name="ce270" table:number-columns-repeated="20"/>
          <table:table-cell table:style-name="ce244" table:number-columns-repeated="986"/>
          <table:table-cell table:number-columns-repeated="15360"/>
        </table:table-row>
        <table:table-row table:style-name="ro2" table:number-rows-repeated="2">
          <table:table-cell table:style-name="ce326"/>
          <table:table-cell table:style-name="ce157"/>
          <table:table-cell table:style-name="ce334"/>
          <table:table-cell table:style-name="ce188"/>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6"/>
          <table:table-cell table:style-name="ce158"/>
          <table:table-cell table:style-name="ce335"/>
          <table:table-cell table:style-name="ce188"/>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2"/>
          <table:table-cell table:style-name="ce243"/>
          <table:table-cell table:style-name="ce242" table:number-columns-repeated="2"/>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6"/>
          <table:table-cell table:style-name="ce158"/>
          <table:table-cell table:style-name="ce335"/>
          <table:table-cell table:style-name="ce188"/>
          <table:table-cell table:style-name="ce220"/>
          <table:table-cell table:style-name="ce245"/>
          <table:table-cell table:style-name="ce253"/>
          <table:table-cell table:style-name="ce242"/>
          <table:table-cell table:style-name="ce317" table:number-columns-repeated="2"/>
          <table:table-cell table:number-columns-repeated="3"/>
          <table:table-cell table:style-name="ce242"/>
          <table:table-cell table:style-name="ce244" table:number-columns-repeated="3"/>
          <table:table-cell table:style-name="ce269"/>
          <table:table-cell table:style-name="ce270" table:number-columns-repeated="20"/>
          <table:table-cell table:style-name="ce244" table:number-columns-repeated="986"/>
          <table:table-cell table:number-columns-repeated="15360"/>
        </table:table-row>
        <table:table-row table:style-name="ro2">
          <table:table-cell table:style-name="ce326"/>
          <table:table-cell table:style-name="ce158"/>
          <table:table-cell table:style-name="ce335"/>
          <table:table-cell table:style-name="ce188"/>
          <table:table-cell table:style-name="ce218"/>
          <table:table-cell table:style-name="ce245"/>
          <table:table-cell table:style-name="ce253"/>
          <table:table-cell table:style-name="ce242"/>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table-cell table:style-name="ce326"/>
          <table:table-cell table:style-name="ce158"/>
          <table:table-cell table:style-name="ce335"/>
          <table:table-cell table:style-name="ce189"/>
          <table:table-cell table:style-name="ce218"/>
          <table:table-cell table:style-name="ce313"/>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2">
          <table:table-cell table:style-name="ce326"/>
          <table:table-cell table:style-name="ce158"/>
          <table:table-cell table:style-name="ce335"/>
          <table:table-cell table:style-name="ce189"/>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number-rows-repeated="2">
          <table:table-cell table:style-name="ce326"/>
          <table:table-cell table:style-name="ce158"/>
          <table:table-cell table:style-name="ce335"/>
          <table:table-cell table:style-name="ce189"/>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table-cell table:style-name="ce326"/>
          <table:table-cell table:style-name="ce158"/>
          <table:table-cell table:style-name="ce335"/>
          <table:table-cell table:style-name="ce188"/>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3">
          <table:table-cell table:style-name="ce326"/>
          <table:table-cell table:style-name="ce158"/>
          <table:table-cell table:style-name="ce335"/>
          <table:table-cell table:style-name="ce188"/>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4">
          <table:table-cell table:style-name="ce326"/>
          <table:table-cell table:style-name="ce158"/>
          <table:table-cell table:style-name="ce335"/>
          <table:table-cell table:style-name="ce189"/>
          <table:table-cell table:style-name="ce218"/>
          <table:table-cell table:style-name="ce245"/>
          <table:table-cell table:style-name="ce253"/>
          <table:table-cell table:style-name="ce244"/>
          <table:table-cell table:style-name="ce317" table:number-columns-repeated="2"/>
          <table:table-cell table:number-columns-repeated="3"/>
          <table:table-cell table:style-name="ce244" table:number-columns-repeated="1011"/>
          <table:table-cell table:number-columns-repeated="15360"/>
        </table:table-row>
        <table:table-row table:style-name="ro25">
          <table:table-cell table:style-name="ce326"/>
          <table:table-cell table:style-name="ce158"/>
          <table:table-cell table:style-name="ce335"/>
          <table:table-cell table:style-name="ce190"/>
          <table:table-cell table:style-name="ce222"/>
          <table:table-cell table:style-name="ce247"/>
          <table:table-cell table:style-name="ce253"/>
          <table:table-cell table:style-name="ce243"/>
          <table:table-cell table:style-name="ce317" table:number-columns-repeated="2"/>
          <table:table-cell table:number-columns-repeated="3"/>
          <table:table-cell table:style-name="ce244" table:number-columns-repeated="1011"/>
          <table:table-cell table:number-columns-repeated="15360"/>
        </table:table-row>
        <table:table-row table:style-name="ro26">
          <table:table-cell table:style-name="ce326"/>
          <table:table-cell table:style-name="ce158"/>
          <table:table-cell table:style-name="ce335"/>
          <table:table-cell table:style-name="ce189"/>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7">
          <table:table-cell table:style-name="ce326"/>
          <table:table-cell table:style-name="ce158"/>
          <table:table-cell table:style-name="ce335"/>
          <table:table-cell table:style-name="ce189"/>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table-cell table:style-name="ce326"/>
          <table:table-cell table:style-name="ce158"/>
          <table:table-cell table:style-name="ce335"/>
          <table:table-cell table:style-name="ce189"/>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8">
          <table:table-cell table:style-name="ce326"/>
          <table:table-cell table:style-name="ce158"/>
          <table:table-cell table:style-name="ce335"/>
          <table:table-cell table:style-name="ce200"/>
          <table:table-cell table:style-name="ce222"/>
          <table:table-cell table:style-name="ce247"/>
          <table:table-cell table:style-name="ce253"/>
          <table:table-cell table:style-name="ce244"/>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number-rows-repeated="2">
          <table:table-cell table:style-name="ce326"/>
          <table:table-cell table:style-name="ce158"/>
          <table:table-cell table:style-name="ce335"/>
          <table:table-cell table:style-name="ce188"/>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9">
          <table:table-cell table:style-name="ce326"/>
          <table:table-cell table:style-name="ce158"/>
          <table:table-cell table:style-name="ce335"/>
          <table:table-cell table:style-name="ce188"/>
          <table:table-cell table:style-name="ce220"/>
          <table:table-cell table:style-name="ce313"/>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table-cell table:style-name="ce326"/>
          <table:table-cell table:style-name="ce158"/>
          <table:table-cell table:style-name="ce335"/>
          <table:table-cell table:style-name="ce189"/>
          <table:table-cell table:style-name="ce218"/>
          <table:table-cell table:style-name="ce245"/>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30">
          <table:table-cell table:style-name="ce326"/>
          <table:table-cell table:style-name="ce158"/>
          <table:table-cell table:style-name="ce335"/>
          <table:table-cell table:style-name="ce189"/>
          <table:table-cell table:style-name="ce218"/>
          <table:table-cell table:style-name="ce313"/>
          <table:table-cell table:style-name="ce253"/>
          <table:table-cell table:style-name="ce243"/>
          <table:table-cell table:style-name="ce317" table:number-columns-repeated="2"/>
          <table:table-cell table:number-columns-repeated="3"/>
          <table:table-cell table:style-name="ce243"/>
          <table:table-cell table:style-name="ce244" table:number-columns-repeated="1010"/>
          <table:table-cell table:number-columns-repeated="15360"/>
        </table:table-row>
        <table:table-row table:style-name="ro2" table:number-rows-repeated="23">
          <table:table-cell table:style-name="ce326"/>
          <table:table-cell table:style-name="ce159"/>
          <table:table-cell table:style-name="ce336"/>
          <table:table-cell table:style-name="ce204"/>
          <table:table-cell table:style-name="ce223"/>
          <table:table-cell table:style-name="ce314" table:number-columns-repeated="2"/>
          <table:table-cell table:style-name="ce245"/>
          <table:table-cell table:style-name="ce252"/>
          <table:table-cell table:style-name="ce243"/>
          <table:table-cell table:style-name="ce244" table:number-columns-repeated="2"/>
          <table:table-cell table:style-name="ce254"/>
          <table:table-cell table:style-name="ce243"/>
          <table:table-cell table:style-name="ce244" table:number-columns-repeated="1010"/>
          <table:table-cell table:number-columns-repeated="15360"/>
        </table:table-row>
        <table:table-row table:style-name="ro2" table:number-rows-repeated="21">
          <table:table-cell table:style-name="ce326"/>
          <table:table-cell table:style-name="ce159"/>
          <table:table-cell table:style-name="ce336"/>
          <table:table-cell table:style-name="ce204"/>
          <table:table-cell table:style-name="ce223"/>
          <table:table-cell table:style-name="ce314" table:number-columns-repeated="2"/>
          <table:table-cell table:style-name="ce245"/>
          <table:table-cell table:style-name="ce253"/>
          <table:table-cell table:style-name="ce243"/>
          <table:table-cell table:style-name="ce244" table:number-columns-repeated="2"/>
          <table:table-cell table:style-name="ce254"/>
          <table:table-cell table:style-name="ce243"/>
          <table:table-cell table:style-name="ce244" table:number-columns-repeated="1010"/>
          <table:table-cell table:number-columns-repeated="15360"/>
        </table:table-row>
        <table:table-row table:style-name="ro2" table:number-rows-repeated="2">
          <table:table-cell table:style-name="ce326"/>
          <table:table-cell table:style-name="ce159"/>
          <table:table-cell table:style-name="ce336"/>
          <table:table-cell table:style-name="ce204"/>
          <table:table-cell table:style-name="ce223"/>
          <table:table-cell table:style-name="ce314" table:number-columns-repeated="2"/>
          <table:table-cell table:style-name="ce245"/>
          <table:table-cell table:style-name="ce244"/>
          <table:table-cell table:style-name="ce243"/>
          <table:table-cell table:style-name="ce244" table:number-columns-repeated="2"/>
          <table:table-cell table:style-name="ce254"/>
          <table:table-cell table:style-name="ce243"/>
          <table:table-cell table:style-name="ce244" table:number-columns-repeated="1010"/>
          <table:table-cell table:number-columns-repeated="15360"/>
        </table:table-row>
        <table:table-row table:style-name="ro2" table:number-rows-repeated="2">
          <table:table-cell table:style-name="ce326"/>
          <table:table-cell table:style-name="ce159"/>
          <table:table-cell table:style-name="ce336"/>
          <table:table-cell table:style-name="ce204"/>
          <table:table-cell table:style-name="ce223"/>
          <table:table-cell table:style-name="ce314" table:number-columns-repeated="2"/>
          <table:table-cell table:style-name="ce245"/>
          <table:table-cell table:style-name="ce244"/>
          <table:table-cell table:style-name="ce243"/>
          <table:table-cell table:style-name="ce244" table:number-columns-repeated="3"/>
          <table:table-cell table:style-name="ce243"/>
          <table:table-cell table:style-name="ce244" table:number-columns-repeated="1010"/>
          <table:table-cell table:number-columns-repeated="15360"/>
        </table:table-row>
        <table:table-row table:style-name="ro2" table:number-rows-repeated="57">
          <table:table-cell table:style-name="ce326"/>
          <table:table-cell table:style-name="ce159"/>
          <table:table-cell table:style-name="ce336"/>
          <table:table-cell table:style-name="ce204"/>
          <table:table-cell table:style-name="ce224"/>
          <table:table-cell table:style-name="ce244" table:number-columns-repeated="2"/>
          <table:table-cell table:style-name="ce246"/>
          <table:table-cell table:style-name="ce244" table:number-columns-repeated="1016"/>
          <table:table-cell table:number-columns-repeated="15360"/>
        </table:table-row>
        <table:table-row table:style-name="ro2" table:number-rows-repeated="121">
          <table:table-cell table:style-name="ce326"/>
          <table:table-cell table:style-name="ce159"/>
          <table:table-cell table:style-name="ce336"/>
          <table:table-cell table:style-name="ce204"/>
          <table:table-cell table:style-name="ce224"/>
          <table:table-cell table:style-name="ce244" table:number-columns-repeated="2"/>
          <table:table-cell table:style-name="ce247"/>
          <table:table-cell table:style-name="ce244" table:number-columns-repeated="1016"/>
          <table:table-cell table:number-columns-repeated="15360"/>
        </table:table-row>
        <table:table-row table:style-name="ro2" table:number-rows-repeated="307">
          <table:table-cell table:style-name="ce327"/>
          <table:table-cell table:style-name="ce159"/>
          <table:table-cell table:style-name="ce336"/>
          <table:table-cell table:style-name="ce204"/>
          <table:table-cell table:style-name="ce224"/>
          <table:table-cell table:style-name="ce244" table:number-columns-repeated="2"/>
          <table:table-cell table:style-name="ce247"/>
          <table:table-cell table:style-name="ce244" table:number-columns-repeated="1016"/>
          <table:table-cell table:number-columns-repeated="15360"/>
        </table:table-row>
        <table:table-row table:style-name="ro2" table:number-rows-repeated="2">
          <table:table-cell table:style-name="ce327"/>
          <table:table-cell table:style-name="ce159"/>
          <table:table-cell table:style-name="ce336"/>
          <table:table-cell table:style-name="ce204"/>
          <table:table-cell table:style-name="ce224"/>
          <table:table-cell table:style-name="ce244" table:number-columns-repeated="2"/>
          <table:table-cell table:style-name="ce247"/>
          <table:table-cell/>
          <table:table-cell table:style-name="ce244" table:number-columns-repeated="1015"/>
          <table:table-cell table:number-columns-repeated="15360"/>
        </table:table-row>
        <table:table-row table:style-name="ro2">
          <table:table-cell table:style-name="ce327"/>
          <table:table-cell table:style-name="ce159"/>
          <table:table-cell table:style-name="ce336"/>
          <table:table-cell table:style-name="ce204"/>
          <table:table-cell table:style-name="ce224"/>
          <table:table-cell table:style-name="ce244" table:number-columns-repeated="2"/>
          <table:table-cell table:style-name="ce247"/>
          <table:table-cell/>
          <table:table-cell table:style-name="ce244"/>
          <table:table-cell table:number-columns-repeated="3"/>
          <table:table-cell table:style-name="ce244" table:number-columns-repeated="1011"/>
          <table:table-cell table:number-columns-repeated="15360"/>
        </table:table-row>
        <table:table-row table:style-name="ro31">
          <table:table-cell table:style-name="ce328"/>
          <table:table-cell table:style-name="ce159"/>
          <table:table-cell table:style-name="ce336"/>
          <table:table-cell table:style-name="ce204"/>
          <table:table-cell table:style-name="ce224"/>
          <table:table-cell table:style-name="ce244" table:number-columns-repeated="2"/>
          <table:table-cell table:style-name="ce247"/>
          <table:table-cell/>
          <table:table-cell table:style-name="ce244"/>
          <table:table-cell table:number-columns-repeated="3"/>
          <table:table-cell table:style-name="ce244" table:number-columns-repeated="1011"/>
          <table:table-cell table:number-columns-repeated="15360"/>
        </table:table-row>
        <table:table-row table:style-name="ro32" table:number-rows-repeated="1047956">
          <table:table-cell table:number-columns-repeated="16384"/>
        </table:table-row>
        <table:table-row table:style-name="ro3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date-style>
    <style:style style:name="Default" style:family="table-cell">
      <style:table-cell-properties fo:background-color="transparent" fo:border="none"/>
      <style:paragraph-properties style:writing-mode="page"/>
      <style:text-properties fo:color="#000000" style:font-name="Liberation Sans1" fo:font-family="'Liberation Sans'" fo:font-size="10pt" fo:font-style="normal" fo:font-weight="normal"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72.7cm" fo:page-height="100.7cm" style:num-format="1" style:print-orientation="portrait" fo:margin-top="1.905cm" fo:margin-bottom="1.905cm" fo:margin-left="1.778cm" fo:margin-right="1.778cm" style:scale-to="100%"/>
      <style:header-style>
        <style:header-footer-properties fo:min-height="2cm"/>
      </style:header-style>
      <style:footer-style>
        <style:header-footer-properties fo:min-height="2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4-14">00.00.0000</text:date>, <text:time style:data-style-name="N2" text:time-value="22:37:36.553277057">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asterPage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meta:initial-creator/>
    <meta:creation-date/>
    <meta:editing-cycles>28</meta:editing-cycles>
    <meta:editing-duration>PT7H31M17S</meta:editing-duration>
    <dc:date>2024-04-14T22:38:08.984804060</dc:date>
    <meta:print-date>2024-02-22T22:53:55.767354030</meta:print-date>
    <meta:printed-by>PDF-Dateien</meta:printed-by>
    <meta:document-statistic meta:table-count="3" meta:cell-count="481" meta:object-count="0"/>
  </office:meta>
</office:document-meta>
</file>